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Unicode MS1" svg:font-family="'Arial Unicode MS'" style:font-pitch="variable"/>
    <style:font-face style:name="HG Mincho Light J" svg:font-family="'HG Mincho Light J'" style:font-pitch="variable"/>
    <style:font-face style:name="Lucida Sans Unicode" svg:font-family="'Lucida Sans Unicode'" style:font-pitch="variable"/>
    <style:font-face style:name="Tahoma1" svg:font-family="Tahoma" style:font-pitch="variable"/>
    <style:font-face style:name="Arial" svg:font-family="Arial"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draw:fill="solid" draw:fill-color="#ccffff" draw:textarea-horizontal-align="justify" draw:textarea-vertical-align="middle" draw:auto-grow-height="false"/>
    </style:style>
    <style:style style:name="gr2" style:family="graphic">
      <style:graphic-properties draw:fill="solid" draw:fill-color="#579d1c" draw:textarea-horizontal-align="justify" draw:textarea-vertical-align="middle" draw:auto-grow-height="false"/>
    </style:style>
    <style:style style:name="gr3" style:family="graphic">
      <style:graphic-properties draw:fill="solid" draw:fill-color="#ffd320" draw:textarea-horizontal-align="justify" draw:textarea-vertical-align="middle" draw:auto-grow-height="false"/>
    </style:style>
    <style:style style:name="gr4" style:family="graphic">
      <style:graphic-properties draw:fill="solid" draw:fill-color="#cfe7f5" draw:textarea-horizontal-align="justify" draw:textarea-vertical-align="middle" draw:auto-grow-height="false"/>
    </style:style>
    <style:style style:name="gr5" style:family="graphic">
      <style:graphic-properties draw:fill="solid" draw:fill-color="#c5000b" draw:textarea-horizontal-align="justify" draw:textarea-vertical-align="middle" draw:auto-grow-height="false"/>
    </style:style>
    <style:style style:name="gr6" style:family="graphic" style:parent-style-name="standard">
      <style:graphic-properties draw:stroke="none" svg:stroke-color="#000000" draw:fill="none" draw:fill-color="#ffffff" draw:auto-grow-height="true" draw:auto-grow-width="false" fo:max-height="0cm" fo:min-height="0cm"/>
    </style:style>
    <style:style style:name="gr7" style:family="graphic" style:parent-style-name="objectwithoutfill">
      <style:graphic-properties svg:stroke-color="#cc0000" draw:marker-end="Arrow" draw:marker-end-width="0.3cm" draw:fill="none" draw:textarea-vertical-align="middle"/>
    </style:style>
    <style:style style:name="gr8" style:family="graphic" style:parent-style-name="objectwithoutfill">
      <style:graphic-properties draw:marker-start="Arrow" draw:marker-end="Arrow" draw:marker-end-width="0.3cm" draw:fill="none" draw:textarea-vertical-align="middle"/>
    </style:style>
    <style:style style:name="gr9"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stroke-linejoin="round" draw:fill="solid" draw:fill-color="#a14000" draw:textarea-horizontal-align="center" draw:textarea-vertical-align="middle" fo:padding-top="0.125cm" fo:padding-bottom="0.125cm" fo:padding-left="0.25cm" fo:padding-right="0.25cm" draw:shadow="hidden" draw:shadow-offset-x="0.3cm" draw:shadow-offset-y="0.3cm" draw:shadow-color="#808080"/>
    </style:style>
    <style:style style:name="gr10"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stroke-linejoin="round" draw:fill="solid" draw:fill-color="#a14000" draw:textarea-horizontal-align="center" draw:textarea-vertical-align="middle" fo:padding-top="0.125cm" fo:padding-bottom="0.125cm" fo:padding-left="0.25cm" fo:padding-right="0.25cm" draw:shadow="hidden" draw:shadow-offset-x="0.3cm" draw:shadow-offset-y="0.3cm" draw:shadow-color="#808080"/>
    </style:style>
    <style:style style:name="gr11"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stroke-linejoin="round" draw:fill="solid" draw:fill-color="#94949a" draw:textarea-horizontal-align="center" draw:textarea-vertical-align="middle" fo:padding-top="0.125cm" fo:padding-bottom="0.125cm" fo:padding-left="0.25cm" fo:padding-right="0.25cm" draw:shadow="hidden" draw:shadow-offset-x="0.3cm" draw:shadow-offset-y="0.3cm" draw:shadow-color="#808080"/>
    </style:style>
    <style:style style:name="gr12"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stroke-linejoin="round" draw:fill="solid" draw:fill-color="#94949a" draw:textarea-horizontal-align="center" draw:textarea-vertical-align="middle" fo:padding-top="0.125cm" fo:padding-bottom="0.125cm" fo:padding-left="0.25cm" fo:padding-right="0.25cm" draw:shadow="hidden" draw:shadow-offset-x="0.3cm" draw:shadow-offset-y="0.3cm" draw:shadow-color="#808080"/>
    </style:style>
    <style:style style:name="gr13"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stroke-linejoin="round" draw:fill="solid" draw:fill-color="#94949a" draw:textarea-horizontal-align="center" draw:textarea-vertical-align="middle" fo:padding-top="0.125cm" fo:padding-bottom="0.125cm" fo:padding-left="0.25cm" fo:padding-right="0.25cm" draw:shadow="hidden" draw:shadow-offset-x="0.3cm" draw:shadow-offset-y="0.3cm" draw:shadow-color="#808080"/>
    </style:style>
    <style:style style:name="gr14"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stroke-linejoin="miter" draw:fill="solid" draw:fill-color="#a1a1b7" draw:textarea-horizontal-align="center" draw:textarea-vertical-align="middle" fo:padding-top="0.125cm" fo:padding-bottom="0.125cm" fo:padding-left="0.25cm" fo:padding-right="0.25cm" draw:shadow="hidden" draw:shadow-offset-x="0.3cm" draw:shadow-offset-y="0.3cm" draw:shadow-color="#808080"/>
    </style:style>
    <style:style style:name="gr15"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stroke-linejoin="miter" draw:fill="solid" draw:fill-color="#a1a1b7" draw:textarea-horizontal-align="center" draw:textarea-vertical-align="middle" fo:padding-top="0.125cm" fo:padding-bottom="0.125cm" fo:padding-left="0.25cm" fo:padding-right="0.25cm" draw:shadow="hidden" draw:shadow-offset-x="0.3cm" draw:shadow-offset-y="0.3cm" draw:shadow-color="#808080"/>
    </style:style>
    <style:style style:name="gr16"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stroke-linejoin="miter" draw:fill="solid" draw:fill-color="#a1a1b7" draw:textarea-horizontal-align="center" draw:textarea-vertical-align="middle" fo:padding-top="0.125cm" fo:padding-bottom="0.125cm" fo:padding-left="0.25cm" fo:padding-right="0.25cm" draw:shadow="hidden" draw:shadow-offset-x="0.3cm" draw:shadow-offset-y="0.3cm" draw:shadow-color="#808080"/>
    </style:style>
    <style:style style:name="gr17"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stroke-linejoin="miter" draw:fill="solid" draw:fill-color="#a1a1b7" draw:textarea-horizontal-align="center" draw:textarea-vertical-align="middle" fo:padding-top="0.125cm" fo:padding-bottom="0.125cm" fo:padding-left="0.25cm" fo:padding-right="0.25cm" draw:shadow="hidden" draw:shadow-offset-x="0.3cm" draw:shadow-offset-y="0.3cm" draw:shadow-color="#808080"/>
    </style:style>
    <style:style style:name="gr18"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stroke-linejoin="miter" draw:fill="solid" draw:fill-color="#e2e2ee" draw:textarea-horizontal-align="center" draw:textarea-vertical-align="middle" fo:padding-top="0.125cm" fo:padding-bottom="0.125cm" fo:padding-left="0.25cm" fo:padding-right="0.25cm" draw:shadow="hidden" draw:shadow-offset-x="0.3cm" draw:shadow-offset-y="0.3cm" draw:shadow-color="#808080"/>
    </style:style>
    <style:style style:name="gr19"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stroke-linejoin="miter" draw:fill="solid" draw:fill-color="#e2e2ee" draw:textarea-horizontal-align="center" draw:textarea-vertical-align="middle" fo:padding-top="0.125cm" fo:padding-bottom="0.125cm" fo:padding-left="0.25cm" fo:padding-right="0.25cm" draw:shadow="hidden" draw:shadow-offset-x="0.3cm" draw:shadow-offset-y="0.3cm" draw:shadow-color="#808080"/>
    </style:style>
    <style:style style:name="gr20"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stroke-linejoin="miter" draw:fill="solid" draw:fill-color="#e2e2ee" draw:textarea-horizontal-align="center" draw:textarea-vertical-align="middle" fo:padding-top="0.125cm" fo:padding-bottom="0.125cm" fo:padding-left="0.25cm" fo:padding-right="0.25cm" draw:shadow="hidden" draw:shadow-offset-x="0.3cm" draw:shadow-offset-y="0.3cm" draw:shadow-color="#808080"/>
    </style:style>
    <style:style style:name="gr21"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stroke-linejoin="miter" draw:fill="solid" draw:fill-color="#e2e2ee" draw:textarea-horizontal-align="center" draw:textarea-vertical-align="middle" fo:padding-top="0.125cm" fo:padding-bottom="0.125cm" fo:padding-left="0.25cm" fo:padding-right="0.25cm" draw:shadow="hidden" draw:shadow-offset-x="0.3cm" draw:shadow-offset-y="0.3cm" draw:shadow-color="#808080"/>
    </style:style>
    <style:style style:name="gr22"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stroke-linejoin="miter" draw:fill="solid" draw:fill-color="#e2e2ee" draw:textarea-horizontal-align="center" draw:textarea-vertical-align="middle" fo:padding-top="0.125cm" fo:padding-bottom="0.125cm" fo:padding-left="0.25cm" fo:padding-right="0.25cm" draw:shadow="hidden" draw:shadow-offset-x="0.3cm" draw:shadow-offset-y="0.3cm" draw:shadow-color="#808080"/>
    </style:style>
    <style:style style:name="gr23"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stroke-linejoin="miter" draw:fill="solid" draw:fill-color="#f0f0f0" draw:textarea-horizontal-align="center" draw:textarea-vertical-align="middle" fo:padding-top="0.125cm" fo:padding-bottom="0.125cm" fo:padding-left="0.25cm" fo:padding-right="0.25cm" draw:shadow="hidden" draw:shadow-offset-x="0.3cm" draw:shadow-offset-y="0.3cm" draw:shadow-color="#808080"/>
    </style:style>
    <style:style style:name="gr24"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stroke-linejoin="miter" draw:fill="solid" draw:fill-color="#f0f0f0" draw:textarea-horizontal-align="center" draw:textarea-vertical-align="middle" fo:padding-top="0.125cm" fo:padding-bottom="0.125cm" fo:padding-left="0.25cm" fo:padding-right="0.25cm" draw:shadow="hidden" draw:shadow-offset-x="0.3cm" draw:shadow-offset-y="0.3cm" draw:shadow-color="#808080"/>
    </style:style>
    <style:style style:name="gr25"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stroke-linejoin="miter" draw:fill="solid" draw:fill-color="#f0f0f0" draw:textarea-horizontal-align="center" draw:textarea-vertical-align="middle" fo:padding-top="0.125cm" fo:padding-bottom="0.125cm" fo:padding-left="0.25cm" fo:padding-right="0.25cm" draw:shadow="hidden" draw:shadow-offset-x="0.3cm" draw:shadow-offset-y="0.3cm" draw:shadow-color="#808080"/>
    </style:style>
    <style:style style:name="gr26"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stroke-linejoin="miter" draw:fill="solid" draw:fill-color="#f0f0f0" draw:textarea-horizontal-align="center" draw:textarea-vertical-align="middle" fo:padding-top="0.125cm" fo:padding-bottom="0.125cm" fo:padding-left="0.25cm" fo:padding-right="0.25cm" draw:shadow="hidden" draw:shadow-offset-x="0.3cm" draw:shadow-offset-y="0.3cm" draw:shadow-color="#808080"/>
    </style:style>
    <style:style style:name="gr27"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stroke-linejoin="miter" draw:fill="solid" draw:fill-color="#e2e2ee" draw:textarea-horizontal-align="center" draw:textarea-vertical-align="middle" fo:padding-top="0.125cm" fo:padding-bottom="0.125cm" fo:padding-left="0.25cm" fo:padding-right="0.25cm" draw:shadow="hidden" draw:shadow-offset-x="0.3cm" draw:shadow-offset-y="0.3cm" draw:shadow-color="#808080"/>
    </style:style>
    <style:style style:name="gr28"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stroke-linejoin="miter" draw:fill="solid" draw:fill-color="#e2e2ee" draw:textarea-horizontal-align="center" draw:textarea-vertical-align="middle" fo:padding-top="0.125cm" fo:padding-bottom="0.125cm" fo:padding-left="0.25cm" fo:padding-right="0.25cm" draw:shadow="hidden" draw:shadow-offset-x="0.3cm" draw:shadow-offset-y="0.3cm" draw:shadow-color="#808080"/>
    </style:style>
    <style:style style:name="gr29"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stroke-linejoin="miter" draw:fill="solid" draw:fill-color="#dbdbdb" draw:textarea-horizontal-align="center" draw:textarea-vertical-align="middle" fo:padding-top="0.125cm" fo:padding-bottom="0.125cm" fo:padding-left="0.25cm" fo:padding-right="0.25cm" draw:shadow="hidden" draw:shadow-offset-x="0.3cm" draw:shadow-offset-y="0.3cm" draw:shadow-color="#808080"/>
    </style:style>
    <style:style style:name="gr30"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stroke-linejoin="miter" draw:fill="solid" draw:fill-color="#e2e2ee" draw:textarea-horizontal-align="center" draw:textarea-vertical-align="middle" fo:padding-top="0.125cm" fo:padding-bottom="0.125cm" fo:padding-left="0.25cm" fo:padding-right="0.25cm" draw:shadow="hidden" draw:shadow-offset-x="0.3cm" draw:shadow-offset-y="0.3cm" draw:shadow-color="#808080"/>
    </style:style>
    <style:style style:name="gr31"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stroke-linejoin="miter" draw:fill="solid" draw:fill-color="#e2e2ee" draw:textarea-horizontal-align="center" draw:textarea-vertical-align="middle" fo:padding-top="0.125cm" fo:padding-bottom="0.125cm" fo:padding-left="0.25cm" fo:padding-right="0.25cm" draw:shadow="hidden" draw:shadow-offset-x="0.3cm" draw:shadow-offset-y="0.3cm" draw:shadow-color="#808080"/>
    </style:style>
    <style:style style:name="gr32"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stroke-linejoin="miter" draw:fill="solid" draw:fill-color="#e2e2ee" draw:textarea-horizontal-align="center" draw:textarea-vertical-align="middle" fo:padding-top="0.125cm" fo:padding-bottom="0.125cm" fo:padding-left="0.25cm" fo:padding-right="0.25cm" draw:shadow="hidden" draw:shadow-offset-x="0.3cm" draw:shadow-offset-y="0.3cm" draw:shadow-color="#808080"/>
    </style:style>
    <style:style style:name="gr33"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stroke-linejoin="miter" draw:fill="solid" draw:fill-color="#e2e2ee" draw:textarea-horizontal-align="center" draw:textarea-vertical-align="middle" fo:padding-top="0.125cm" fo:padding-bottom="0.125cm" fo:padding-left="0.25cm" fo:padding-right="0.25cm" draw:shadow="hidden" draw:shadow-offset-x="0.3cm" draw:shadow-offset-y="0.3cm" draw:shadow-color="#808080"/>
    </style:style>
    <style:style style:name="gr34"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stroke-linejoin="miter" draw:fill="solid" draw:fill-color="#e2e2ee" draw:textarea-horizontal-align="center" draw:textarea-vertical-align="middle" fo:padding-top="0.125cm" fo:padding-bottom="0.125cm" fo:padding-left="0.25cm" fo:padding-right="0.25cm" draw:shadow="hidden" draw:shadow-offset-x="0.3cm" draw:shadow-offset-y="0.3cm" draw:shadow-color="#808080"/>
    </style:style>
    <style:style style:name="gr35"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stroke-linejoin="miter" draw:fill="solid" draw:fill-color="#e2e2ee" draw:textarea-horizontal-align="center" draw:textarea-vertical-align="middle" fo:padding-top="0.125cm" fo:padding-bottom="0.125cm" fo:padding-left="0.25cm" fo:padding-right="0.25cm" draw:shadow="hidden" draw:shadow-offset-x="0.3cm" draw:shadow-offset-y="0.3cm" draw:shadow-color="#808080"/>
    </style:style>
    <style:style style:name="gr36"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stroke-linejoin="miter" draw:fill="solid" draw:fill-color="#dbdbdb" draw:textarea-horizontal-align="center" draw:textarea-vertical-align="middle" fo:padding-top="0.125cm" fo:padding-bottom="0.125cm" fo:padding-left="0.25cm" fo:padding-right="0.25cm" draw:shadow="hidden" draw:shadow-offset-x="0.3cm" draw:shadow-offset-y="0.3cm" draw:shadow-color="#808080"/>
    </style:style>
    <style:style style:name="gr37"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stroke-linejoin="miter" draw:fill="none" draw:fill-color="#00b8ff" draw:textarea-horizontal-align="center" draw:textarea-vertical-align="middle" fo:padding-top="0.125cm" fo:padding-bottom="0.125cm" fo:padding-left="0.25cm" fo:padding-right="0.25cm" draw:shadow="hidden" draw:shadow-offset-x="0.3cm" draw:shadow-offset-y="0.3cm" draw:shadow-color="#808080"/>
    </style:style>
    <style:style style:name="gr38"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stroke-linejoin="miter" draw:fill="none" draw:fill-color="#00b8ff" draw:textarea-horizontal-align="center" draw:textarea-vertical-align="middle" fo:padding-top="0.125cm" fo:padding-bottom="0.125cm" fo:padding-left="0.25cm" fo:padding-right="0.25cm" draw:shadow="hidden" draw:shadow-offset-x="0.3cm" draw:shadow-offset-y="0.3cm" draw:shadow-color="#808080"/>
    </style:style>
    <style:style style:name="gr39"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stroke-linejoin="miter" draw:fill="none" draw:fill-color="#00b8ff" draw:textarea-horizontal-align="center" draw:textarea-vertical-align="middle" fo:padding-top="0.125cm" fo:padding-bottom="0.125cm" fo:padding-left="0.25cm" fo:padding-right="0.25cm" draw:shadow="hidden" draw:shadow-offset-x="0.3cm" draw:shadow-offset-y="0.3cm" draw:shadow-color="#808080"/>
    </style:style>
    <style:style style:name="gr40"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stroke-linejoin="miter" draw:fill="none" draw:fill-color="#00b8ff" draw:textarea-horizontal-align="center" draw:textarea-vertical-align="middle" fo:padding-top="0.125cm" fo:padding-bottom="0.125cm" fo:padding-left="0.25cm" fo:padding-right="0.25cm" draw:shadow="hidden" draw:shadow-offset-x="0.3cm" draw:shadow-offset-y="0.3cm" draw:shadow-color="#808080"/>
    </style:style>
    <style:style style:name="gr41"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stroke-linejoin="miter" draw:fill="none" draw:fill-color="#00b8ff" draw:textarea-horizontal-align="center" draw:textarea-vertical-align="middle" fo:padding-top="0.125cm" fo:padding-bottom="0.125cm" fo:padding-left="0.25cm" fo:padding-right="0.25cm" draw:shadow="hidden" draw:shadow-offset-x="0.3cm" draw:shadow-offset-y="0.3cm" draw:shadow-color="#808080"/>
    </style:style>
    <style:style style:name="gr42"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stroke-linejoin="miter" draw:fill="none" draw:fill-color="#00b8ff" draw:textarea-horizontal-align="center" draw:textarea-vertical-align="middle" fo:padding-top="0.125cm" fo:padding-bottom="0.125cm" fo:padding-left="0.25cm" fo:padding-right="0.25cm" draw:shadow="hidden" draw:shadow-offset-x="0.3cm" draw:shadow-offset-y="0.3cm" draw:shadow-color="#808080"/>
    </style:style>
    <style:style style:name="gr43"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stroke-linejoin="miter" draw:fill="none" draw:fill-color="#00b8ff" draw:textarea-horizontal-align="center" draw:textarea-vertical-align="middle" fo:padding-top="0.125cm" fo:padding-bottom="0.125cm" fo:padding-left="0.25cm" fo:padding-right="0.25cm" draw:shadow="hidden" draw:shadow-offset-x="0.3cm" draw:shadow-offset-y="0.3cm" draw:shadow-color="#808080"/>
    </style:style>
    <style:style style:name="gr44"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stroke-linejoin="miter" draw:fill="none" draw:fill-color="#00b8ff" draw:textarea-horizontal-align="center" draw:textarea-vertical-align="middle" fo:padding-top="0.125cm" fo:padding-bottom="0.125cm" fo:padding-left="0.25cm" fo:padding-right="0.25cm" draw:shadow="hidden" draw:shadow-offset-x="0.3cm" draw:shadow-offset-y="0.3cm" draw:shadow-color="#808080"/>
    </style:style>
    <style:style style:name="gr45"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stroke-linejoin="miter" draw:fill="none" draw:fill-color="#00b8ff" draw:textarea-horizontal-align="center" draw:textarea-vertical-align="middle" fo:padding-top="0.125cm" fo:padding-bottom="0.125cm" fo:padding-left="0.25cm" fo:padding-right="0.25cm" draw:shadow="hidden" draw:shadow-offset-x="0.3cm" draw:shadow-offset-y="0.3cm" draw:shadow-color="#808080"/>
    </style:style>
    <style:style style:name="gr46"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stroke-linejoin="miter" draw:fill="none" draw:fill-color="#00b8ff" draw:textarea-horizontal-align="center" draw:textarea-vertical-align="middle" fo:padding-top="0.125cm" fo:padding-bottom="0.125cm" fo:padding-left="0.25cm" fo:padding-right="0.25cm" draw:shadow="hidden" draw:shadow-offset-x="0.3cm" draw:shadow-offset-y="0.3cm" draw:shadow-color="#808080"/>
    </style:style>
    <style:style style:name="gr47"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stroke-linejoin="miter" draw:fill="none" draw:fill-color="#00b8ff" draw:textarea-horizontal-align="center" draw:textarea-vertical-align="middle" fo:padding-top="0.125cm" fo:padding-bottom="0.125cm" fo:padding-left="0.25cm" fo:padding-right="0.25cm" draw:shadow="hidden" draw:shadow-offset-x="0.3cm" draw:shadow-offset-y="0.3cm" draw:shadow-color="#808080"/>
    </style:style>
    <style:style style:name="gr48"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stroke-linejoin="miter" draw:fill="none" draw:fill-color="#00b8ff" draw:textarea-horizontal-align="center" draw:textarea-vertical-align="middle" fo:padding-top="0.125cm" fo:padding-bottom="0.125cm" fo:padding-left="0.25cm" fo:padding-right="0.25cm" draw:shadow="hidden" draw:shadow-offset-x="0.3cm" draw:shadow-offset-y="0.3cm" draw:shadow-color="#808080"/>
    </style:style>
    <style:style style:name="gr49"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stroke-linejoin="miter" draw:fill="none" draw:fill-color="#00b8ff" draw:textarea-horizontal-align="center" draw:textarea-vertical-align="middle" fo:padding-top="0.125cm" fo:padding-bottom="0.125cm" fo:padding-left="0.25cm" fo:padding-right="0.25cm" draw:shadow="hidden" draw:shadow-offset-x="0.3cm" draw:shadow-offset-y="0.3cm" draw:shadow-color="#808080"/>
    </style:style>
    <style:style style:name="gr50"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stroke-linejoin="miter" draw:fill="none" draw:fill-color="#00b8ff" draw:textarea-horizontal-align="center" draw:textarea-vertical-align="middle" fo:padding-top="0.125cm" fo:padding-bottom="0.125cm" fo:padding-left="0.25cm" fo:padding-right="0.25cm" draw:shadow="hidden" draw:shadow-offset-x="0.3cm" draw:shadow-offset-y="0.3cm" draw:shadow-color="#808080"/>
    </style:style>
    <style:style style:name="gr51"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stroke-linejoin="miter" draw:fill="none" draw:fill-color="#00b8ff" draw:textarea-horizontal-align="center" draw:textarea-vertical-align="middle" fo:padding-top="0.125cm" fo:padding-bottom="0.125cm" fo:padding-left="0.25cm" fo:padding-right="0.25cm" draw:shadow="hidden" draw:shadow-offset-x="0.3cm" draw:shadow-offset-y="0.3cm" draw:shadow-color="#808080"/>
    </style:style>
    <style:style style:name="gr52"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stroke-linejoin="miter" draw:fill="none" draw:fill-color="#00b8ff" draw:textarea-horizontal-align="center" draw:textarea-vertical-align="middle" fo:padding-top="0.125cm" fo:padding-bottom="0.125cm" fo:padding-left="0.25cm" fo:padding-right="0.25cm" draw:shadow="hidden" draw:shadow-offset-x="0.3cm" draw:shadow-offset-y="0.3cm" draw:shadow-color="#808080"/>
    </style:style>
    <style:style style:name="gr53"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stroke-linejoin="miter" draw:fill="none" draw:fill-color="#00b8ff" draw:textarea-horizontal-align="center" draw:textarea-vertical-align="middle" fo:padding-top="0.125cm" fo:padding-bottom="0.125cm" fo:padding-left="0.25cm" fo:padding-right="0.25cm" draw:shadow="hidden" draw:shadow-offset-x="0.3cm" draw:shadow-offset-y="0.3cm" draw:shadow-color="#808080"/>
    </style:style>
    <style:style style:name="gr54"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stroke-linejoin="miter" draw:fill="none" draw:fill-color="#00b8ff" draw:textarea-horizontal-align="center" draw:textarea-vertical-align="middle" fo:padding-top="0.125cm" fo:padding-bottom="0.125cm" fo:padding-left="0.25cm" fo:padding-right="0.25cm" draw:shadow="hidden" draw:shadow-offset-x="0.3cm" draw:shadow-offset-y="0.3cm" draw:shadow-color="#808080"/>
    </style:style>
    <style:style style:name="gr55"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stroke-linejoin="miter" draw:fill="none" draw:fill-color="#00b8ff" draw:textarea-horizontal-align="center" draw:textarea-vertical-align="middle" fo:padding-top="0.125cm" fo:padding-bottom="0.125cm" fo:padding-left="0.25cm" fo:padding-right="0.25cm" draw:shadow="hidden" draw:shadow-offset-x="0.3cm" draw:shadow-offset-y="0.3cm" draw:shadow-color="#808080"/>
    </style:style>
    <style:style style:name="gr56"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stroke-linejoin="miter" draw:fill="solid" draw:fill-color="#f0f0f0" draw:textarea-horizontal-align="center" draw:textarea-vertical-align="middle" fo:padding-top="0.125cm" fo:padding-bottom="0.125cm" fo:padding-left="0.25cm" fo:padding-right="0.25cm" draw:shadow="hidden" draw:shadow-offset-x="0.3cm" draw:shadow-offset-y="0.3cm" draw:shadow-color="#808080"/>
    </style:style>
    <style:style style:name="gr57"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stroke-linejoin="miter" draw:fill="solid" draw:fill-color="#f0f0f0" draw:textarea-horizontal-align="center" draw:textarea-vertical-align="middle" fo:padding-top="0.125cm" fo:padding-bottom="0.125cm" fo:padding-left="0.25cm" fo:padding-right="0.25cm" draw:shadow="hidden" draw:shadow-offset-x="0.3cm" draw:shadow-offset-y="0.3cm" draw:shadow-color="#808080"/>
    </style:style>
    <style:style style:name="gr58"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stroke-linejoin="miter" draw:fill="solid" draw:fill-color="#f0f0f0" draw:textarea-horizontal-align="center" draw:textarea-vertical-align="middle" fo:padding-top="0.125cm" fo:padding-bottom="0.125cm" fo:padding-left="0.25cm" fo:padding-right="0.25cm" draw:shadow="hidden" draw:shadow-offset-x="0.3cm" draw:shadow-offset-y="0.3cm" draw:shadow-color="#808080"/>
    </style:style>
    <style:style style:name="gr59"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stroke-linejoin="miter" draw:fill="solid" draw:fill-color="#f0f0f0" draw:textarea-horizontal-align="center" draw:textarea-vertical-align="middle" fo:padding-top="0.125cm" fo:padding-bottom="0.125cm" fo:padding-left="0.25cm" fo:padding-right="0.25cm" draw:shadow="hidden" draw:shadow-offset-x="0.3cm" draw:shadow-offset-y="0.3cm" draw:shadow-color="#808080"/>
    </style:style>
    <style:style style:name="gr60"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stroke-linejoin="miter" draw:fill="solid" draw:fill-color="#e2e2ee" draw:textarea-horizontal-align="center" draw:textarea-vertical-align="middle" fo:padding-top="0.125cm" fo:padding-bottom="0.125cm" fo:padding-left="0.25cm" fo:padding-right="0.25cm" draw:shadow="hidden" draw:shadow-offset-x="0.3cm" draw:shadow-offset-y="0.3cm" draw:shadow-color="#808080"/>
    </style:style>
    <style:style style:name="gr61"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stroke-linejoin="round" draw:fill="solid" draw:fill-color="#94949a" draw:textarea-horizontal-align="center" draw:textarea-vertical-align="middle" fo:padding-top="0.125cm" fo:padding-bottom="0.125cm" fo:padding-left="0.25cm" fo:padding-right="0.25cm" draw:shadow="hidden" draw:shadow-offset-x="0.3cm" draw:shadow-offset-y="0.3cm" draw:shadow-color="#808080"/>
    </style:style>
    <style:style style:name="gr62"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stroke-linejoin="round" draw:fill="solid" draw:fill-color="#94949a" draw:textarea-horizontal-align="center" draw:textarea-vertical-align="middle" fo:padding-top="0.125cm" fo:padding-bottom="0.125cm" fo:padding-left="0.25cm" fo:padding-right="0.25cm" draw:shadow="hidden" draw:shadow-offset-x="0.3cm" draw:shadow-offset-y="0.3cm" draw:shadow-color="#808080"/>
    </style:style>
    <style:style style:name="gr63"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stroke-linejoin="miter" draw:fill="solid" draw:fill-color="#e2e2ee" draw:textarea-horizontal-align="center" draw:textarea-vertical-align="middle" fo:padding-top="0.125cm" fo:padding-bottom="0.125cm" fo:padding-left="0.25cm" fo:padding-right="0.25cm" draw:shadow="hidden" draw:shadow-offset-x="0.3cm" draw:shadow-offset-y="0.3cm" draw:shadow-color="#808080"/>
    </style:style>
    <style:style style:name="gr64"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stroke-linejoin="miter" draw:fill="solid" draw:fill-color="#e2e2ee" draw:textarea-horizontal-align="center" draw:textarea-vertical-align="middle" fo:padding-top="0.125cm" fo:padding-bottom="0.125cm" fo:padding-left="0.25cm" fo:padding-right="0.25cm" draw:shadow="hidden" draw:shadow-offset-x="0.3cm" draw:shadow-offset-y="0.3cm" draw:shadow-color="#808080"/>
    </style:style>
    <style:style style:name="gr65"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stroke-linejoin="miter" draw:fill="solid" draw:fill-color="#e2e2ee" draw:textarea-horizontal-align="center" draw:textarea-vertical-align="middle" fo:padding-top="0.125cm" fo:padding-bottom="0.125cm" fo:padding-left="0.25cm" fo:padding-right="0.25cm" draw:shadow="hidden" draw:shadow-offset-x="0.3cm" draw:shadow-offset-y="0.3cm" draw:shadow-color="#808080"/>
    </style:style>
    <style:style style:name="gr66"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stroke-linejoin="miter" draw:fill="solid" draw:fill-color="#f0f0f0" draw:textarea-horizontal-align="center" draw:textarea-vertical-align="middle" fo:padding-top="0.125cm" fo:padding-bottom="0.125cm" fo:padding-left="0.25cm" fo:padding-right="0.25cm" draw:shadow="hidden" draw:shadow-offset-x="0.3cm" draw:shadow-offset-y="0.3cm" draw:shadow-color="#808080"/>
    </style:style>
    <style:style style:name="gr67"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stroke-linejoin="miter" draw:fill="solid" draw:fill-color="#f0f0f0" draw:textarea-horizontal-align="center" draw:textarea-vertical-align="middle" fo:padding-top="0.125cm" fo:padding-bottom="0.125cm" fo:padding-left="0.25cm" fo:padding-right="0.25cm" draw:shadow="hidden" draw:shadow-offset-x="0.3cm" draw:shadow-offset-y="0.3cm" draw:shadow-color="#808080"/>
    </style:style>
    <style:style style:name="gr68"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stroke-linejoin="miter" draw:fill="solid" draw:fill-color="#f0f0f0" draw:textarea-horizontal-align="center" draw:textarea-vertical-align="middle" fo:padding-top="0.125cm" fo:padding-bottom="0.125cm" fo:padding-left="0.25cm" fo:padding-right="0.25cm" draw:shadow="hidden" draw:shadow-offset-x="0.3cm" draw:shadow-offset-y="0.3cm" draw:shadow-color="#808080"/>
    </style:style>
    <style:style style:name="gr69"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stroke-linejoin="miter" draw:fill="solid" draw:fill-color="#f0f0f0" draw:textarea-horizontal-align="center" draw:textarea-vertical-align="middle" fo:padding-top="0.125cm" fo:padding-bottom="0.125cm" fo:padding-left="0.25cm" fo:padding-right="0.25cm" draw:shadow="hidden" draw:shadow-offset-x="0.3cm" draw:shadow-offset-y="0.3cm" draw:shadow-color="#808080"/>
    </style:style>
    <style:style style:name="gr70"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stroke-linejoin="miter" draw:fill="solid" draw:fill-color="#f0f0f0" draw:textarea-horizontal-align="center" draw:textarea-vertical-align="middle" fo:padding-top="0.125cm" fo:padding-bottom="0.125cm" fo:padding-left="0.25cm" fo:padding-right="0.25cm" draw:shadow="hidden" draw:shadow-offset-x="0.3cm" draw:shadow-offset-y="0.3cm" draw:shadow-color="#808080"/>
    </style:style>
    <style:style style:name="gr71"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stroke-linejoin="miter" draw:fill="solid" draw:fill-color="#f0f0f0" draw:textarea-horizontal-align="center" draw:textarea-vertical-align="middle" fo:padding-top="0.125cm" fo:padding-bottom="0.125cm" fo:padding-left="0.25cm" fo:padding-right="0.25cm" draw:shadow="hidden" draw:shadow-offset-x="0.3cm" draw:shadow-offset-y="0.3cm" draw:shadow-color="#808080"/>
    </style:style>
    <style:style style:name="gr72"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stroke-linejoin="miter" draw:fill="solid" draw:fill-color="#f0f0f0" draw:textarea-horizontal-align="center" draw:textarea-vertical-align="middle" fo:padding-top="0.125cm" fo:padding-bottom="0.125cm" fo:padding-left="0.25cm" fo:padding-right="0.25cm" draw:shadow="hidden" draw:shadow-offset-x="0.3cm" draw:shadow-offset-y="0.3cm" draw:shadow-color="#808080"/>
    </style:style>
    <style:style style:name="gr73"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stroke-linejoin="miter" draw:fill="solid" draw:fill-color="#f0f0f0" draw:textarea-horizontal-align="center" draw:textarea-vertical-align="middle" fo:padding-top="0.125cm" fo:padding-bottom="0.125cm" fo:padding-left="0.25cm" fo:padding-right="0.25cm" draw:shadow="hidden" draw:shadow-offset-x="0.3cm" draw:shadow-offset-y="0.3cm" draw:shadow-color="#808080"/>
    </style:style>
    <style:style style:name="gr74"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stroke-linejoin="miter" draw:fill="solid" draw:fill-color="#f0f0f0" draw:textarea-horizontal-align="center" draw:textarea-vertical-align="middle" fo:padding-top="0.125cm" fo:padding-bottom="0.125cm" fo:padding-left="0.25cm" fo:padding-right="0.25cm" draw:shadow="hidden" draw:shadow-offset-x="0.3cm" draw:shadow-offset-y="0.3cm" draw:shadow-color="#808080"/>
    </style:style>
    <style:style style:name="gr75"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stroke-linejoin="miter" draw:fill="solid" draw:fill-color="#f0f0f0" draw:textarea-horizontal-align="center" draw:textarea-vertical-align="middle" fo:padding-top="0.125cm" fo:padding-bottom="0.125cm" fo:padding-left="0.25cm" fo:padding-right="0.25cm" draw:shadow="hidden" draw:shadow-offset-x="0.3cm" draw:shadow-offset-y="0.3cm" draw:shadow-color="#808080"/>
    </style:style>
    <style:style style:name="gr76"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stroke-linejoin="miter" draw:fill="solid" draw:fill-color="#f0f0f0" draw:textarea-horizontal-align="center" draw:textarea-vertical-align="middle" fo:padding-top="0.125cm" fo:padding-bottom="0.125cm" fo:padding-left="0.25cm" fo:padding-right="0.25cm" draw:shadow="hidden" draw:shadow-offset-x="0.3cm" draw:shadow-offset-y="0.3cm" draw:shadow-color="#808080"/>
    </style:style>
    <style:style style:name="gr77"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stroke-linejoin="miter" draw:fill="solid" draw:fill-color="#f0f0f0" draw:textarea-horizontal-align="center" draw:textarea-vertical-align="middle" fo:padding-top="0.125cm" fo:padding-bottom="0.125cm" fo:padding-left="0.25cm" fo:padding-right="0.25cm" draw:shadow="hidden" draw:shadow-offset-x="0.3cm" draw:shadow-offset-y="0.3cm" draw:shadow-color="#808080"/>
    </style:style>
    <style:style style:name="gr78"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stroke-linejoin="miter" draw:fill="solid" draw:fill-color="#f0f0f0" draw:textarea-horizontal-align="center" draw:textarea-vertical-align="middle" fo:padding-top="0.125cm" fo:padding-bottom="0.125cm" fo:padding-left="0.25cm" fo:padding-right="0.25cm" draw:shadow="hidden" draw:shadow-offset-x="0.3cm" draw:shadow-offset-y="0.3cm" draw:shadow-color="#808080"/>
    </style:style>
    <style:style style:name="gr79"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stroke-linejoin="miter" draw:fill="solid" draw:fill-color="#f0f0f0" draw:textarea-horizontal-align="center" draw:textarea-vertical-align="middle" fo:padding-top="0.125cm" fo:padding-bottom="0.125cm" fo:padding-left="0.25cm" fo:padding-right="0.25cm" draw:shadow="hidden" draw:shadow-offset-x="0.3cm" draw:shadow-offset-y="0.3cm" draw:shadow-color="#808080"/>
    </style:style>
    <style:style style:name="gr80"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stroke-linejoin="miter" draw:fill="solid" draw:fill-color="#f0f0f0" draw:textarea-horizontal-align="center" draw:textarea-vertical-align="middle" fo:padding-top="0.125cm" fo:padding-bottom="0.125cm" fo:padding-left="0.25cm" fo:padding-right="0.25cm" draw:shadow="hidden" draw:shadow-offset-x="0.3cm" draw:shadow-offset-y="0.3cm" draw:shadow-color="#808080"/>
    </style:style>
    <style:style style:name="gr81"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stroke-linejoin="miter" draw:fill="solid" draw:fill-color="#f0f0f0" draw:textarea-horizontal-align="center" draw:textarea-vertical-align="middle" fo:padding-top="0.125cm" fo:padding-bottom="0.125cm" fo:padding-left="0.25cm" fo:padding-right="0.25cm" draw:shadow="hidden" draw:shadow-offset-x="0.3cm" draw:shadow-offset-y="0.3cm" draw:shadow-color="#808080"/>
    </style:style>
    <style:style style:name="gr82"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stroke-linejoin="miter" draw:fill="solid" draw:fill-color="#f0f0f0" draw:textarea-horizontal-align="center" draw:textarea-vertical-align="middle" fo:padding-top="0.125cm" fo:padding-bottom="0.125cm" fo:padding-left="0.25cm" fo:padding-right="0.25cm" draw:shadow="hidden" draw:shadow-offset-x="0.3cm" draw:shadow-offset-y="0.3cm" draw:shadow-color="#808080"/>
    </style:style>
    <style:style style:name="gr83"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stroke-linejoin="miter" draw:fill="solid" draw:fill-color="#f0f0f0" draw:textarea-horizontal-align="center" draw:textarea-vertical-align="middle" fo:padding-top="0.125cm" fo:padding-bottom="0.125cm" fo:padding-left="0.25cm" fo:padding-right="0.25cm" draw:shadow="hidden" draw:shadow-offset-x="0.3cm" draw:shadow-offset-y="0.3cm" draw:shadow-color="#808080"/>
    </style:style>
    <style:style style:name="gr84"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stroke-linejoin="miter" draw:fill="solid" draw:fill-color="#f0f0f0" draw:textarea-horizontal-align="center" draw:textarea-vertical-align="middle" fo:padding-top="0.125cm" fo:padding-bottom="0.125cm" fo:padding-left="0.25cm" fo:padding-right="0.25cm" draw:shadow="hidden" draw:shadow-offset-x="0.3cm" draw:shadow-offset-y="0.3cm" draw:shadow-color="#808080"/>
    </style:style>
    <style:style style:name="gr85"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stroke-linejoin="miter" draw:fill="solid" draw:fill-color="#f0f0f0" draw:textarea-horizontal-align="center" draw:textarea-vertical-align="middle" fo:padding-top="0.125cm" fo:padding-bottom="0.125cm" fo:padding-left="0.25cm" fo:padding-right="0.25cm" draw:shadow="hidden" draw:shadow-offset-x="0.3cm" draw:shadow-offset-y="0.3cm" draw:shadow-color="#808080"/>
    </style:style>
    <style:style style:name="gr86"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stroke-linejoin="miter" draw:fill="solid" draw:fill-color="#f0f0f0" draw:textarea-horizontal-align="center" draw:textarea-vertical-align="middle" fo:padding-top="0.125cm" fo:padding-bottom="0.125cm" fo:padding-left="0.25cm" fo:padding-right="0.25cm" draw:shadow="hidden" draw:shadow-offset-x="0.3cm" draw:shadow-offset-y="0.3cm" draw:shadow-color="#808080"/>
    </style:style>
    <style:style style:name="gr87"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stroke-linejoin="miter" draw:fill="solid" draw:fill-color="#f0f0f0" draw:textarea-horizontal-align="center" draw:textarea-vertical-align="middle" fo:padding-top="0.125cm" fo:padding-bottom="0.125cm" fo:padding-left="0.25cm" fo:padding-right="0.25cm" draw:shadow="hidden" draw:shadow-offset-x="0.3cm" draw:shadow-offset-y="0.3cm" draw:shadow-color="#808080"/>
    </style:style>
    <style:style style:name="gr88"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stroke-linejoin="miter" draw:fill="solid" draw:fill-color="#f0f0f0" draw:textarea-horizontal-align="center" draw:textarea-vertical-align="middle" fo:padding-top="0.125cm" fo:padding-bottom="0.125cm" fo:padding-left="0.25cm" fo:padding-right="0.25cm" draw:shadow="hidden" draw:shadow-offset-x="0.3cm" draw:shadow-offset-y="0.3cm" draw:shadow-color="#808080"/>
    </style:style>
    <style:style style:name="gr89"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stroke-linejoin="miter" draw:fill="none" draw:fill-color="#00b8ff" draw:textarea-horizontal-align="center" draw:textarea-vertical-align="middle" fo:padding-top="0.125cm" fo:padding-bottom="0.125cm" fo:padding-left="0.25cm" fo:padding-right="0.25cm" draw:shadow="hidden" draw:shadow-offset-x="0.3cm" draw:shadow-offset-y="0.3cm" draw:shadow-color="#808080"/>
    </style:style>
    <style:style style:name="gr90"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stroke-linejoin="miter" draw:fill="none" draw:fill-color="#00b8ff" draw:textarea-horizontal-align="center" draw:textarea-vertical-align="middle" fo:padding-top="0.125cm" fo:padding-bottom="0.125cm" fo:padding-left="0.25cm" fo:padding-right="0.25cm" draw:shadow="hidden" draw:shadow-offset-x="0.3cm" draw:shadow-offset-y="0.3cm" draw:shadow-color="#808080"/>
    </style:style>
    <style:style style:name="gr91"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stroke-linejoin="miter" draw:fill="none" draw:fill-color="#00b8ff" draw:textarea-horizontal-align="center" draw:textarea-vertical-align="middle" fo:padding-top="0.125cm" fo:padding-bottom="0.125cm" fo:padding-left="0.25cm" fo:padding-right="0.25cm" draw:shadow="hidden" draw:shadow-offset-x="0.3cm" draw:shadow-offset-y="0.3cm" draw:shadow-color="#808080"/>
    </style:style>
    <style:style style:name="gr92"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stroke-linejoin="miter" draw:fill="none" draw:fill-color="#00b8ff" draw:textarea-horizontal-align="center" draw:textarea-vertical-align="middle" fo:padding-top="0.125cm" fo:padding-bottom="0.125cm" fo:padding-left="0.25cm" fo:padding-right="0.25cm" draw:shadow="hidden" draw:shadow-offset-x="0.3cm" draw:shadow-offset-y="0.3cm" draw:shadow-color="#808080"/>
    </style:style>
    <style:style style:name="gr93"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stroke-linejoin="miter" draw:fill="none" draw:fill-color="#00b8ff" draw:textarea-horizontal-align="center" draw:textarea-vertical-align="middle" fo:padding-top="0.125cm" fo:padding-bottom="0.125cm" fo:padding-left="0.25cm" fo:padding-right="0.25cm" draw:shadow="hidden" draw:shadow-offset-x="0.3cm" draw:shadow-offset-y="0.3cm" draw:shadow-color="#808080"/>
    </style:style>
    <style:style style:name="gr94"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stroke-linejoin="miter" draw:fill="none" draw:fill-color="#00b8ff" draw:textarea-horizontal-align="center" draw:textarea-vertical-align="middle" fo:padding-top="0.125cm" fo:padding-bottom="0.125cm" fo:padding-left="0.25cm" fo:padding-right="0.25cm" draw:shadow="hidden" draw:shadow-offset-x="0.3cm" draw:shadow-offset-y="0.3cm" draw:shadow-color="#808080"/>
    </style:style>
    <style:style style:name="gr95"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stroke-linejoin="miter" draw:fill="none" draw:fill-color="#00b8ff" draw:textarea-horizontal-align="center" draw:textarea-vertical-align="middle" fo:padding-top="0.125cm" fo:padding-bottom="0.125cm" fo:padding-left="0.25cm" fo:padding-right="0.25cm" draw:shadow="hidden" draw:shadow-offset-x="0.3cm" draw:shadow-offset-y="0.3cm" draw:shadow-color="#808080"/>
    </style:style>
    <style:style style:name="gr96"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stroke-linejoin="miter" draw:fill="none" draw:fill-color="#00b8ff" draw:textarea-horizontal-align="center" draw:textarea-vertical-align="middle" fo:padding-top="0.125cm" fo:padding-bottom="0.125cm" fo:padding-left="0.25cm" fo:padding-right="0.25cm" draw:shadow="hidden" draw:shadow-offset-x="0.3cm" draw:shadow-offset-y="0.3cm" draw:shadow-color="#808080"/>
    </style:style>
    <style:style style:name="gr97"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stroke-linejoin="miter" draw:fill="none" draw:fill-color="#00b8ff" draw:textarea-horizontal-align="center" draw:textarea-vertical-align="middle" fo:padding-top="0.125cm" fo:padding-bottom="0.125cm" fo:padding-left="0.25cm" fo:padding-right="0.25cm" draw:shadow="hidden" draw:shadow-offset-x="0.3cm" draw:shadow-offset-y="0.3cm" draw:shadow-color="#808080"/>
    </style:style>
    <style:style style:name="gr98"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stroke-linejoin="miter" draw:fill="none" draw:fill-color="#00b8ff" draw:textarea-horizontal-align="center" draw:textarea-vertical-align="middle" fo:padding-top="0.125cm" fo:padding-bottom="0.125cm" fo:padding-left="0.25cm" fo:padding-right="0.25cm" draw:shadow="hidden" draw:shadow-offset-x="0.3cm" draw:shadow-offset-y="0.3cm" draw:shadow-color="#808080"/>
    </style:style>
    <style:style style:name="gr99"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stroke-linejoin="miter" draw:fill="none" draw:fill-color="#00b8ff" draw:textarea-horizontal-align="center" draw:textarea-vertical-align="middle" fo:padding-top="0.125cm" fo:padding-bottom="0.125cm" fo:padding-left="0.25cm" fo:padding-right="0.25cm" draw:shadow="hidden" draw:shadow-offset-x="0.3cm" draw:shadow-offset-y="0.3cm" draw:shadow-color="#808080"/>
    </style:style>
    <style:style style:name="gr100"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stroke-linejoin="miter" draw:fill="none" draw:fill-color="#00b8ff" draw:textarea-horizontal-align="center" draw:textarea-vertical-align="middle" fo:padding-top="0.125cm" fo:padding-bottom="0.125cm" fo:padding-left="0.25cm" fo:padding-right="0.25cm" draw:shadow="hidden" draw:shadow-offset-x="0.3cm" draw:shadow-offset-y="0.3cm" draw:shadow-color="#808080"/>
    </style:style>
    <style:style style:name="gr101"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stroke-linejoin="miter" draw:fill="none" draw:fill-color="#00b8ff" draw:textarea-horizontal-align="center" draw:textarea-vertical-align="middle" fo:padding-top="0.125cm" fo:padding-bottom="0.125cm" fo:padding-left="0.25cm" fo:padding-right="0.25cm" draw:shadow="hidden" draw:shadow-offset-x="0.3cm" draw:shadow-offset-y="0.3cm" draw:shadow-color="#808080"/>
    </style:style>
    <style:style style:name="gr102"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stroke-linejoin="miter" draw:fill="none" draw:fill-color="#00b8ff" draw:textarea-horizontal-align="center" draw:textarea-vertical-align="middle" fo:padding-top="0.125cm" fo:padding-bottom="0.125cm" fo:padding-left="0.25cm" fo:padding-right="0.25cm" draw:shadow="hidden" draw:shadow-offset-x="0.3cm" draw:shadow-offset-y="0.3cm" draw:shadow-color="#808080"/>
    </style:style>
    <style:style style:name="gr103"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stroke-linejoin="round" draw:fill="solid" draw:fill-color="#e0e0e0" draw:textarea-horizontal-align="center" draw:textarea-vertical-align="middle" fo:padding-top="0.125cm" fo:padding-bottom="0.125cm" fo:padding-left="0.25cm" fo:padding-right="0.25cm" draw:shadow="hidden" draw:shadow-offset-x="0.3cm" draw:shadow-offset-y="0.3cm" draw:shadow-color="#808080"/>
    </style:style>
    <style:style style:name="gr104"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stroke-linejoin="round" draw:fill="solid" draw:fill-color="#ededed" draw:textarea-horizontal-align="center" draw:textarea-vertical-align="middle" fo:padding-top="0.125cm" fo:padding-bottom="0.125cm" fo:padding-left="0.25cm" fo:padding-right="0.25cm" draw:shadow="hidden" draw:shadow-offset-x="0.3cm" draw:shadow-offset-y="0.3cm" draw:shadow-color="#808080"/>
    </style:style>
    <style:style style:name="gr105"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stroke-linejoin="miter" draw:fill="solid" draw:fill-color="#e2e2ee" draw:textarea-horizontal-align="center" draw:textarea-vertical-align="middle" fo:padding-top="0.125cm" fo:padding-bottom="0.125cm" fo:padding-left="0.25cm" fo:padding-right="0.25cm" draw:shadow="hidden" draw:shadow-offset-x="0.3cm" draw:shadow-offset-y="0.3cm" draw:shadow-color="#808080"/>
    </style:style>
    <style:style style:name="gr106"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stroke-linejoin="miter" draw:fill="solid" draw:fill-color="#e2e2ee" draw:textarea-horizontal-align="center" draw:textarea-vertical-align="middle" fo:padding-top="0.125cm" fo:padding-bottom="0.125cm" fo:padding-left="0.25cm" fo:padding-right="0.25cm" draw:shadow="hidden" draw:shadow-offset-x="0.3cm" draw:shadow-offset-y="0.3cm" draw:shadow-color="#808080"/>
    </style:style>
    <style:style style:name="gr107"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stroke-linejoin="miter" draw:fill="solid" draw:fill-color="#e2e2ee" draw:textarea-horizontal-align="center" draw:textarea-vertical-align="middle" fo:padding-top="0.125cm" fo:padding-bottom="0.125cm" fo:padding-left="0.25cm" fo:padding-right="0.25cm" draw:shadow="hidden" draw:shadow-offset-x="0.3cm" draw:shadow-offset-y="0.3cm" draw:shadow-color="#808080"/>
    </style:style>
    <style:style style:name="gr108"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stroke-linejoin="miter" draw:fill="solid" draw:fill-color="#f0f0f0" draw:textarea-horizontal-align="center" draw:textarea-vertical-align="middle" fo:padding-top="0.125cm" fo:padding-bottom="0.125cm" fo:padding-left="0.25cm" fo:padding-right="0.25cm" draw:shadow="hidden" draw:shadow-offset-x="0.3cm" draw:shadow-offset-y="0.3cm" draw:shadow-color="#808080"/>
    </style:style>
    <style:style style:name="gr109"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stroke-linejoin="miter" draw:fill="solid" draw:fill-color="#f0f0f0" draw:textarea-horizontal-align="center" draw:textarea-vertical-align="middle" fo:padding-top="0.125cm" fo:padding-bottom="0.125cm" fo:padding-left="0.25cm" fo:padding-right="0.25cm" draw:shadow="hidden" draw:shadow-offset-x="0.3cm" draw:shadow-offset-y="0.3cm" draw:shadow-color="#808080"/>
    </style:style>
    <style:style style:name="gr110"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stroke-linejoin="miter" draw:fill="solid" draw:fill-color="#f0f0f0" draw:textarea-horizontal-align="center" draw:textarea-vertical-align="middle" fo:padding-top="0.125cm" fo:padding-bottom="0.125cm" fo:padding-left="0.25cm" fo:padding-right="0.25cm" draw:shadow="hidden" draw:shadow-offset-x="0.3cm" draw:shadow-offset-y="0.3cm" draw:shadow-color="#808080"/>
    </style:style>
    <style:style style:name="gr111"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stroke-linejoin="miter" draw:fill="solid" draw:fill-color="#f0f0f0" draw:textarea-horizontal-align="center" draw:textarea-vertical-align="middle" fo:padding-top="0.125cm" fo:padding-bottom="0.125cm" fo:padding-left="0.25cm" fo:padding-right="0.25cm" draw:shadow="hidden" draw:shadow-offset-x="0.3cm" draw:shadow-offset-y="0.3cm" draw:shadow-color="#808080"/>
    </style:style>
    <style:style style:name="gr112"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stroke-linejoin="miter" draw:fill="solid" draw:fill-color="#f0f0f0" draw:textarea-horizontal-align="center" draw:textarea-vertical-align="middle" fo:padding-top="0.125cm" fo:padding-bottom="0.125cm" fo:padding-left="0.25cm" fo:padding-right="0.25cm" draw:shadow="hidden" draw:shadow-offset-x="0.3cm" draw:shadow-offset-y="0.3cm" draw:shadow-color="#808080"/>
    </style:style>
    <style:style style:name="gr113"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stroke-linejoin="round" draw:fill="solid" draw:fill-color="#f0f0f0" draw:textarea-horizontal-align="center" draw:textarea-vertical-align="middle" fo:padding-top="0.125cm" fo:padding-bottom="0.125cm" fo:padding-left="0.25cm" fo:padding-right="0.25cm" draw:shadow="hidden" draw:shadow-offset-x="0.3cm" draw:shadow-offset-y="0.3cm" draw:shadow-color="#808080"/>
    </style:style>
    <style:style style:name="gr114"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stroke-linejoin="round" draw:fill="solid" draw:fill-color="#008f00" draw:textarea-horizontal-align="center" draw:textarea-vertical-align="middle" fo:padding-top="0.125cm" fo:padding-bottom="0.125cm" fo:padding-left="0.25cm" fo:padding-right="0.25cm" draw:shadow="hidden" draw:shadow-offset-x="0.3cm" draw:shadow-offset-y="0.3cm" draw:shadow-color="#808080"/>
    </style:style>
    <style:style style:name="gr115"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stroke-linejoin="round" draw:fill="solid" draw:fill-color="#008f00" draw:textarea-horizontal-align="center" draw:textarea-vertical-align="middle" fo:padding-top="0.125cm" fo:padding-bottom="0.125cm" fo:padding-left="0.25cm" fo:padding-right="0.25cm" draw:shadow="hidden" draw:shadow-offset-x="0.3cm" draw:shadow-offset-y="0.3cm" draw:shadow-color="#808080"/>
    </style:style>
    <style:style style:name="gr116"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stroke-linejoin="miter" draw:fill="solid" draw:fill-color="#f0f0f0" draw:textarea-horizontal-align="center" draw:textarea-vertical-align="middle" fo:padding-top="0.125cm" fo:padding-bottom="0.125cm" fo:padding-left="0.25cm" fo:padding-right="0.25cm" draw:shadow="hidden" draw:shadow-offset-x="0.3cm" draw:shadow-offset-y="0.3cm" draw:shadow-color="#808080"/>
    </style:style>
    <style:style style:name="gr117"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stroke-linejoin="miter" draw:fill="solid" draw:fill-color="#f0f0f0" draw:textarea-horizontal-align="center" draw:textarea-vertical-align="middle" fo:padding-top="0.125cm" fo:padding-bottom="0.125cm" fo:padding-left="0.25cm" fo:padding-right="0.25cm" draw:shadow="hidden" draw:shadow-offset-x="0.3cm" draw:shadow-offset-y="0.3cm" draw:shadow-color="#808080"/>
    </style:style>
    <style:style style:name="gr118"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stroke-linejoin="round" draw:fill="solid" draw:fill-color="#008f00" draw:textarea-horizontal-align="center" draw:textarea-vertical-align="middle" fo:padding-top="0.125cm" fo:padding-bottom="0.125cm" fo:padding-left="0.25cm" fo:padding-right="0.25cm" draw:shadow="hidden" draw:shadow-offset-x="0.3cm" draw:shadow-offset-y="0.3cm" draw:shadow-color="#808080"/>
    </style:style>
    <style:style style:name="gr119"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stroke-linejoin="round" draw:fill="solid" draw:fill-color="#008f00" draw:textarea-horizontal-align="center" draw:textarea-vertical-align="middle" fo:padding-top="0.125cm" fo:padding-bottom="0.125cm" fo:padding-left="0.25cm" fo:padding-right="0.25cm" draw:shadow="hidden" draw:shadow-offset-x="0.3cm" draw:shadow-offset-y="0.3cm" draw:shadow-color="#808080"/>
    </style:style>
    <style:style style:name="gr120"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stroke-linejoin="round" draw:fill="solid" draw:fill-color="#008f00" draw:textarea-horizontal-align="center" draw:textarea-vertical-align="middle" fo:padding-top="0.125cm" fo:padding-bottom="0.125cm" fo:padding-left="0.25cm" fo:padding-right="0.25cm" draw:shadow="hidden" draw:shadow-offset-x="0.3cm" draw:shadow-offset-y="0.3cm" draw:shadow-color="#808080"/>
    </style:style>
    <style:style style:name="gr121"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stroke-linejoin="miter" draw:fill="solid" draw:fill-color="#f0f0f0" draw:textarea-horizontal-align="center" draw:textarea-vertical-align="middle" fo:padding-top="0.125cm" fo:padding-bottom="0.125cm" fo:padding-left="0.25cm" fo:padding-right="0.25cm" draw:shadow="hidden" draw:shadow-offset-x="0.3cm" draw:shadow-offset-y="0.3cm" draw:shadow-color="#808080"/>
    </style:style>
    <style:style style:name="gr122"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stroke-linejoin="miter" draw:fill="solid" draw:fill-color="#f0f0f0" draw:textarea-horizontal-align="center" draw:textarea-vertical-align="middle" fo:padding-top="0.125cm" fo:padding-bottom="0.125cm" fo:padding-left="0.25cm" fo:padding-right="0.25cm" draw:shadow="hidden" draw:shadow-offset-x="0.3cm" draw:shadow-offset-y="0.3cm" draw:shadow-color="#808080"/>
    </style:style>
    <style:style style:name="gr123"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stroke-linejoin="miter" draw:fill="none" draw:fill-color="#00b8ff" draw:textarea-horizontal-align="center" draw:textarea-vertical-align="middle" fo:padding-top="0.125cm" fo:padding-bottom="0.125cm" fo:padding-left="0.25cm" fo:padding-right="0.25cm" draw:shadow="hidden" draw:shadow-offset-x="0.3cm" draw:shadow-offset-y="0.3cm" draw:shadow-color="#808080"/>
    </style:style>
    <style:style style:name="gr124"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stroke-linejoin="miter" draw:fill="solid" draw:fill-color="#f0f0f0" draw:textarea-horizontal-align="center" draw:textarea-vertical-align="middle" fo:padding-top="0.125cm" fo:padding-bottom="0.125cm" fo:padding-left="0.25cm" fo:padding-right="0.25cm" draw:shadow="hidden" draw:shadow-offset-x="0.3cm" draw:shadow-offset-y="0.3cm" draw:shadow-color="#808080"/>
    </style:style>
    <style:style style:name="gr125"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stroke-linejoin="miter" draw:fill="solid" draw:fill-color="#f0f0f0" draw:textarea-horizontal-align="center" draw:textarea-vertical-align="middle" fo:padding-top="0.125cm" fo:padding-bottom="0.125cm" fo:padding-left="0.25cm" fo:padding-right="0.25cm" draw:shadow="hidden" draw:shadow-offset-x="0.3cm" draw:shadow-offset-y="0.3cm" draw:shadow-color="#808080"/>
    </style:style>
    <style:style style:name="gr126"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stroke-linejoin="miter" draw:fill="solid" draw:fill-color="#f0f0f0" draw:textarea-horizontal-align="center" draw:textarea-vertical-align="middle" fo:padding-top="0.125cm" fo:padding-bottom="0.125cm" fo:padding-left="0.25cm" fo:padding-right="0.25cm" draw:shadow="hidden" draw:shadow-offset-x="0.3cm" draw:shadow-offset-y="0.3cm" draw:shadow-color="#808080"/>
    </style:style>
    <style:style style:name="gr127"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stroke-linejoin="miter" draw:fill="solid" draw:fill-color="#f0f0f0" draw:textarea-horizontal-align="center" draw:textarea-vertical-align="middle" fo:padding-top="0.125cm" fo:padding-bottom="0.125cm" fo:padding-left="0.25cm" fo:padding-right="0.25cm" draw:shadow="hidden" draw:shadow-offset-x="0.3cm" draw:shadow-offset-y="0.3cm" draw:shadow-color="#808080"/>
    </style:style>
    <style:style style:name="gr128"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stroke-linejoin="miter" draw:fill="none" draw:fill-color="#00b8ff" draw:textarea-horizontal-align="center" draw:textarea-vertical-align="middle" fo:padding-top="0.125cm" fo:padding-bottom="0.125cm" fo:padding-left="0.25cm" fo:padding-right="0.25cm" draw:shadow="hidden" draw:shadow-offset-x="0.3cm" draw:shadow-offset-y="0.3cm" draw:shadow-color="#808080"/>
    </style:style>
    <style:style style:name="gr129"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stroke-linejoin="round" draw:fill="solid" draw:fill-color="#008f00" draw:textarea-horizontal-align="center" draw:textarea-vertical-align="middle" fo:padding-top="0.125cm" fo:padding-bottom="0.125cm" fo:padding-left="0.25cm" fo:padding-right="0.25cm" draw:shadow="hidden" draw:shadow-offset-x="0.3cm" draw:shadow-offset-y="0.3cm" draw:shadow-color="#808080"/>
    </style:style>
    <style:style style:name="gr130"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4c4c4c" draw:textarea-horizontal-align="center" draw:textarea-vertical-align="middle" fo:padding-top="0.125cm" fo:padding-bottom="0.125cm" fo:padding-left="0.25cm" fo:padding-right="0.25cm" draw:shadow="hidden" draw:shadow-offset-x="0.3cm" draw:shadow-offset-y="0.3cm" draw:shadow-color="#808080"/>
    </style:style>
    <style:style style:name="gr131"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4c4c4c" draw:textarea-horizontal-align="center" draw:textarea-vertical-align="middle" fo:padding-top="0.125cm" fo:padding-bottom="0.125cm" fo:padding-left="0.25cm" fo:padding-right="0.25cm" draw:shadow="hidden" draw:shadow-offset-x="0.3cm" draw:shadow-offset-y="0.3cm" draw:shadow-color="#808080"/>
    </style:style>
    <style:style style:name="gr132" style:family="graphic" style:parent-style-name="standard" style:list-style-name="L2">
      <style:graphic-properties draw:stroke="solid" svg:stroke-width="0cm" svg:stroke-color="#000000" draw:marker-start="" draw:marker-start-width="0.2cm" draw:marker-start-center="false" draw:marker-end="" draw:marker-end-width="0.2cm" draw:marker-end-center="false" draw:fill="solid" draw:fill-color="#999999" draw:textarea-horizontal-align="center" draw:textarea-vertical-align="middle" fo:padding-top="0.125cm" fo:padding-bottom="0.125cm" fo:padding-left="0.25cm" fo:padding-right="0.25cm" draw:shadow="hidden" draw:shadow-offset-x="0.3cm" draw:shadow-offset-y="0.3cm" draw:shadow-color="#808080"/>
    </style:style>
    <style:style style:name="gr133"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b3b3b3" draw:textarea-horizontal-align="center" draw:textarea-vertical-align="middle" fo:padding-top="0.125cm" fo:padding-bottom="0.125cm" fo:padding-left="0.25cm" fo:padding-right="0.25cm" draw:shadow="hidden" draw:shadow-offset-x="0.3cm" draw:shadow-offset-y="0.3cm" draw:shadow-color="#808080"/>
    </style:style>
    <style:style style:name="gr134"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b3b3b3" draw:textarea-horizontal-align="center" draw:textarea-vertical-align="middle" fo:padding-top="0.125cm" fo:padding-bottom="0.125cm" fo:padding-left="0.25cm" fo:padding-right="0.25cm" draw:shadow="hidden" draw:shadow-offset-x="0.3cm" draw:shadow-offset-y="0.3cm" draw:shadow-color="#808080"/>
    </style:style>
    <style:style style:name="gr135"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333333" draw:textarea-horizontal-align="center" draw:textarea-vertical-align="middle" fo:padding-top="0.125cm" fo:padding-bottom="0.125cm" fo:padding-left="0.25cm" fo:padding-right="0.25cm" draw:shadow="hidden" draw:shadow-offset-x="0.3cm" draw:shadow-offset-y="0.3cm" draw:shadow-color="#808080"/>
    </style:style>
    <style:style style:name="gr136"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e6e6ff" draw:textarea-horizontal-align="center" draw:textarea-vertical-align="middle" fo:padding-top="0.125cm" fo:padding-bottom="0.125cm" fo:padding-left="0.25cm" fo:padding-right="0.25cm" draw:shadow="hidden" draw:shadow-offset-x="0.3cm" draw:shadow-offset-y="0.3cm" draw:shadow-color="#808080"/>
    </style:style>
    <style:style style:name="gr137"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style>
    <style:style style:name="gr138"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e6e6ff" draw:textarea-horizontal-align="center" draw:textarea-vertical-align="middle" fo:padding-top="0.125cm" fo:padding-bottom="0.125cm" fo:padding-left="0.25cm" fo:padding-right="0.25cm" draw:shadow="hidden" draw:shadow-offset-x="0.3cm" draw:shadow-offset-y="0.3cm" draw:shadow-color="#808080"/>
    </style:style>
    <style:style style:name="gr139"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333333" draw:textarea-horizontal-align="center" draw:textarea-vertical-align="middle" fo:padding-top="0.125cm" fo:padding-bottom="0.125cm" fo:padding-left="0.25cm" fo:padding-right="0.25cm" draw:shadow="hidden" draw:shadow-offset-x="0.3cm" draw:shadow-offset-y="0.3cm" draw:shadow-color="#808080"/>
    </style:style>
    <style:style style:name="gr140"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cccccc" draw:textarea-horizontal-align="center" draw:textarea-vertical-align="middle" fo:padding-top="0.125cm" fo:padding-bottom="0.125cm" fo:padding-left="0.25cm" fo:padding-right="0.25cm" draw:shadow="hidden" draw:shadow-offset-x="0.3cm" draw:shadow-offset-y="0.3cm" draw:shadow-color="#808080"/>
    </style:style>
    <style:style style:name="gr141"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333333" draw:textarea-horizontal-align="center" draw:textarea-vertical-align="middle" fo:padding-top="0.125cm" fo:padding-bottom="0.125cm" fo:padding-left="0.25cm" fo:padding-right="0.25cm" draw:shadow="hidden" draw:shadow-offset-x="0.3cm" draw:shadow-offset-y="0.3cm" draw:shadow-color="#808080"/>
    </style:style>
    <style:style style:name="gr142"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cccccc" draw:textarea-horizontal-align="center" draw:textarea-vertical-align="middle" fo:padding-top="0.125cm" fo:padding-bottom="0.125cm" fo:padding-left="0.25cm" fo:padding-right="0.25cm" draw:shadow="hidden" draw:shadow-offset-x="0.3cm" draw:shadow-offset-y="0.3cm" draw:shadow-color="#808080"/>
    </style:style>
    <style:style style:name="gr143"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style>
    <style:style style:name="gr144"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666666" draw:textarea-horizontal-align="center" draw:textarea-vertical-align="middle" fo:padding-top="0.125cm" fo:padding-bottom="0.125cm" fo:padding-left="0.25cm" fo:padding-right="0.25cm" draw:shadow="hidden" draw:shadow-offset-x="0.3cm" draw:shadow-offset-y="0.3cm" draw:shadow-color="#808080"/>
    </style:style>
    <style:style style:name="gr145"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style>
    <style:style style:name="gr146"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style>
    <style:style style:name="gr147"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666666" draw:textarea-horizontal-align="center" draw:textarea-vertical-align="middle" fo:padding-top="0.125cm" fo:padding-bottom="0.125cm" fo:padding-left="0.25cm" fo:padding-right="0.25cm" draw:shadow="hidden" draw:shadow-offset-x="0.3cm" draw:shadow-offset-y="0.3cm" draw:shadow-color="#808080"/>
    </style:style>
    <style:style style:name="gr148"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style>
    <style:style style:name="gr149"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4c4c4c" draw:textarea-horizontal-align="center" draw:textarea-vertical-align="middle" fo:padding-top="0.125cm" fo:padding-bottom="0.125cm" fo:padding-left="0.25cm" fo:padding-right="0.25cm" draw:shadow="hidden" draw:shadow-offset-x="0.3cm" draw:shadow-offset-y="0.3cm" draw:shadow-color="#808080"/>
    </style:style>
    <style:style style:name="gr150"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cccccc" draw:textarea-horizontal-align="center" draw:textarea-vertical-align="middle" fo:padding-top="0.125cm" fo:padding-bottom="0.125cm" fo:padding-left="0.25cm" fo:padding-right="0.25cm" draw:shadow="hidden" draw:shadow-offset-x="0.3cm" draw:shadow-offset-y="0.3cm" draw:shadow-color="#808080"/>
    </style:style>
    <style:style style:name="gr151"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4c4c4c" draw:textarea-horizontal-align="center" draw:textarea-vertical-align="middle" fo:padding-top="0.125cm" fo:padding-bottom="0.125cm" fo:padding-left="0.25cm" fo:padding-right="0.25cm" draw:shadow="hidden" draw:shadow-offset-x="0.3cm" draw:shadow-offset-y="0.3cm" draw:shadow-color="#808080"/>
    </style:style>
    <style:style style:name="gr152"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4c4c4c" draw:textarea-horizontal-align="center" draw:textarea-vertical-align="middle" fo:padding-top="0.125cm" fo:padding-bottom="0.125cm" fo:padding-left="0.25cm" fo:padding-right="0.25cm" draw:shadow="hidden" draw:shadow-offset-x="0.3cm" draw:shadow-offset-y="0.3cm" draw:shadow-color="#808080"/>
    </style:style>
    <style:style style:name="gr153"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4c4c4c" draw:textarea-horizontal-align="center" draw:textarea-vertical-align="middle" fo:padding-top="0.125cm" fo:padding-bottom="0.125cm" fo:padding-left="0.25cm" fo:padding-right="0.25cm" draw:shadow="hidden" draw:shadow-offset-x="0.3cm" draw:shadow-offset-y="0.3cm" draw:shadow-color="#808080"/>
    </style:style>
    <style:style style:name="gr154"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b80047" draw:textarea-horizontal-align="center" draw:textarea-vertical-align="middle" fo:padding-top="0.125cm" fo:padding-bottom="0.125cm" fo:padding-left="0.25cm" fo:padding-right="0.25cm" draw:shadow="hidden" draw:shadow-offset-x="0.3cm" draw:shadow-offset-y="0.3cm" draw:shadow-color="#808080"/>
    </style:style>
    <style:style style:name="gr155"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333333" draw:textarea-horizontal-align="center" draw:textarea-vertical-align="middle" fo:padding-top="0.125cm" fo:padding-bottom="0.125cm" fo:padding-left="0.25cm" fo:padding-right="0.25cm" draw:shadow="hidden" draw:shadow-offset-x="0.3cm" draw:shadow-offset-y="0.3cm" draw:shadow-color="#808080"/>
    </style:style>
    <style:style style:name="gr156"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333333" draw:textarea-horizontal-align="center" draw:textarea-vertical-align="middle" fo:padding-top="0.125cm" fo:padding-bottom="0.125cm" fo:padding-left="0.25cm" fo:padding-right="0.25cm" draw:shadow="hidden" draw:shadow-offset-x="0.3cm" draw:shadow-offset-y="0.3cm" draw:shadow-color="#808080"/>
    </style:style>
    <style:style style:name="gr157"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158" style:family="graphic">
      <style:graphic-properties draw:textarea-horizontal-align="justify" draw:textarea-vertical-align="middle" draw:auto-grow-height="false"/>
    </style:style>
    <style:style style:name="gr159" style:family="graphic" style:parent-style-name="objectwithoutfill">
      <style:graphic-properties draw:marker-end="Arrow" draw:marker-end-width="0.3cm" draw:fill="none" draw:textarea-vertical-align="middle"/>
    </style:style>
    <style:style style:name="gr160" style:family="graphic">
      <style:graphic-properties draw:fill="solid" draw:fill-color="#999966" draw:textarea-horizontal-align="justify" draw:textarea-vertical-align="middle" draw:auto-grow-height="false"/>
    </style:style>
    <style:style style:name="gr161" style:family="graphic" style:parent-style-name="objectwithoutfill">
      <style:graphic-properties svg:stroke-width="0cm" svg:stroke-color="#ff950e" draw:marker-start="Arrow" draw:marker-start-width="0.2cm" draw:marker-end="Arrow" draw:marker-end-width="0.3cm" draw:fill="none" draw:textarea-vertical-align="middle" fo:padding-top="0.125cm" fo:padding-bottom="0.125cm" fo:padding-left="0.25cm" fo:padding-right="0.25cm"/>
    </style:style>
    <style:style style:name="gr162" style:family="graphic" style:parent-style-name="objectwithoutfill">
      <style:graphic-properties svg:stroke-width="0cm" svg:stroke-color="#ff33ff" draw:marker-start="Arrow" draw:marker-start-width="0.2cm" draw:marker-end="Arrow" draw:marker-end-width="0.3cm" draw:fill="none" draw:textarea-vertical-align="middle" fo:padding-top="0.125cm" fo:padding-bottom="0.125cm" fo:padding-left="0.25cm" fo:padding-right="0.25cm"/>
    </style:style>
    <style:style style:name="gr163" style:family="graphic" style:parent-style-name="standard" style:list-style-name="L3">
      <style:graphic-properties draw:stroke="solid" svg:stroke-width="0.1cm" svg:stroke-color="#000080" draw:marker-start="" draw:marker-start-width="0.45cm" draw:marker-start-center="false" draw:marker-end="" draw:marker-end-width="0.45cm" draw:marker-end-center="false" draw:fill="none" draw:fill-color="#00b8ff" draw:textarea-horizontal-align="center" draw:textarea-vertical-align="middle" fo:padding-top="0.175cm" fo:padding-bottom="0.175cm" fo:padding-left="0.3cm" fo:padding-right="0.3cm" draw:shadow="hidden" draw:shadow-offset-x="0.3cm" draw:shadow-offset-y="0.3cm" draw:shadow-color="#808080"/>
    </style:style>
    <style:style style:name="gr164" style:family="graphic" style:parent-style-name="standard" style:list-style-name="L3">
      <style:graphic-properties draw:stroke="none" svg:stroke-width="0cm" svg:stroke-color="#000000" draw:marker-start="" draw:marker-start-width="0.3cm" draw:marker-start-center="false" draw:marker-end="" draw:marker-end-width="0.3cm" draw:marker-end-center="false" draw:fill="solid" draw:fill-color="#0066cc" draw:textarea-horizontal-align="center" draw:textarea-vertical-align="middle" fo:padding-top="0.125cm" fo:padding-bottom="0.125cm" fo:padding-left="0.25cm" fo:padding-right="0.25cm" draw:shadow="hidden" draw:shadow-offset-x="0.3cm" draw:shadow-offset-y="0.3cm" draw:shadow-color="#808080"/>
    </style:style>
    <style:style style:name="gr165" style:family="graphic" style:parent-style-name="standard" style:list-style-name="L3">
      <style:graphic-properties draw:stroke="solid" svg:stroke-width="0.1cm" svg:stroke-color="#000080" draw:marker-start="" draw:marker-start-width="0.45cm" draw:marker-start-center="false" draw:marker-end="" draw:marker-end-width="0.45cm" draw:marker-end-center="false" draw:fill="none" draw:fill-color="#00b8ff" draw:textarea-horizontal-align="center" draw:textarea-vertical-align="middle" fo:padding-top="0.175cm" fo:padding-bottom="0.175cm" fo:padding-left="0.3cm" fo:padding-right="0.3cm" draw:shadow="hidden" draw:shadow-offset-x="0.3cm" draw:shadow-offset-y="0.3cm" draw:shadow-color="#808080"/>
    </style:style>
    <style:style style:name="gr166" style:family="graphic" style:parent-style-name="standard" style:list-style-name="L3">
      <style:graphic-properties draw:stroke="none" svg:stroke-width="0cm" svg:stroke-color="#000000" draw:marker-start="" draw:marker-start-width="0.3cm" draw:marker-start-center="false" draw:marker-end="" draw:marker-end-width="0.3cm" draw:marker-end-center="false" draw:fill="solid" draw:fill-color="#0066cc" draw:textarea-horizontal-align="center" draw:textarea-vertical-align="middle" fo:padding-top="0.125cm" fo:padding-bottom="0.125cm" fo:padding-left="0.25cm" fo:padding-right="0.25cm" draw:shadow="hidden" draw:shadow-offset-x="0.3cm" draw:shadow-offset-y="0.3cm" draw:shadow-color="#808080"/>
    </style:style>
    <style:style style:name="gr167" style:family="graphic" style:parent-style-name="standard">
      <style:graphic-properties draw:stroke="none" draw:stroke-dash="Dash_20_1" svg:stroke-width="0cm" svg:stroke-color="#000000" draw:marker-start="" draw:marker-start-width="0.3cm" draw:marker-start-center="false" draw:marker-end="" draw:marker-end-width="0.3cm" draw:marker-end-center="false" svg:stroke-opacity="100%" draw:stroke-linejoin="round" svg:stroke-linecap="butt" draw:fill="solid" draw:fill-color="#00b8ff" draw:secondary-fill-color="#99ccff" draw:fill-gradient-name="Gradient_20_2" draw:gradient-step-count="0" draw:fill-hatch-name="Hatch_20_1" draw:fill-hatch-solid="false" draw:opacity="100%" draw:opacity-name="" draw:fill-image-width="0cm" draw:fill-image-height="0cm" style:repeat="repeat" draw:fill-image-ref-point-x="0%" draw:fill-image-ref-point-y="0%" draw:fill-image-ref-point="center" draw:tile-repeat-offset="0% vertical" draw:shadow="hidden" draw:shadow-offset-x="0.3cm" draw:shadow-offset-y="0.3cm" draw:shadow-color="#808080" draw:shadow-opacity="100%"/>
    </style:style>
    <style:style style:name="gr168" style:family="graphic" style:parent-style-name="standard">
      <style:graphic-properties draw:stroke="none" draw:stroke-dash="Dash_20_1" svg:stroke-width="0cm" svg:stroke-color="#000000" draw:marker-start-width="0.3cm" draw:marker-start-center="false" draw:marker-end-width="0.3cm" draw:marker-end-center="false" svg:stroke-opacity="100%" draw:stroke-linejoin="round" draw:fill="solid" draw:fill-color="#00b8ff" draw:fill-gradient-name="Gradient_20_2" draw:gradient-step-count="0" draw:fill-hatch-name="Hatch_20_1" draw:fill-hatch-solid="false" draw:opacity="100%" draw:fill-image-width="0cm" draw:fill-image-height="0cm" style:repeat="repeat" draw:fill-image-ref-point-x="0%" draw:fill-image-ref-point-y="0%" draw:fill-image-ref-point="center" draw:tile-repeat-offset="0% vertical" draw:shadow="hidden" draw:shadow-offset-x="0.3cm" draw:shadow-offset-y="0.3cm" draw:shadow-color="#808080" draw:shadow-opacity="100%" dr3d:horizontal-segments="24" dr3d:vertical-segments="24" dr3d:backface-culling="enabled" dr3d:normals-kind="object" dr3d:normals-direction="inverse" dr3d:texture-filter="enabled" dr3d:diffuse-color="#00b8ff" dr3d:emissive-color="#000000" dr3d:specular-color="#ffffff" dr3d:shininess="15%" dr3d:shadow="hidden"/>
    </style:style>
    <style:style style:name="gr169" style:family="graphic" style:parent-style-name="standard" style:list-style-name="L3">
      <style:graphic-properties draw:stroke="none" svg:stroke-width="0cm" svg:stroke-color="#000000" draw:marker-start="" draw:marker-start-width="0.3cm" draw:marker-start-center="false" draw:marker-end="" draw:marker-end-width="0.3cm" draw:marker-end-center="false" draw:fill="solid" draw:fill-color="#0066cc" draw:textarea-horizontal-align="center" draw:textarea-vertical-align="middle" fo:padding-top="0.125cm" fo:padding-bottom="0.125cm" fo:padding-left="0.25cm" fo:padding-right="0.25cm" draw:shadow="hidden" draw:shadow-offset-x="0.3cm" draw:shadow-offset-y="0.3cm" draw:shadow-color="#808080"/>
    </style:style>
    <style:style style:name="gr170" style:family="graphic" style:parent-style-name="standard" style:list-style-name="L3">
      <style:graphic-properties draw:stroke="solid" svg:stroke-width="0.1cm" svg:stroke-color="#000080" draw:marker-start="" draw:marker-start-width="0.45cm" draw:marker-start-center="false" draw:marker-end="" draw:marker-end-width="0.45cm" draw:marker-end-center="false" draw:fill="none" draw:fill-color="#00b8ff" draw:textarea-horizontal-align="center" draw:textarea-vertical-align="middle" fo:padding-top="0.175cm" fo:padding-bottom="0.175cm" fo:padding-left="0.3cm" fo:padding-right="0.3cm" draw:shadow="hidden" draw:shadow-offset-x="0.3cm" draw:shadow-offset-y="0.3cm" draw:shadow-color="#808080"/>
    </style:style>
    <style:style style:name="gr171" style:family="graphic" style:parent-style-name="standard" style:list-style-name="L3">
      <style:graphic-properties draw:stroke="none" svg:stroke-width="0cm" svg:stroke-color="#000000" draw:marker-start="" draw:marker-start-width="0.3cm" draw:marker-start-center="false" draw:marker-end="" draw:marker-end-width="0.3cm" draw:marker-end-center="false" draw:fill="solid" draw:fill-color="#0066cc" draw:textarea-horizontal-align="center" draw:textarea-vertical-align="middle" fo:padding-top="0.125cm" fo:padding-bottom="0.125cm" fo:padding-left="0.25cm" fo:padding-right="0.25cm" draw:shadow="hidden" draw:shadow-offset-x="0.3cm" draw:shadow-offset-y="0.3cm" draw:shadow-color="#808080"/>
    </style:style>
    <style:style style:name="gr172" style:family="graphic" style:parent-style-name="standard" style:list-style-name="L3">
      <style:graphic-properties draw:stroke="solid" svg:stroke-width="0.1cm" svg:stroke-color="#000080" draw:marker-start="" draw:marker-start-width="0.3cm" draw:marker-start-center="false" draw:marker-end="" draw:marker-end-width="0.3cm" draw:marker-end-center="false" draw:fill="none" draw:fill-color="#00b8ff" draw:textarea-horizontal-align="center" draw:textarea-vertical-align="middle" fo:padding-top="0.175cm" fo:padding-bottom="0.175cm" fo:padding-left="0.3cm" fo:padding-right="0.3cm" draw:shadow="hidden" draw:shadow-offset-x="0.3cm" draw:shadow-offset-y="0.3cm" draw:shadow-color="#808080"/>
    </style:style>
    <style:style style:name="gr173" style:family="graphic" style:parent-style-name="standard" style:list-style-name="L3">
      <style:graphic-properties draw:stroke="none" svg:stroke-width="0.1cm" svg:stroke-color="#000000" draw:marker-start="" draw:marker-start-width="0.3cm" draw:marker-start-center="false" draw:marker-end="" draw:marker-end-width="0.3cm" draw:marker-end-center="false" draw:fill="solid" draw:fill-color="#0066cc" draw:textarea-horizontal-align="center" draw:textarea-vertical-align="middle" fo:padding-top="0.125cm" fo:padding-bottom="0.125cm" fo:padding-left="0.25cm" fo:padding-right="0.25cm" draw:shadow="hidden" draw:shadow-offset-x="0.3cm" draw:shadow-offset-y="0.3cm" draw:shadow-color="#808080"/>
    </style:style>
    <style:style style:name="gr174"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cc6633" draw:textarea-horizontal-align="center" draw:textarea-vertical-align="middle" fo:padding-top="0.125cm" fo:padding-bottom="0.125cm" fo:padding-left="0.25cm" fo:padding-right="0.25cm" draw:shadow="hidden" draw:shadow-offset-x="0.3cm" draw:shadow-offset-y="0.3cm" draw:shadow-color="#808080"/>
    </style:style>
    <style:style style:name="gr175"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808080" draw:textarea-horizontal-align="center" draw:textarea-vertical-align="middle" fo:padding-top="0.125cm" fo:padding-bottom="0.125cm" fo:padding-left="0.25cm" fo:padding-right="0.25cm" draw:shadow="hidden" draw:shadow-offset-x="0.3cm" draw:shadow-offset-y="0.3cm" draw:shadow-color="#808080"/>
    </style:style>
    <style:style style:name="gr176" style:family="graphic" style:parent-style-name="standard" style:list-style-name="L2">
      <style:graphic-properties draw:stroke="solid" svg:stroke-width="0cm" svg:stroke-color="#000000" draw:marker-start="" draw:marker-start-width="0.2cm" draw:marker-start-center="false" draw:marker-end="" draw:marker-end-width="0.2cm" draw:marker-end-center="false" draw:fill="solid" draw:fill-color="#c0c0c0" draw:textarea-horizontal-align="center" draw:textarea-vertical-align="middle" fo:padding-top="0.125cm" fo:padding-bottom="0.125cm" fo:padding-left="0.25cm" fo:padding-right="0.25cm" draw:shadow="hidden" draw:shadow-offset-x="0.3cm" draw:shadow-offset-y="0.3cm" draw:shadow-color="#808080"/>
    </style:style>
    <style:style style:name="gr177"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666666" draw:textarea-horizontal-align="center" draw:textarea-vertical-align="middle" fo:padding-top="0.125cm" fo:padding-bottom="0.125cm" fo:padding-left="0.25cm" fo:padding-right="0.25cm" draw:shadow="hidden" draw:shadow-offset-x="0.3cm" draw:shadow-offset-y="0.3cm" draw:shadow-color="#808080"/>
    </style:style>
    <style:style style:name="gr178"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cc6633" draw:textarea-horizontal-align="center" draw:textarea-vertical-align="middle" fo:padding-top="0.125cm" fo:padding-bottom="0.125cm" fo:padding-left="0.25cm" fo:padding-right="0.25cm" draw:shadow="hidden" draw:shadow-offset-x="0.3cm" draw:shadow-offset-y="0.3cm" draw:shadow-color="#808080"/>
    </style:style>
    <style:style style:name="gr179"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23b8dc" draw:textarea-horizontal-align="center" draw:textarea-vertical-align="middle" fo:padding-top="0.125cm" fo:padding-bottom="0.125cm" fo:padding-left="0.25cm" fo:padding-right="0.25cm" draw:shadow="hidden" draw:shadow-offset-x="0.3cm" draw:shadow-offset-y="0.3cm" draw:shadow-color="#808080"/>
    </style:style>
    <style:style style:name="gr180"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47b8b8" draw:textarea-horizontal-align="center" draw:textarea-vertical-align="middle" fo:padding-top="0.125cm" fo:padding-bottom="0.125cm" fo:padding-left="0.25cm" fo:padding-right="0.25cm" draw:shadow="hidden" draw:shadow-offset-x="0.3cm" draw:shadow-offset-y="0.3cm" draw:shadow-color="#808080"/>
    </style:style>
    <style:style style:name="gr181"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006b6b" draw:textarea-horizontal-align="center" draw:textarea-vertical-align="middle" fo:padding-top="0.125cm" fo:padding-bottom="0.125cm" fo:padding-left="0.25cm" fo:padding-right="0.25cm" draw:shadow="hidden" draw:shadow-offset-x="0.3cm" draw:shadow-offset-y="0.3cm" draw:shadow-color="#808080"/>
    </style:style>
    <style:style style:name="gr182"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47b8b8" draw:textarea-horizontal-align="center" draw:textarea-vertical-align="middle" fo:padding-top="0.125cm" fo:padding-bottom="0.125cm" fo:padding-left="0.25cm" fo:padding-right="0.25cm" draw:shadow="hidden" draw:shadow-offset-x="0.3cm" draw:shadow-offset-y="0.3cm" draw:shadow-color="#808080"/>
    </style:style>
    <style:style style:name="gr183"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006b6b" draw:textarea-horizontal-align="center" draw:textarea-vertical-align="middle" fo:padding-top="0.125cm" fo:padding-bottom="0.125cm" fo:padding-left="0.25cm" fo:padding-right="0.25cm" draw:shadow="hidden" draw:shadow-offset-x="0.3cm" draw:shadow-offset-y="0.3cm" draw:shadow-color="#808080"/>
    </style:style>
    <style:style style:name="gr184"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47b8b8" draw:textarea-horizontal-align="center" draw:textarea-vertical-align="middle" fo:padding-top="0.125cm" fo:padding-bottom="0.125cm" fo:padding-left="0.25cm" fo:padding-right="0.25cm" draw:shadow="hidden" draw:shadow-offset-x="0.3cm" draw:shadow-offset-y="0.3cm" draw:shadow-color="#808080"/>
    </style:style>
    <style:style style:name="gr185"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006b6b" draw:textarea-horizontal-align="center" draw:textarea-vertical-align="middle" fo:padding-top="0.125cm" fo:padding-bottom="0.125cm" fo:padding-left="0.25cm" fo:padding-right="0.25cm" draw:shadow="hidden" draw:shadow-offset-x="0.3cm" draw:shadow-offset-y="0.3cm" draw:shadow-color="#808080"/>
    </style:style>
    <style:style style:name="gr186"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47b8b8" draw:textarea-horizontal-align="center" draw:textarea-vertical-align="middle" fo:padding-top="0.125cm" fo:padding-bottom="0.125cm" fo:padding-left="0.25cm" fo:padding-right="0.25cm" draw:shadow="hidden" draw:shadow-offset-x="0.3cm" draw:shadow-offset-y="0.3cm" draw:shadow-color="#808080"/>
    </style:style>
    <style:style style:name="gr187"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006b6b" draw:textarea-horizontal-align="center" draw:textarea-vertical-align="middle" fo:padding-top="0.125cm" fo:padding-bottom="0.125cm" fo:padding-left="0.25cm" fo:padding-right="0.25cm" draw:shadow="hidden" draw:shadow-offset-x="0.3cm" draw:shadow-offset-y="0.3cm" draw:shadow-color="#808080"/>
    </style:style>
    <style:style style:name="gr188" style:family="graphic">
      <style:graphic-properties style:protect="size"/>
    </style:style>
    <style:style style:name="pr1" style:family="presentation" style:parent-style-name="Default-notes">
      <style:graphic-properties draw:fill-color="#ffffff" fo:min-height="12.572cm"/>
    </style:style>
    <style:style style:name="P1" style:family="paragraph">
      <style:paragraph-properties fo:text-align="center"/>
    </style:style>
    <style:style style:name="P2" style:family="paragraph">
      <style:paragraph-properties fo:text-align="center"/>
      <style:text-properties fo:font-size="12pt" style:font-size-asian="12pt" style:font-size-complex="12pt"/>
    </style:style>
    <style:style style:name="P3" style:family="paragraph">
      <style:paragraph-properties fo:margin-left="0cm" fo:margin-right="0cm" fo:margin-top="0cm" fo:margin-bottom="0cm" fo:line-height="100%" fo:text-align="center" fo:text-indent="0cm"/>
      <style:text-properties style:use-window-font-color="true" style:text-outline="false" style:text-line-through-style="none" style:font-name="Thorndale" fo:font-size="24pt" fo:font-style="normal" fo:text-shadow="none" style:text-underline-style="none" fo:font-weight="normal" style:letter-kerning="true" style:font-name-asian="HG Mincho Light J" style:font-size-asian="24pt" style:font-style-asian="normal" style:font-weight-asian="normal" style:font-name-complex="Arial Unicode MS1" style:font-size-complex="24pt" style:font-style-complex="normal" style:font-weight-complex="normal" style:text-emphasize="none" style:font-relief="none" style:text-overline-style="none" style:text-overline-color="font-color"/>
    </style:style>
    <style:style style:name="P4" style:family="paragraph">
      <style:paragraph-properties fo:margin-left="0cm" fo:margin-right="0cm" fo:margin-top="0cm" fo:margin-bottom="0cm" fo:line-height="100%" fo:text-align="center" fo:text-indent="0cm"/>
      <style:text-properties style:use-window-font-color="true" style:text-outline="false" style:text-line-through-style="none" style:font-name="Times New Roman" fo:font-size="24pt"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5" style:family="paragraph">
      <style:text-properties fo:font-size="12pt" style:font-size-asian="12pt" style:font-size-complex="12pt"/>
    </style:style>
    <style:style style:name="P6" style:family="paragraph">
      <style:paragraph-properties fo:margin-left="0cm" fo:margin-right="0cm" fo:margin-top="0cm" fo:margin-bottom="0cm" fo:line-height="100%" fo:text-align="start" fo:text-indent="0cm"/>
      <style:text-properties fo:color="#000000" style:text-outline="false" style:text-line-through-style="none" style:font-name="Thorndale" fo:font-size="24pt" fo:font-style="normal" fo:text-shadow="none" style:text-underline-style="none" fo:font-weight="normal" style:letter-kerning="true" style:font-name-asian="HG Mincho Light J" style:font-size-asian="24pt" style:font-style-asian="normal" style:font-weight-asian="normal" style:font-name-complex="Arial Unicode MS1" style:font-size-complex="24pt" style:font-style-complex="normal" style:font-weight-complex="normal" style:text-emphasize="none" style:font-relief="none" style:text-overline-style="none" style:text-overline-color="font-color"/>
    </style:style>
    <style:style style:name="P7" style:family="paragraph">
      <style:paragraph-properties fo:margin-left="0cm" fo:margin-right="0cm" fo:margin-top="0cm" fo:margin-bottom="0cm" fo:line-height="100%" fo:text-align="center" fo:text-indent="0cm"/>
      <style:text-properties fo:color="#000000" style:text-outline="false" style:text-line-through-style="none" style:font-name="Thorndale" fo:font-size="24pt" fo:font-style="normal" fo:text-shadow="none" style:text-underline-style="none" fo:font-weight="normal" style:letter-kerning="true" style:font-name-asian="HG Mincho Light J" style:font-size-asian="24pt" style:font-style-asian="normal" style:font-weight-asian="normal" style:font-name-complex="Arial Unicode MS1" style:font-size-complex="24pt" style:font-style-complex="normal" style:font-weight-complex="normal" style:text-emphasize="none" style:font-relief="none" style:text-overline-style="none" style:text-overline-color="font-color"/>
    </style:style>
    <style:style style:name="P8" style:family="paragraph">
      <style:text-properties fo:color="#00cc33"/>
    </style:style>
    <style:style style:name="T1" style:family="text">
      <style:text-properties fo:font-size="12pt" style:font-size-asian="12pt" style:font-size-complex="12pt"/>
    </style:style>
    <style:style style:name="T2" style:family="text">
      <style:text-properties fo:color="#00cc33"/>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custom-shape draw:style-name="gr1" draw:text-style-name="P1" draw:layer="Layout" svg:width="7.2cm" svg:height="11.6cm" svg:x="7.1cm" svg:y="3.9cm">
          <text:p/>
          <draw:enhanced-geometry svg:viewBox="0 0 21600 21600" draw:type="rectangle" draw:enhanced-path="M 0 0 L 21600 0 21600 21600 0 21600 0 0 Z N"/>
        </draw:custom-shape>
        <draw:custom-shape draw:style-name="gr2" draw:text-style-name="P1" draw:layer="Layout" svg:width="4.6cm" svg:height="5.3cm" svg:x="18.9cm" svg:y="1.4cm">
          <text:p/>
          <draw:enhanced-geometry svg:viewBox="0 0 21600 21600" draw:type="rectangle" draw:enhanced-path="M 0 0 L 21600 0 21600 21600 0 21600 0 0 Z N"/>
        </draw:custom-shape>
        <draw:custom-shape draw:style-name="gr3" draw:text-style-name="P2" xml:id="id4" draw:id="id4" draw:layer="Layout" svg:width="4cm" svg:height="1cm" svg:x="19.3cm" svg:y="5.3cm">
          <text:p text:style-name="P1"><text:span text:style-name="T1">Hotel RM Obj</text:span></text:p>
          <draw:enhanced-geometry svg:viewBox="0 0 21600 21600" draw:type="rectangle" draw:enhanced-path="M 0 0 L 21600 0 21600 21600 0 21600 0 0 Z N"/>
        </draw:custom-shape>
        <draw:custom-shape draw:style-name="gr4" draw:text-style-name="P2" xml:id="id16" draw:id="id16" draw:layer="Layout" svg:width="2.6cm" svg:height="1cm" svg:x="19.8cm" svg:y="3.5cm">
          <text:p text:style-name="P1"><text:span text:style-name="T1">Skel Obj</text:span></text:p>
          <draw:enhanced-geometry svg:viewBox="0 0 21600 21600" draw:type="rectangle" draw:enhanced-path="M 0 0 L 21600 0 21600 21600 0 21600 0 0 Z N"/>
        </draw:custom-shape>
        <draw:custom-shape draw:style-name="gr5" draw:text-style-name="P2" xml:id="id1" draw:id="id1" draw:layer="Layout" svg:width="3.6cm" svg:height="1cm" svg:x="19.4cm" svg:y="1.9cm">
          <text:p text:style-name="P1"><text:span text:style-name="T1">RO Manager</text:span></text:p>
          <draw:enhanced-geometry svg:viewBox="0 0 21600 21600" draw:type="rectangle" draw:enhanced-path="M 0 0 L 21600 0 21600 21600 0 21600 0 0 Z N"/>
        </draw:custom-shape>
        <draw:frame draw:style-name="gr6" draw:layer="layout" svg:width="4.8cm" svg:height="0.962cm" svg:x="19cm" svg:y="0.5cm">
          <draw:text-box>
            <text:p>Hotel RM</text:p>
          </draw:text-box>
        </draw:frame>
        <draw:line draw:style-name="gr7" draw:text-style-name="P1" xml:id="id5" draw:id="id5" draw:layer="layout" svg:x1="22.8cm" svg:y1="5.3cm" svg:x2="22.8cm" svg:y2="2.9cm">
          <text:p/>
        </draw:line>
        <draw:line draw:style-name="gr8" draw:text-style-name="P1" draw:layer="layout" svg:x1="24.587cm" svg:y1="2.685cm" svg:x2="24.587cm" svg:y2="2.312cm">
          <text:p/>
        </draw:line>
        <draw:line draw:style-name="gr7" draw:text-style-name="P1" xml:id="id17" draw:id="id17" draw:layer="layout" svg:x1="20.8cm" svg:y1="2.9cm" svg:x2="20.8cm" svg:y2="3.8cm">
          <text:p/>
        </draw:line>
        <draw:custom-shape draw:style-name="gr2" draw:text-style-name="P1" draw:layer="Layout" svg:width="4.6cm" svg:height="5.3cm" svg:x="18.9cm" svg:y="8.3cm">
          <text:p/>
          <draw:enhanced-geometry svg:viewBox="0 0 21600 21600" draw:type="rectangle" draw:enhanced-path="M 0 0 L 21600 0 21600 21600 0 21600 0 0 Z N"/>
        </draw:custom-shape>
        <draw:custom-shape draw:style-name="gr3" draw:text-style-name="P2" xml:id="id6" draw:id="id6" draw:layer="Layout" svg:width="4cm" svg:height="1cm" svg:x="19.3cm" svg:y="12.2cm">
          <text:p text:style-name="P1"><text:span text:style-name="T1">Car RM Obj</text:span></text:p>
          <draw:enhanced-geometry svg:viewBox="0 0 21600 21600" draw:type="rectangle" draw:enhanced-path="M 0 0 L 21600 0 21600 21600 0 21600 0 0 Z N"/>
        </draw:custom-shape>
        <draw:custom-shape draw:style-name="gr4" draw:text-style-name="P2" xml:id="id20" draw:id="id20" draw:layer="Layout" svg:width="2.6cm" svg:height="1cm" svg:x="19.8cm" svg:y="10.4cm">
          <text:p text:style-name="P1"><text:span text:style-name="T1">Skel Obj</text:span></text:p>
          <draw:enhanced-geometry svg:viewBox="0 0 21600 21600" draw:type="rectangle" draw:enhanced-path="M 0 0 L 21600 0 21600 21600 0 21600 0 0 Z N"/>
        </draw:custom-shape>
        <draw:custom-shape draw:style-name="gr5" draw:text-style-name="P2" xml:id="id2" draw:id="id2" draw:layer="Layout" svg:width="3.6cm" svg:height="1cm" svg:x="19.4cm" svg:y="8.8cm">
          <text:p text:style-name="P1"><text:span text:style-name="T1">RO Manager</text:span></text:p>
          <draw:enhanced-geometry svg:viewBox="0 0 21600 21600" draw:type="rectangle" draw:enhanced-path="M 0 0 L 21600 0 21600 21600 0 21600 0 0 Z N"/>
        </draw:custom-shape>
        <draw:frame draw:style-name="gr6" draw:layer="layout" svg:width="4.8cm" svg:height="0.962cm" svg:x="19cm" svg:y="7.4cm">
          <draw:text-box>
            <text:p>Car RM</text:p>
          </draw:text-box>
        </draw:frame>
        <draw:line draw:style-name="gr7" draw:text-style-name="P1" xml:id="id7" draw:id="id7" draw:layer="layout" svg:x1="22.8cm" svg:y1="12.2cm" svg:x2="22.8cm" svg:y2="9.8cm">
          <text:p/>
        </draw:line>
        <draw:line draw:style-name="gr8" draw:text-style-name="P1" xml:id="id21" draw:id="id21" draw:layer="layout" svg:x1="21.9cm" svg:y1="12.5cm" svg:x2="21.9cm" svg:y2="11.4cm">
          <text:p/>
        </draw:line>
        <draw:line draw:style-name="gr7" draw:text-style-name="P1" xml:id="id18" draw:id="id18" draw:layer="layout" svg:x1="20.8cm" svg:y1="9.8cm" svg:x2="20.8cm" svg:y2="10.7cm">
          <text:p/>
        </draw:line>
        <draw:custom-shape draw:style-name="gr2" draw:text-style-name="P1" draw:layer="Layout" svg:width="4.6cm" svg:height="5.3cm" svg:x="18.9cm" svg:y="15.1cm">
          <text:p/>
          <draw:enhanced-geometry svg:viewBox="0 0 21600 21600" draw:type="rectangle" draw:enhanced-path="M 0 0 L 21600 0 21600 21600 0 21600 0 0 Z N"/>
        </draw:custom-shape>
        <draw:custom-shape draw:style-name="gr3" draw:text-style-name="P2" xml:id="id8" draw:id="id8" draw:layer="Layout" svg:width="4cm" svg:height="1cm" svg:x="19.3cm" svg:y="19cm">
          <text:p text:style-name="P1"><text:span text:style-name="T1">Flight RM Obj</text:span></text:p>
          <draw:enhanced-geometry svg:viewBox="0 0 21600 21600" draw:type="rectangle" draw:enhanced-path="M 0 0 L 21600 0 21600 21600 0 21600 0 0 Z N"/>
        </draw:custom-shape>
        <draw:custom-shape draw:style-name="gr4" draw:text-style-name="P2" xml:id="id23" draw:id="id23" draw:layer="Layout" svg:width="2.6cm" svg:height="1cm" svg:x="19.8cm" svg:y="17.2cm">
          <text:p text:style-name="P1"><text:span text:style-name="T1">Skel Obj</text:span></text:p>
          <draw:enhanced-geometry svg:viewBox="0 0 21600 21600" draw:type="rectangle" draw:enhanced-path="M 0 0 L 21600 0 21600 21600 0 21600 0 0 Z N"/>
        </draw:custom-shape>
        <draw:custom-shape draw:style-name="gr5" draw:text-style-name="P2" xml:id="id3" draw:id="id3" draw:layer="Layout" svg:width="3.6cm" svg:height="1cm" svg:x="19.4cm" svg:y="15.6cm">
          <text:p text:style-name="P1"><text:span text:style-name="T1">RO Manager</text:span></text:p>
          <draw:enhanced-geometry svg:viewBox="0 0 21600 21600" draw:type="rectangle" draw:enhanced-path="M 0 0 L 21600 0 21600 21600 0 21600 0 0 Z N"/>
        </draw:custom-shape>
        <draw:frame draw:style-name="gr6" draw:layer="layout" svg:width="4.8cm" svg:height="0.962cm" svg:x="19cm" svg:y="14.2cm">
          <draw:text-box>
            <text:p>Flight RM</text:p>
          </draw:text-box>
        </draw:frame>
        <draw:line draw:style-name="gr7" draw:text-style-name="P1" xml:id="id9" draw:id="id9" draw:layer="layout" svg:x1="22.8cm" svg:y1="19cm" svg:x2="22.8cm" svg:y2="16.6cm">
          <text:p/>
        </draw:line>
        <draw:line draw:style-name="gr8" draw:text-style-name="P1" xml:id="id24" draw:id="id24" draw:layer="layout" svg:x1="21.9cm" svg:y1="19.3cm" svg:x2="21.9cm" svg:y2="18.2cm">
          <text:p/>
        </draw:line>
        <draw:line draw:style-name="gr7" draw:text-style-name="P1" xml:id="id19" draw:id="id19" draw:layer="layout" svg:x1="20.8cm" svg:y1="16.6cm" svg:x2="20.8cm" svg:y2="17.5cm">
          <text:p/>
        </draw:line>
        <draw:polygon draw:style-name="gr9" draw:text-style-name="P3" draw:layer="layout" svg:width="1.212cm" svg:height="0.279cm" svg:x="24.18cm" svg:y="3.371cm" svg:viewBox="0 0 1213 280" draw:points="0,86 110,36 343,25 613,0 901,41 1107,31 1213,66 1208,163 1007,259 787,280 435,254 229,198 41,163">
          <text:p/>
        </draw:polygon>
        <draw:polygon draw:style-name="gr10" draw:text-style-name="P3" draw:layer="layout" svg:width="1.642cm" svg:height="0.324cm" svg:x="25.69cm" svg:y="3.371cm" svg:viewBox="0 0 1643 325" draw:points="183,20 0,122 137,234 320,325 709,300 892,300 1139,264 1409,259 1643,259 1588,102 1359,0">
          <text:p/>
        </draw:polygon>
        <draw:polygon draw:style-name="gr11" draw:text-style-name="P3" draw:layer="layout" svg:width="0.871cm" svg:height="0.421cm" svg:x="24.372cm" svg:y="2.552cm" svg:viewBox="0 0 872 422" draw:points="0,422 18,422 448,81 803,140 872,69 517,0">
          <text:p/>
        </draw:polygon>
        <draw:polygon draw:style-name="gr12" draw:text-style-name="P3" draw:layer="layout" svg:width="1.331cm" svg:height="0.435cm" svg:x="25.761cm" svg:y="2.488cm" svg:viewBox="0 0 1332 436" draw:points="0,131 69,202 419,93 1309,436 1332,436 343,0 0,133">
          <text:p/>
        </draw:polygon>
        <draw:polygon draw:style-name="gr13" draw:text-style-name="P3" draw:layer="layout" svg:width="2.843cm" svg:height="0.615cm" svg:x="24.323cm" svg:y="2.113cm" svg:viewBox="0 0 2844 616" draw:points="59,612 535,111 1203,257 1722,77 2751,616 2844,616 1739,0 1203,201 508,39 0,612">
          <text:p/>
        </draw:polygon>
        <draw:polygon draw:style-name="gr14" draw:text-style-name="P3" draw:layer="layout" svg:width="0.212cm" svg:height="0.2cm" svg:x="24.972cm" svg:y="3.277cm" svg:viewBox="0 0 213 201" draw:points="213,5 0,0 0,201 210,183">
          <text:p/>
        </draw:polygon>
        <draw:polygon draw:style-name="gr15" draw:text-style-name="P3" draw:layer="layout" svg:width="0.213cm" svg:height="0.247cm" svg:x="25.832cm" svg:y="3.25cm" svg:viewBox="0 0 214 248" draw:points="0,19 0,217 214,248 210,0">
          <text:p/>
        </draw:polygon>
        <draw:polygon draw:style-name="gr16" draw:text-style-name="P3" draw:layer="layout" svg:width="0.826cm" svg:height="0.255cm" svg:x="26.242cm" svg:y="3.25cm" svg:viewBox="0 0 827 256" draw:points="0,0 827,80 827,154 2,256">
          <text:p/>
        </draw:polygon>
        <draw:polygon draw:style-name="gr17" draw:text-style-name="P3" draw:layer="layout" svg:width="0.363cm" svg:height="0.18cm" svg:x="24.43cm" svg:y="3.274cm" svg:viewBox="0 0 364 181" draw:points="7,51 0,117 364,181 364,0">
          <text:p/>
        </draw:polygon>
        <draw:polygon draw:style-name="gr18" draw:text-style-name="P3" draw:layer="layout" svg:width="0.786cm" svg:height="0.291cm" svg:x="24.395cm" svg:y="2.947cm" svg:viewBox="0 0 787 292" draw:points="2,219 424,0 787,42 787,176 438,151 0,292">
          <text:p/>
        </draw:polygon>
        <draw:polygon draw:style-name="gr19" draw:text-style-name="P3" draw:layer="layout" svg:width="0.788cm" svg:height="0.424cm" svg:x="24.391cm" svg:y="2.633cm" svg:viewBox="0 0 789 425" draw:points="0,425 0,338 432,0 789,59 789,188 433,146">
          <text:p/>
        </draw:polygon>
        <draw:polygon draw:style-name="gr20" draw:text-style-name="P3" draw:layer="layout" svg:width="1.145cm" svg:height="0.622cm" svg:x="24.384cm" svg:y="2.224cm" svg:viewBox="0 0 1146 623" draw:points="0,623 0,496 474,0 1144,145 1146,315 508,160">
          <text:p/>
        </draw:polygon>
        <draw:polygon draw:style-name="gr21" draw:text-style-name="P3" draw:layer="layout" svg:width="1.237cm" svg:height="0.441cm" svg:x="25.832cm" svg:y="2.575cm" svg:viewBox="0 0 1238 442" draw:points="0,241 357,153 1238,442 1238,348 348,0 0,112">
          <text:p/>
        </draw:polygon>
        <draw:polygon draw:style-name="gr22" draw:text-style-name="P3" draw:layer="layout" svg:width="1.239cm" svg:height="0.348cm" svg:x="25.827cm" svg:y="2.893cm" svg:viewBox="0 0 1240 349" draw:points="0,76 359,0 1240,249 1238,349 343,176 0,226">
          <text:p/>
        </draw:polygon>
        <draw:polygon draw:style-name="gr23" draw:text-style-name="P3" draw:layer="layout" svg:width="0.196cm" svg:height="0.218cm" svg:x="24.781cm" svg:y="3.269cm" svg:viewBox="0 0 197 219" draw:points="0,5 2,209 58,219 195,214 197,0">
          <text:p/>
        </draw:polygon>
        <draw:polygon draw:style-name="gr24" draw:text-style-name="P3" draw:layer="layout" svg:width="0.141cm" svg:height="0.175cm" svg:x="24.606cm" svg:y="3.279cm" svg:viewBox="0 0 142 176" draw:points="2,22 0,165 58,176 139,165 142,0">
          <text:p/>
        </draw:polygon>
        <draw:polygon draw:style-name="gr25" draw:text-style-name="P3" draw:layer="layout" svg:width="0.113cm" svg:height="0.126cm" svg:x="24.467cm" svg:y="3.3cm" svg:viewBox="0 0 114 127" draw:points="0,19 0,119 40,127 111,117 114,0">
          <text:p/>
        </draw:polygon>
        <draw:polygon draw:style-name="gr26" draw:text-style-name="P3" draw:layer="layout" svg:width="0.065cm" svg:height="0.077cm" svg:x="24.384cm" svg:y="3.325cm" svg:viewBox="0 0 66 78" draw:points="0,12 0,75 21,78 63,71 66,0">
          <text:p/>
        </draw:polygon>
        <draw:polygon draw:style-name="gr27" draw:text-style-name="P3" draw:layer="layout" svg:width="0cm" svg:height="0.148cm" svg:x="24.822cm" svg:y="2.949cm" svg:viewBox="0 0 0 149" draw:points="0,0 0,149">
          <text:p/>
        </draw:polygon>
        <draw:polygon draw:style-name="gr28" draw:text-style-name="P3" draw:layer="layout" svg:width="0cm" svg:height="0.14cm" svg:x="24.822cm" svg:y="2.636cm" svg:viewBox="0 0 0 141" draw:points="0,0 0,141">
          <text:p/>
        </draw:polygon>
        <draw:polygon draw:style-name="gr29" draw:text-style-name="P3" draw:layer="layout" svg:width="0.068cm" svg:height="0.868cm" svg:x="25.178cm" svg:y="2.621cm" svg:viewBox="0 0 69 869" draw:points="0,74 67,0 69,869 5,839">
          <text:p/>
        </draw:polygon>
        <draw:polygon draw:style-name="gr30" draw:text-style-name="P3" draw:layer="layout" svg:width="0cm" svg:height="0.184cm" svg:x="24.862cm" svg:y="2.224cm" svg:viewBox="0 0 0 185" draw:points="0,0 0,185">
          <text:p/>
        </draw:polygon>
        <draw:polygon draw:style-name="gr31" draw:text-style-name="P3" draw:layer="layout" svg:width="0cm" svg:height="0.164cm" svg:x="25.006cm" svg:y="2.26cm" svg:viewBox="0 0 0 165" draw:points="0,0 0,165">
          <text:p/>
        </draw:polygon>
        <draw:polygon draw:style-name="gr32" draw:text-style-name="P3" draw:layer="layout" svg:width="0cm" svg:height="0.172cm" svg:x="25.141cm" svg:y="2.282cm" svg:viewBox="0 0 0 173" draw:points="0,0 0,173">
          <text:p/>
        </draw:polygon>
        <draw:polygon draw:style-name="gr33" draw:text-style-name="P3" draw:layer="layout" svg:width="0cm" svg:height="0.172cm" svg:x="25.285cm" svg:y="2.318cm" svg:viewBox="0 0 0 173" draw:points="0,0 0,173">
          <text:p/>
        </draw:polygon>
        <draw:polygon draw:style-name="gr34" draw:text-style-name="P3" draw:layer="layout" svg:width="0cm" svg:height="0.172cm" svg:x="25.409cm" svg:y="2.346cm" svg:viewBox="0 0 0 173" draw:points="0,0 0,173">
          <text:p/>
        </draw:polygon>
        <draw:polygon draw:style-name="gr35" draw:text-style-name="P3" draw:layer="layout" svg:width="0cm" svg:height="0.174cm" svg:x="26.182cm" svg:y="2.58cm" svg:viewBox="0 0 0 175" draw:points="0,0 0,175">
          <text:p/>
        </draw:polygon>
        <draw:polygon draw:style-name="gr36" draw:text-style-name="P3" draw:layer="layout" svg:width="0.07cm" svg:height="0.868cm" svg:x="25.759cm" svg:y="2.621cm" svg:viewBox="0 0 71 869" draw:points="69,66 2,0 0,869 71,847">
          <text:p/>
        </draw:polygon>
        <draw:line draw:style-name="gr37" draw:text-style-name="P3" draw:layer="layout" svg:x1="26.182cm" svg:y1="2.893cm" svg:x2="26.182cm" svg:y2="3.068cm">
          <text:p/>
        </draw:line>
        <draw:line draw:style-name="gr38" draw:text-style-name="P3" draw:layer="layout" svg:x1="26.402cm" svg:y1="2.949cm" svg:x2="26.402cm" svg:y2="3.114cm">
          <text:p/>
        </draw:line>
        <draw:line draw:style-name="gr39" draw:text-style-name="P3" draw:layer="layout" svg:x1="26.292cm" svg:y1="2.921cm" svg:x2="26.292cm" svg:y2="3.086cm">
          <text:p/>
        </draw:line>
        <draw:line draw:style-name="gr40" draw:text-style-name="P3" draw:layer="layout" svg:x1="26.292cm" svg:y1="2.618cm" svg:x2="26.292cm" svg:y2="2.783cm">
          <text:p/>
        </draw:line>
        <draw:line draw:style-name="gr41" draw:text-style-name="P3" draw:layer="layout" svg:x1="26.402cm" svg:y1="2.661cm" svg:x2="26.402cm" svg:y2="2.816cm">
          <text:p/>
        </draw:line>
        <draw:line draw:style-name="gr42" draw:text-style-name="P3" draw:layer="layout" svg:x1="26.512cm" svg:y1="2.704cm" svg:x2="26.512cm" svg:y2="2.849cm">
          <text:p/>
        </draw:line>
        <draw:line draw:style-name="gr43" draw:text-style-name="P3" draw:layer="layout" svg:x1="26.605cm" svg:y1="2.745cm" svg:x2="26.605cm" svg:y2="2.888cm">
          <text:p/>
        </draw:line>
        <draw:line draw:style-name="gr44" draw:text-style-name="P3" draw:layer="layout" svg:x1="26.697cm" svg:y1="2.78cm" svg:x2="26.697cm" svg:y2="2.907cm">
          <text:p/>
        </draw:line>
        <draw:line draw:style-name="gr45" draw:text-style-name="P3" draw:layer="layout" svg:x1="26.777cm" svg:y1="2.809cm" svg:x2="26.777cm" svg:y2="2.944cm">
          <text:p/>
        </draw:line>
        <draw:line draw:style-name="gr46" draw:text-style-name="P3" draw:layer="layout" svg:x1="26.846cm" svg:y1="2.839cm" svg:x2="26.846cm" svg:y2="2.966cm">
          <text:p/>
        </draw:line>
        <draw:line draw:style-name="gr47" draw:text-style-name="P3" draw:layer="layout" svg:x1="26.912cm" svg:y1="2.863cm" svg:x2="26.912cm" svg:y2="2.987cm">
          <text:p/>
        </draw:line>
        <draw:line draw:style-name="gr48" draw:text-style-name="P3" draw:layer="layout" svg:x1="26.967cm" svg:y1="2.883cm" svg:x2="26.967cm" svg:y2="3.003cm">
          <text:p/>
        </draw:line>
        <draw:line draw:style-name="gr49" draw:text-style-name="P3" draw:layer="layout" svg:x1="27.022cm" svg:y1="2.908cm" svg:x2="27.022cm" svg:y2="3.023cm">
          <text:p/>
        </draw:line>
        <draw:line draw:style-name="gr50" draw:text-style-name="P3" draw:layer="layout" svg:x1="26.049cm" svg:y1="2.618cm" svg:x2="26.049cm" svg:y2="2.763cm">
          <text:p/>
        </draw:line>
        <draw:line draw:style-name="gr51" draw:text-style-name="P3" draw:layer="layout" svg:x1="25.94cm" svg:y1="2.656cm" svg:x2="25.94cm" svg:y2="2.796cm">
          <text:p/>
        </draw:line>
        <draw:line draw:style-name="gr52" draw:text-style-name="P3" draw:layer="layout" svg:x1="25.94cm" svg:y1="2.936cm" svg:x2="25.94cm" svg:y2="3.101cm">
          <text:p/>
        </draw:line>
        <draw:line draw:style-name="gr53" draw:text-style-name="P3" draw:layer="layout" svg:x1="26.049cm" svg:y1="2.916cm" svg:x2="26.049cm" svg:y2="3.094cm">
          <text:p/>
        </draw:line>
        <draw:line draw:style-name="gr54" draw:text-style-name="P3" draw:layer="layout" svg:x1="26.697cm" svg:y1="3.032cm" svg:x2="26.697cm" svg:y2="3.197cm">
          <text:p/>
        </draw:line>
        <draw:line draw:style-name="gr55" draw:text-style-name="P3" draw:layer="layout" svg:x1="26.912cm" svg:y1="3.089cm" svg:x2="26.912cm" svg:y2="3.254cm">
          <text:p/>
        </draw:line>
        <draw:polygon draw:style-name="gr56" draw:text-style-name="P3" draw:layer="layout" svg:width="0.001cm" svg:height="0.213cm" svg:x="24.839cm" svg:y="3.274cm" svg:viewBox="0 0 2 214" draw:points="0,214 2,0">
          <text:p/>
        </draw:polygon>
        <draw:polygon draw:style-name="gr57" draw:text-style-name="P3" draw:layer="layout" svg:width="0cm" svg:height="0.162cm" svg:x="24.664cm" svg:y="3.293cm" svg:viewBox="0 0 0 163" draw:points="0,163 0,0">
          <text:p/>
        </draw:polygon>
        <draw:polygon draw:style-name="gr58" draw:text-style-name="P3" draw:layer="layout" svg:width="0cm" svg:height="0.107cm" svg:x="24.51cm" svg:y="3.317cm" svg:viewBox="0 0 0 108" draw:points="0,108 0,0">
          <text:p/>
        </draw:polygon>
        <draw:polygon draw:style-name="gr59" draw:text-style-name="P3" draw:layer="layout" svg:width="0cm" svg:height="0.072cm" svg:x="24.404cm" svg:y="3.33cm" svg:viewBox="0 0 0 73" draw:points="0,73 0,0">
          <text:p/>
        </draw:polygon>
        <draw:polygon draw:style-name="gr60" draw:text-style-name="P3" draw:layer="layout" svg:width="0.368cm" svg:height="0.663cm" svg:x="25.329cm" svg:y="2.811cm" svg:viewBox="0 0 369 664" draw:points="9,5 0,664 201,644 369,664 361,0 199,48">
          <text:p/>
        </draw:polygon>
        <draw:polygon draw:style-name="gr61" draw:text-style-name="P3" draw:layer="layout" svg:width="0.801cm" svg:height="0.247cm" svg:x="24.375cm" svg:y="2.916cm" svg:viewBox="0 0 802 248" draw:points="0,248 21,248 445,29 801,73 802,51 461,0">
          <text:p/>
        </draw:polygon>
        <draw:polygon draw:style-name="gr62" draw:text-style-name="P3" draw:layer="layout" svg:width="1.259cm" svg:height="0.271cm" svg:x="25.828cm" svg:y="2.867cm" svg:viewBox="0 0 1260 272" draw:points="0,91 0,106 359,25 1237,272 1260,272 347,0">
          <text:p/>
        </draw:polygon>
        <draw:polygon draw:style-name="gr63" draw:text-style-name="P3" draw:layer="layout" svg:width="0.193cm" svg:height="0.368cm" svg:x="25.336cm" svg:y="2.491cm" svg:viewBox="0 0 194 369" draw:points="0,0 194,48 194,369 0,325">
          <text:p/>
        </draw:polygon>
        <draw:polygon draw:style-name="gr64" draw:text-style-name="P3" draw:layer="layout" svg:width="0.162cm" svg:height="0.37cm" svg:x="25.53cm" svg:y="2.489cm" svg:viewBox="0 0 163 371" draw:points="0,53 163,0 163,320 0,371">
          <text:p/>
        </draw:polygon>
        <draw:polygon draw:style-name="gr65" draw:text-style-name="P3" draw:layer="layout" svg:width="1.543cm" svg:height="0.637cm" svg:x="25.53cm" svg:y="2.186cm" svg:viewBox="0 0 1544 638" draw:points="0,183 515,0 1544,542 1544,638 547,165 0,359">
          <text:p/>
        </draw:polygon>
        <draw:polygon draw:style-name="gr66" draw:text-style-name="P3" draw:layer="layout" svg:width="0cm" svg:height="0.143cm" svg:x="24.741cm" svg:y="2.989cm" svg:viewBox="0 0 0 144" draw:points="0,0 0,144">
          <text:p/>
        </draw:polygon>
        <draw:polygon draw:style-name="gr67" draw:text-style-name="P3" draw:layer="layout" svg:width="0cm" svg:height="0.131cm" svg:x="24.664cm" svg:y="3.028cm" svg:viewBox="0 0 0 132" draw:points="0,0 0,132">
          <text:p/>
        </draw:polygon>
        <draw:polygon draw:style-name="gr68" draw:text-style-name="P3" draw:layer="layout" svg:width="0cm" svg:height="0.115cm" svg:x="24.593cm" svg:y="3.066cm" svg:viewBox="0 0 0 116" draw:points="0,0 0,116">
          <text:p/>
        </draw:polygon>
        <draw:polygon draw:style-name="gr69" draw:text-style-name="P3" draw:layer="layout" svg:width="0cm" svg:height="0.103cm" svg:x="24.529cm" svg:y="3.1cm" svg:viewBox="0 0 0 104" draw:points="0,0 0,104">
          <text:p/>
        </draw:polygon>
        <draw:polygon draw:style-name="gr70" draw:text-style-name="P3" draw:layer="layout" svg:width="0cm" svg:height="0.089cm" svg:x="24.474cm" svg:y="3.127cm" svg:viewBox="0 0 0 90" draw:points="0,0 0,90">
          <text:p/>
        </draw:polygon>
        <draw:polygon draw:style-name="gr71" draw:text-style-name="P3" draw:layer="layout" svg:width="0cm" svg:height="0.143cm" svg:x="24.949cm" svg:y="2.964cm" svg:viewBox="0 0 0 144" draw:points="0,0 0,144">
          <text:p/>
        </draw:polygon>
        <draw:polygon draw:style-name="gr72" draw:text-style-name="P3" draw:layer="layout" svg:width="0cm" svg:height="0.143cm" svg:x="25.068cm" svg:y="2.977cm" svg:viewBox="0 0 0 144" draw:points="0,0 0,144">
          <text:p/>
        </draw:polygon>
        <draw:polygon draw:style-name="gr73" draw:text-style-name="P3" draw:layer="layout" svg:width="0cm" svg:height="0.084cm" svg:x="24.433cm" svg:y="3.145cm" svg:viewBox="0 0 0 85" draw:points="0,0 0,85">
          <text:p/>
        </draw:polygon>
        <draw:polygon draw:style-name="gr74" draw:text-style-name="P3" draw:layer="layout" svg:width="0cm" svg:height="0.097cm" svg:x="24.433cm" svg:y="2.938cm" svg:viewBox="0 0 0 98" draw:points="0,0 0,98">
          <text:p/>
        </draw:polygon>
        <draw:polygon draw:style-name="gr75" draw:text-style-name="P3" draw:layer="layout" svg:width="0cm" svg:height="0.107cm" svg:x="24.474cm" svg:y="2.903cm" svg:viewBox="0 0 0 108" draw:points="0,0 0,108">
          <text:p/>
        </draw:polygon>
        <draw:polygon draw:style-name="gr76" draw:text-style-name="P3" draw:layer="layout" svg:width="0cm" svg:height="0.117cm" svg:x="24.529cm" svg:y="2.857cm" svg:viewBox="0 0 0 118" draw:points="0,0 0,118">
          <text:p/>
        </draw:polygon>
        <draw:polygon draw:style-name="gr77" draw:text-style-name="P3" draw:layer="layout" svg:width="0cm" svg:height="0.115cm" svg:x="24.593cm" svg:y="2.814cm" svg:viewBox="0 0 0 116" draw:points="0,0 0,116">
          <text:p/>
        </draw:polygon>
        <draw:polygon draw:style-name="gr78" draw:text-style-name="P3" draw:layer="layout" svg:width="0cm" svg:height="0.131cm" svg:x="24.664cm" svg:y="2.754cm" svg:viewBox="0 0 0 132" draw:points="0,0 0,132">
          <text:p/>
        </draw:polygon>
        <draw:polygon draw:style-name="gr79" draw:text-style-name="P3" draw:layer="layout" svg:width="0cm" svg:height="0.133cm" svg:x="24.741cm" svg:y="2.699cm" svg:viewBox="0 0 0 134" draw:points="0,0 0,134">
          <text:p/>
        </draw:polygon>
        <draw:polygon draw:style-name="gr80" draw:text-style-name="P3" draw:layer="layout" svg:width="0cm" svg:height="0.143cm" svg:x="24.949cm" svg:y="2.649cm" svg:viewBox="0 0 0 144" draw:points="0,0 0,144">
          <text:p/>
        </draw:polygon>
        <draw:polygon draw:style-name="gr81" draw:text-style-name="P3" draw:layer="layout" svg:width="0cm" svg:height="0.143cm" svg:x="25.068cm" svg:y="2.667cm" svg:viewBox="0 0 0 144" draw:points="0,0 0,144">
          <text:p/>
        </draw:polygon>
        <draw:polygon draw:style-name="gr82" draw:text-style-name="P3" draw:layer="layout" svg:width="0cm" svg:height="0.133cm" svg:x="24.433cm" svg:y="2.664cm" svg:viewBox="0 0 0 134" draw:points="0,0 0,134">
          <text:p/>
        </draw:polygon>
        <draw:polygon draw:style-name="gr83" draw:text-style-name="P3" draw:layer="layout" svg:width="0cm" svg:height="0.176cm" svg:x="24.779cm" svg:y="2.313cm" svg:viewBox="0 0 0 177" draw:points="0,0 0,177">
          <text:p/>
        </draw:polygon>
        <draw:polygon draw:style-name="gr84" draw:text-style-name="P3" draw:layer="layout" svg:width="0cm" svg:height="0.167cm" svg:x="24.693cm" svg:y="2.394cm" svg:viewBox="0 0 0 168" draw:points="0,0 0,168">
          <text:p/>
        </draw:polygon>
        <draw:polygon draw:style-name="gr85" draw:text-style-name="P3" draw:layer="layout" svg:width="0cm" svg:height="0.168cm" svg:x="24.613cm" svg:y="2.473cm" svg:viewBox="0 0 0 169" draw:points="0,0 0,169">
          <text:p/>
        </draw:polygon>
        <draw:polygon draw:style-name="gr86" draw:text-style-name="P3" draw:layer="layout" svg:width="0cm" svg:height="0.15cm" svg:x="24.546cm" svg:y="2.549cm" svg:viewBox="0 0 0 151" draw:points="0,0 0,151">
          <text:p/>
        </draw:polygon>
        <draw:polygon draw:style-name="gr87" draw:text-style-name="P3" draw:layer="layout" svg:width="0cm" svg:height="0.142cm" svg:x="24.489cm" svg:y="2.608cm" svg:viewBox="0 0 0 143" draw:points="0,0 0,143">
          <text:p/>
        </draw:polygon>
        <draw:polygon draw:style-name="gr88" draw:text-style-name="P3" draw:layer="layout" svg:width="0.214cm" svg:height="0.261cm" svg:x="26.036cm" svg:y="3.259cm" svg:viewBox="0 0 215 262" draw:points="0,5 5,242 126,262 213,249 215,5 135,0">
          <text:p/>
        </draw:polygon>
        <draw:line draw:style-name="gr89" draw:text-style-name="P3" draw:layer="layout" svg:x1="26.169cm" svg:y1="2.252cm" svg:x2="26.171cm" svg:y2="2.428cm">
          <text:p/>
        </draw:line>
        <draw:line draw:style-name="gr90" draw:text-style-name="P3" draw:layer="layout" svg:x1="26.045cm" svg:y1="2.191cm" svg:x2="26.047cm" svg:y2="2.367cm">
          <text:p/>
        </draw:line>
        <draw:line draw:style-name="gr91" draw:text-style-name="P3" draw:layer="layout" svg:x1="25.906cm" svg:y1="2.234cm" svg:x2="25.908cm" svg:y2="2.41cm">
          <text:p/>
        </draw:line>
        <draw:line draw:style-name="gr92" draw:text-style-name="P3" draw:layer="layout" svg:x1="25.783cm" svg:y1="2.28cm" svg:x2="25.785cm" svg:y2="2.456cm">
          <text:p/>
        </draw:line>
        <draw:line draw:style-name="gr93" draw:text-style-name="P3" draw:layer="layout" svg:x1="25.655cm" svg:y1="2.325cm" svg:x2="25.657cm" svg:y2="2.501cm">
          <text:p/>
        </draw:line>
        <draw:line draw:style-name="gr94" draw:text-style-name="P3" draw:layer="layout" svg:x1="26.291cm" svg:y1="2.318cm" svg:x2="26.293cm" svg:y2="2.494cm">
          <text:p/>
        </draw:line>
        <draw:line draw:style-name="gr95" draw:text-style-name="P3" draw:layer="layout" svg:x1="26.408cm" svg:y1="2.379cm" svg:x2="26.41cm" svg:y2="2.555cm">
          <text:p/>
        </draw:line>
        <draw:line draw:style-name="gr96" draw:text-style-name="P3" draw:layer="layout" svg:x1="26.552cm" svg:y1="2.456cm" svg:x2="26.554cm" svg:y2="2.575cm">
          <text:p/>
        </draw:line>
        <draw:line draw:style-name="gr97" draw:text-style-name="P3" draw:layer="layout" svg:x1="26.659cm" svg:y1="2.509cm" svg:x2="26.661cm" svg:y2="2.628cm">
          <text:p/>
        </draw:line>
        <draw:line draw:style-name="gr98" draw:text-style-name="P3" draw:layer="layout" svg:x1="26.744cm" svg:y1="2.56cm" svg:x2="26.746cm" svg:y2="2.679cm">
          <text:p/>
        </draw:line>
        <draw:line draw:style-name="gr99" draw:text-style-name="P3" draw:layer="layout" svg:x1="26.824cm" svg:y1="2.598cm" svg:x2="26.826cm" svg:y2="2.717cm">
          <text:p/>
        </draw:line>
        <draw:line draw:style-name="gr100" draw:text-style-name="P3" draw:layer="layout" svg:x1="26.897cm" svg:y1="2.639cm" svg:x2="26.899cm" svg:y2="2.758cm">
          <text:p/>
        </draw:line>
        <draw:line draw:style-name="gr101" draw:text-style-name="P3" draw:layer="layout" svg:x1="26.956cm" svg:y1="2.669cm" svg:x2="26.958cm" svg:y2="2.788cm">
          <text:p/>
        </draw:line>
        <draw:line draw:style-name="gr102" draw:text-style-name="P3" draw:layer="layout" svg:x1="27.016cm" svg:y1="2.697cm" svg:x2="27.018cm" svg:y2="2.816cm">
          <text:p/>
        </draw:line>
        <draw:polygon draw:style-name="gr103" draw:text-style-name="P3" draw:layer="layout" svg:width="3.508cm" svg:height="0.337cm" svg:x="23.966cm" svg:y="3.526cm" svg:viewBox="0 0 3509 338" draw:points="3287,151 3269,151 3252,151 3236,151 3221,151 3208,151 3196,151 3186,151 3178,150 3172,150 3166,150 3161,150 3157,149 3154,149 3151,149 3148,148 3144,148 3140,148 3135,147 3130,147 3123,147 3115,147 3105,147 3094,148 3080,148 3066,149 3050,149 3033,150 3015,151 2996,152 2979,154 2963,155 2949,156 2938,157 2929,158 2923,159 2918,160 2914,160 2913,160 2912,161 2912,161 2912,162 2912,162 2911,162 2908,163 2905,164 2899,165 2892,166 2881,168 2869,170 2853,172 2835,175 2814,178 2792,181 2774,184 2755,187 2737,190 2721,193 2706,195 2692,197 2681,199 2670,201 2662,203 2655,204 2650,205 2645,206 2641,207 2639,208 2636,208 2634,209 2631,210 2629,210 2625,211 2621,212 2615,213 2609,214 2600,216 2589,218 2577,220 2561,222 2544,225 2524,228 2501,231 2476,235 2450,238 2422,242 2399,245 2376,248 2354,251 2332,253 2311,256 2292,258 2274,260 2258,262 2243,264 2230,266 2218,267 2207,268 2198,270 2189,270 2182,271 2175,272 2168,273 2163,273 2157,274 2152,274 2147,275 2141,276 2135,276 2129,277 2122,278 2115,278 2106,279 2097,280 2086,281 2073,282 2060,284 2045,285 2028,287 2010,289 1991,291 1970,293 1948,295 1925,298 1902,300 1878,302 1851,305 1825,307 1800,309 1778,312 1758,314 1740,315 1725,316 1712,318 1701,319 1692,320 1685,320 1680,321 1675,321 1672,322 1669,322 1668,322 1666,322 1664,322 1663,323 1660,323 1657,323 1654,324 1649,324 1642,324 1634,325 1625,325 1613,326 1600,327 1584,328 1567,328 1548,330 1527,330 1505,332 1483,332 1459,333 1436,334 1414,335 1395,335 1377,336 1361,336 1348,337 1337,337 1327,337 1320,337 1314,337 1309,337 1305,337 1302,337 1299,337 1298,338 1295,337 1293,337 1290,337 1286,337 1281,337 1275,337 1268,337 1258,337 1247,337 1233,336 1218,336 1200,335 1180,335 1159,334 1136,333 1112,332 1090,332 1068,330 1047,330 1027,328 1009,328 993,326 978,326 965,325 955,324 945,324 937,323 929,322 924,322 919,321 914,321 910,320 906,320 902,320 898,319 894,318 889,318 883,317 877,317 869,316 860,315 849,314 838,313 824,312 809,310 793,309 775,307 756,306 736,304 717,302 693,300 671,298 651,296 634,295 618,293 605,292 594,291 586,291 579,290 574,290 570,290 567,290 564,290 562,290 560,290 558,290 556,290 552,289 548,289 542,288 535,287 527,286 517,285 505,283 491,280 476,278 461,275 445,272 425,268 408,264 392,260 380,258 371,255 365,254 360,253 358,253 357,253 357,254 358,254 359,255 359,255 358,255 356,254 352,252 345,249 336,244 324,239 309,231 291,222 272,212 257,203 242,195 227,186 213,177 198,168 185,160 171,152 158,143 146,135 134,127 122,118 110,110 99,102 88,95 77,87 67,79 57,72 47,65 39,59 31,53 24,48 17,43 12,39 8,36 5,34 3,32 1,31 0,31 0,30 0,30 0,27 0,22 0,15 0,8 0,3 0,0 0,0 0,0 1,1 3,2 5,4 8,6 12,9 17,13 24,18 31,23 39,29 47,35 57,42 67,49 77,57 88,64 99,72 110,80 122,88 134,96 146,104 158,113 171,121 185,130 198,138 213,147 227,156 242,164 257,173 272,181 291,192 309,201 324,208 336,214 345,218 352,222 356,224 358,224 359,225 359,224 358,224 357,224 357,223 358,223 360,223 365,224 371,225 380,227 392,230 408,234 425,238 445,242 461,245 476,248 491,250 505,253 517,255 527,256 535,257 542,258 548,259 552,259 556,260 558,260 560,260 562,260 564,260 567,260 570,260 574,260 579,260 586,260 594,261 605,262 618,263 634,264 651,266 671,268 693,270 717,272 736,274 756,276 775,277 793,279 809,280 824,282 838,283 849,284 860,285 869,286 877,287 883,287 889,288 894,288 898,289 902,289 906,290 910,290 914,291 919,291 924,291 929,292 937,293 945,293 955,294 965,295 978,295 993,296 1009,297 1027,298 1047,299 1068,300 1090,301 1112,302 1136,303 1159,304 1180,305 1200,305 1218,305 1233,306 1247,306 1258,307 1268,307 1275,307 1281,307 1286,307 1290,307 1293,307 1295,307 1298,307 1299,307 1302,307 1305,307 1309,307 1314,307 1320,307 1327,307 1337,307 1348,306 1361,306 1377,305 1395,305 1414,305 1436,304 1459,303 1483,302 1505,301 1527,300 1548,299 1567,298 1584,297 1600,297 1613,296 1625,295 1634,295 1642,294 1649,294 1654,293 1657,293 1660,293 1663,293 1664,292 1666,292 1668,292 1669,292 1672,291 1675,291 1680,291 1685,290 1692,289 1701,289 1712,287 1725,286 1740,285 1758,283 1778,281 1800,279 1825,277 1851,274 1878,272 1902,270 1925,268 1948,265 1970,263 1991,261 2010,259 2028,257 2045,255 2060,254 2073,252 2086,251 2097,250 2106,249 2115,248 2122,247 2129,247 2135,246 2141,245 2147,245 2152,244 2157,244 2163,243 2168,243 2175,242 2182,241 2189,240 2198,239 2207,238 2218,237 2230,235 2243,234 2258,232 2274,230 2292,228 2311,226 2332,223 2354,220 2376,218 2399,214 2422,212 2450,208 2476,204 2501,201 2524,197 2544,195 2561,192 2577,190 2589,188 2600,186 2609,184 2615,183 2621,182 2625,181 2629,180 2631,179 2634,179 2636,178 2639,177 2641,177 2645,176 2650,175 2655,174 2662,172 2670,171 2681,169 2692,167 2706,165 2721,162 2737,160 2755,157 2774,154 2792,151 2814,148 2835,145 2853,142 2869,139 2881,137 2892,136 2899,135 2905,133 2908,133 2911,132 2912,132 2912,131 2912,131 2912,131 2913,130 2914,130 2918,129 2923,129 2929,128 2938,127 2949,126 2963,125 2979,123 2996,122 3015,121 3033,120 3050,119 3066,118 3080,118 3094,118 3105,117 3115,117 3123,117 3130,117 3135,117 3140,118 3144,118 3148,118 3151,118 3154,119 3157,119 3161,119 3166,120 3172,120 3178,120 3186,120 3196,120 3208,120 3221,121 3236,121 3252,121 3269,121 3287,121 3307,121 3326,121 3344,121 3361,121 3377,121 3391,121 3404,121 3416,121 3428,121 3438,121 3448,121 3458,121 3467,121 3475,121 3483,121 3489,121 3495,121 3500,121 3503,121 3506,121 3508,121 3509,121 3509,121 3509,121 3509,124 3509,129 3509,136 3509,143 3509,148 3509,151 3509,151 3509,151 3508,151 3506,151 3503,151 3500,151 3495,151 3489,151 3483,151 3475,151 3467,151 3458,151 3448,151 3438,151 3428,151 3416,151 3404,151 3391,151 3377,151 3361,151 3344,151 3326,151 3307,151">
          <text:p/>
        </draw:polygon>
        <draw:polygon draw:style-name="gr104" draw:text-style-name="P3" draw:layer="layout" svg:width="2.633cm" svg:height="0.385cm" svg:x="23.966cm" svg:y="3.448cm" svg:viewBox="0 0 2634 386" draw:points="2175,230 2150,226 2127,223 2106,220 2086,216 2068,213 2052,210 2038,207 2024,204 2012,201 2001,198 1991,195 1981,193 1972,190 1964,187 1957,185 1950,182 1944,180 1938,178 1933,176 1929,174 1926,173 1923,172 1921,170 1919,170 1918,170 1918,169 1918,169 1917,168 1916,167 1914,164 1912,160 1909,155 1905,150 1901,143 1897,137 1893,129 1888,123 1883,115 1878,108 1873,100 1868,93 1863,85 1856,76 1852,69 1850,66 1849,64 1850,65 1850,65 1848,63 1845,60 1840,56 1834,53 1828,51 1824,49 1819,48 1815,47 1812,47 1809,47 1807,47 1806,47 1805,47 1803,46 1800,46 1795,45 1788,44 1779,42 1768,40 1754,37 1739,35 1722,31 1705,28 1686,25 1668,22 1650,19 1634,15 1618,12 1605,10 1594,8 1584,6 1578,5 1573,4 1569,4 1567,3 1567,3 1566,3 1564,4 1560,4 1555,5 1547,6 1536,7 1524,8 1509,10 1493,12 1476,15 1458,17 1440,19 1423,21 1407,23 1392,25 1380,27 1369,28 1361,29 1356,29 1352,30 1350,30 1349,30 1348,31 1347,33 1343,36 1338,41 1332,47 1324,54 1315,63 1305,73 1295,82 1286,91 1278,98 1271,104 1266,109 1263,112 1261,114 1260,115 1260,115 1259,115 1258,116 1256,116 1253,117 1250,118 1246,119 1241,120 1235,122 1229,123 1221,125 1212,127 1201,129 1189,131 1174,133 1156,136 1137,139 1122,141 1108,143 1094,145 1082,147 1070,149 1061,150 1053,152 1046,153 1041,154 1036,156 1032,157 1029,158 1025,159 1022,160 1019,160 1014,162 1009,162 1003,164 995,164 985,165 974,166 961,167 945,168 928,168 909,169 890,169 871,169 853,169 837,168 821,168 808,167 796,166 786,165 778,164 771,163 765,162 760,162 756,161 753,160 750,159 746,158 743,158 739,156 734,156 729,154 722,153 714,152 705,150 694,149 681,147 667,145 651,143 635,141 618,139 599,137 581,134 565,132 552,130 541,129 532,127 525,126 520,126 516,125 514,125 512,124 511,124 509,124 508,123 506,123 502,122 498,122 492,120 484,119 475,118 463,116 450,114 436,111 420,109 404,106 388,104 374,102 363,100 354,98 346,98 340,97 336,97 333,97 330,98 328,98 327,98 325,98 322,98 318,98 312,97 306,96 297,93 287,91 275,87 261,83 247,79 232,73 217,67 204,61 193,56 182,50 172,45 163,39 155,34 147,29 140,24 133,19 128,15 122,11 118,8 114,5 112,2 110,1 109,0 109,0 108,1 105,2 101,5 96,10 87,15 77,23 66,31 54,39 43,48 31,56 21,63 13,69 7,73 3,76 1,78 0,79 0,79 1,79 3,81 5,82 8,85 12,88 17,91 24,96 31,102 39,107 47,114 57,120 67,128 77,135 88,143 99,151 110,159 122,167 134,175 146,183 158,191 171,200 185,208 198,217 213,226 227,234 242,243 257,251 272,260 291,270 309,279 324,287 336,293 345,297 352,300 356,302 358,303 359,303 359,303 358,303 357,302 357,302 358,301 360,302 365,302 371,304 380,306 392,309 408,312 425,316 445,320 461,324 476,326 491,329 505,331 517,333 527,334 535,336 542,337 548,337 552,338 556,338 558,338 560,338 562,338 564,338 567,338 570,338 574,338 579,339 586,339 594,339 605,341 618,341 634,343 651,345 671,347 693,349 717,351 736,352 756,354 775,356 793,357 809,359 824,360 838,361 849,362 860,364 869,364 877,365 883,366 889,366 894,367 898,367 902,368 906,368 910,369 914,369 919,370 924,370 929,371 937,371 945,372 955,372 965,373 978,374 993,375 1009,376 1027,377 1047,378 1068,379 1090,380 1112,381 1136,382 1159,382 1180,383 1200,384 1218,384 1233,384 1247,385 1258,385 1268,385 1275,386 1281,386 1286,386 1290,386 1293,386 1295,386 1298,386 1299,386 1302,386 1305,386 1309,386 1314,386 1320,386 1327,385 1337,385 1348,385 1361,384 1377,384 1395,384 1414,383 1436,382 1459,382 1483,381 1505,380 1527,379 1548,378 1567,377 1584,376 1600,375 1613,374 1625,374 1634,373 1642,373 1649,372 1654,372 1657,372 1660,371 1663,371 1664,371 1666,371 1668,370 1669,370 1672,370 1675,370 1680,369 1685,369 1692,368 1701,367 1712,366 1725,365 1740,364 1758,362 1778,360 1800,358 1825,356 1851,353 1878,351 1902,348 1925,346 1948,344 1970,341 1991,339 2011,337 2030,335 2047,334 2063,332 2077,330 2090,329 2101,328 2112,326 2122,326 2131,324 2139,324 2146,323 2153,322 2160,321 2166,320 2173,320 2180,319 2186,318 2193,317 2201,316 2210,315 2218,314 2228,313 2239,312 2251,310 2264,309 2278,307 2294,305 2310,303 2327,301 2346,299 2364,297 2383,295 2403,293 2422,290 2449,287 2474,284 2496,281 2516,279 2532,277 2547,275 2559,274 2569,274 2578,273 2586,272 2592,272 2598,272 2603,272 2608,272 2612,272 2616,272 2620,272 2624,272 2627,272 2630,270 2633,270 2634,268 2634,266 2632,264 2627,262 2619,260 2611,258 2602,257 2592,255 2581,254 2569,252 2557,251 2546,250 2534,249 2523,249 2512,248 2501,248 2491,247 2481,247 2472,247 2462,247 2453,247 2444,247 2435,247 2426,247 2416,247 2407,247 2396,247 2386,247 2374,247 2362,246 2350,246 2336,245 2321,244 2305,243 2289,242 2271,240 2253,239 2234,237 2214,235 2194,232">
          <text:p/>
        </draw:polygon>
        <draw:polygon draw:style-name="gr105" draw:text-style-name="P3" draw:layer="layout" svg:width="0cm" svg:height="0.601cm" svg:x="25.532cm" svg:y="2.855cm" svg:viewBox="0 0 0 602" draw:points="0,0 0,602">
          <text:p/>
        </draw:polygon>
        <draw:polygon draw:style-name="gr106" draw:text-style-name="P3" draw:layer="layout" svg:width="0.203cm" svg:height="0.004cm" svg:x="25.331cm" svg:y="3.294cm" svg:viewBox="0 0 204 5" draw:points="204,0 0,5">
          <text:p/>
        </draw:polygon>
        <draw:polygon draw:style-name="gr107" draw:text-style-name="P3" draw:layer="layout" svg:width="0.165cm" svg:height="0.012cm" svg:x="25.531cm" svg:y="3.294cm" svg:viewBox="0 0 166 13" draw:points="0,0 166,13">
          <text:p/>
        </draw:polygon>
        <draw:polygon draw:style-name="gr108" draw:text-style-name="P3" draw:layer="layout" svg:width="0.82cm" svg:height="0.244cm" svg:x="24.375cm" svg:y="3.096cm" svg:viewBox="0 0 821 245" draw:points="2,147 459,0 819,25 821,193 450,183 0,245">
          <text:p/>
        </draw:polygon>
        <draw:polygon draw:style-name="gr109" draw:text-style-name="P3" draw:layer="layout" svg:width="0.964cm" svg:height="1.105cm" svg:x="24.372cm" svg:y="2.384cm" svg:viewBox="0 0 965 1106" draw:points="0,588 517,168 872,237 872,1106 959,1091 965,110 517,0 0,473">
          <text:p/>
        </draw:polygon>
        <draw:polygon draw:style-name="gr110" draw:text-style-name="P3" draw:layer="layout" svg:width="0.821cm" svg:height="0.391cm" svg:x="24.374cm" svg:y="2.771cm" svg:viewBox="0 0 822 392" draw:points="0,392 0,300 462,0 822,51 822,197 462,146">
          <text:p/>
        </draw:polygon>
        <draw:polygon draw:style-name="gr111" draw:text-style-name="P3" draw:layer="layout" svg:width="1.271cm" svg:height="0.413cm" svg:x="25.816cm" svg:y="2.723cm" svg:viewBox="0 0 1272 414" draw:points="0,239 359,147 1272,414 1272,302 359,0 0,97">
          <text:p/>
        </draw:polygon>
        <draw:polygon draw:style-name="gr112" draw:text-style-name="P3" draw:layer="layout" svg:width="1.404cm" svg:height="1.141cm" svg:x="25.688cm" svg:y="2.349cm" svg:viewBox="0 0 1405 1142" draw:points="75,1142 73,270 414,142 1402,570 1405,481 394,0 5,140 0,1127">
          <text:p/>
        </draw:polygon>
        <draw:polygon draw:style-name="gr113" draw:text-style-name="P3" draw:layer="layout" svg:width="2.842cm" svg:height="0.728cm" svg:x="24.323cm" svg:y="2cm" svg:viewBox="0 0 2843 729" draw:points="513,154 1204,312 1743,116 2843,729 2843,658 1743,0 1207,210 513,39 0,629 0,724">
          <text:p/>
        </draw:polygon>
        <draw:polygon draw:style-name="gr114" draw:text-style-name="P3" draw:layer="layout" svg:width="0.133cm" svg:height="0.102cm" svg:x="24.829cm" svg:y="3.415cm" svg:viewBox="0 0 134 103" draw:points="20,17 24,17 27,18 29,20 31,22 32,24 34,27 36,28 39,30 43,31 49,29 55,27 60,24 63,21 65,17 67,14 68,11 70,8 73,4 77,2 81,0 85,1 85,4 84,7 82,11 82,16 86,20 90,22 94,23 98,23 101,22 104,21 107,20 110,19 113,19 116,20 117,22 117,25 115,28 113,30 110,31 107,33 104,34 101,36 98,38 95,41 93,45 92,48 92,51 93,53 93,54 94,55 94,55 95,56 96,56 97,57 99,59 101,60 104,62 108,64 113,64 116,64 118,63 121,61 124,61 127,62 129,66 130,68 130,70 130,72 131,74 131,76 131,77 131,79 132,80 132,81 133,82 133,84 134,85 134,86 133,88 132,90 131,91 129,93 126,95 122,97 117,99 110,100 103,102 96,102 90,103 85,103 80,102 76,102 72,101 68,101 64,100 59,100 54,99 48,99 41,99 33,99 26,99 16,99 10,99 7,99 6,100 7,101 7,101 8,102 7,102 5,101 3,99 1,95 0,92 0,90 1,88 2,86 2,83 3,79 3,73 3,67 2,63 2,60 1,58 0,57 0,55 1,51 3,48 6,45 9,45 12,45 15,47 17,48 20,49 23,49 26,48 27,45 26,43 24,42 22,41 20,39 19,34 18,32 18,29 18,27 17,26 17,25 16,24 16,23 16,21 16,20 17,19 18,18">
          <text:p/>
        </draw:polygon>
        <draw:polygon draw:style-name="gr115" draw:text-style-name="P3" draw:layer="layout" svg:width="0.155cm" svg:height="0.118cm" svg:x="26.04cm" svg:y="3.444cm" svg:viewBox="0 0 156 119" draw:points="20,28 25,26 28,26 31,26 32,27 34,28 37,28 42,27 50,24 55,22 60,19 64,17 67,15 68,12 70,11 71,8 73,7 75,5 79,3 83,1 88,0 93,0 97,1 99,2 100,4 101,5 101,7 101,8 103,11 105,14 108,17 111,20 113,22 114,24 115,24 116,25 117,25 118,26 118,27 118,30 117,34 115,37 113,41 110,43 107,44 105,45 102,46 100,47 97,49 95,53 93,56 92,59 92,61 92,63 92,64 92,65 93,66 93,67 93,67 94,68 94,68 95,69 96,70 97,71 99,72 101,73 104,73 109,74 113,73 117,71 120,68 123,66 126,63 129,61 132,60 137,61 141,64 143,66 144,69 145,72 146,75 148,77 149,80 150,82 151,84 153,87 154,89 155,91 156,93 156,95 156,98 156,100 155,103 153,106 150,109 146,112 141,114 134,116 127,118 119,119 112,119 106,119 100,119 95,118 90,117 85,116 81,115 76,114 70,113 64,113 58,112 50,111 42,111 34,110 26,110 16,110 9,110 5,110 3,110 4,111 5,112 6,112 7,113 7,113 6,113 5,112 3,110 1,106 0,103 0,101 1,99 2,97 2,95 3,91 3,84 3,78 2,74 2,72 1,70 0,68 0,66 1,62 3,59 6,57 9,56 12,57 15,58 17,59 20,60 23,60 26,59 27,57 26,55 24,54 22,53 20,50 19,45 18,42 18,40 17,38 17,37 16,36 16,35 16,34 16,33 18,31">
          <text:p/>
        </draw:polygon>
        <draw:polygon draw:style-name="gr116" draw:text-style-name="P3" draw:layer="layout" svg:width="0cm" svg:height="0.26cm" svg:x="26.161cm" svg:y="3.261cm" svg:viewBox="0 0 1 261" draw:points="0,0 1,261">
          <text:p/>
        </draw:polygon>
        <draw:polygon draw:style-name="gr117" draw:text-style-name="P3" draw:layer="layout" svg:width="1.257cm" svg:height="0.27cm" svg:x="25.814cm" svg:y="3.066cm" svg:viewBox="0 0 1258 271" draw:points="0,56 352,0 1258,178 1258,271 352,193 0,214">
          <text:p/>
        </draw:polygon>
        <draw:polygon draw:style-name="gr118" draw:text-style-name="P3" draw:layer="layout" svg:width="0.177cm" svg:height="0.135cm" svg:x="26.198cm" svg:y="3.413cm" svg:viewBox="0 0 178 136" draw:points="150,23 146,23 142,24 139,26 136,29 135,32 133,35 130,38 126,40 120,40 112,39 106,37 100,33 96,29 93,26 90,22 89,19 87,15 85,12 82,8 79,5 74,2 70,0 65,0 64,3 64,6 67,10 68,14 69,18 67,22 63,26 58,29 52,30 47,30 43,29 39,28 35,26 31,25 27,25 24,27 22,29 22,33 25,37 28,39 32,41 36,43 40,45 44,47 48,50 52,55 54,60 55,63 55,66 55,69 54,71 54,72 53,72 52,73 52,74 51,74 49,75 48,76 46,78 43,80 40,82 35,84 30,85 27,85 23,84 20,83 18,81 15,81 12,81 8,83 6,87 5,90 5,93 5,95 4,98 4,100 3,102 3,104 2,106 2,108 1,110 0,111 0,113 0,115 1,117 2,119 4,121 6,123 10,126 16,128 22,131 30,133 38,135 47,136 54,136 61,136 67,136 72,136 77,135 81,135 86,134 91,133 96,133 102,132 109,132 117,131 125,131 135,131 143,131 155,131 162,131 167,132 169,132 169,133 169,134 168,134 167,135 169,135 171,133 174,131 176,127 178,123 178,121 177,118 176,117 176,115 175,112 174,108 174,103 174,97 174,89 174,83 175,80 176,77 177,75 178,72 177,68 174,63 171,61 167,60 164,60 160,61 158,62 155,63 152,65 149,65 146,65 143,63 142,60 143,58 146,56 149,55 151,51 153,45 153,42 153,40 154,38 154,36 155,34 155,33 156,31 156,30 156,29 156,27 156,26 155,25 153,23">
          <text:p/>
        </draw:polygon>
        <draw:polygon draw:style-name="gr119" draw:text-style-name="P3" draw:layer="layout" svg:width="0.177cm" svg:height="0.135cm" svg:x="24.697cm" svg:y="3.392cm" svg:viewBox="0 0 178 136" draw:points="150,23 146,23 142,24 139,26 136,29 135,32 133,35 130,38 126,40 120,40 112,39 106,37 100,33 96,29 93,26 90,22 89,19 87,15 85,12 82,8 79,5 74,2 70,0 65,0 64,3 64,6 67,10 68,14 69,18 67,22 63,26 58,29 52,30 47,30 43,29 39,28 35,26 31,25 27,25 24,27 22,29 22,33 25,37 28,39 32,41 36,43 40,45 44,47 48,50 52,55 54,60 55,63 55,66 55,69 54,71 54,72 53,72 52,73 52,74 51,74 49,75 48,76 46,78 43,80 40,82 35,84 30,85 27,85 23,84 20,83 18,81 15,81 12,81 8,83 6,87 5,90 5,93 5,95 4,98 4,100 3,102 3,104 2,106 2,108 1,110 0,111 0,113 0,115 1,117 2,119 4,121 6,123 10,126 16,128 22,131 30,133 38,135 47,136 54,136 61,136 67,136 72,136 77,135 81,135 86,134 91,133 96,133 102,132 109,132 117,131 125,131 135,131 143,131 155,131 162,131 167,132 169,132 169,133 169,134 168,134 167,135 169,135 171,133 174,131 176,127 178,123 178,121 177,118 176,117 176,115 175,112 174,108 174,103 174,97 174,89 174,83 175,80 176,77 177,75 178,72 177,68 174,63 171,61 167,60 164,60 160,61 158,62 155,63 152,65 149,65 146,65 143,63 142,60 143,58 146,56 149,55 151,51 153,45 153,42 153,40 154,38 154,36 155,34 155,33 156,31 156,30 156,29 156,27 156,26 155,25 153,23">
          <text:p/>
        </draw:polygon>
        <draw:polygon draw:style-name="gr120" draw:text-style-name="P3" draw:layer="layout" svg:width="0.133cm" svg:height="0.102cm" svg:x="24.43cm" svg:y="3.374cm" svg:viewBox="0 0 134 103" draw:points="20,17 24,17 27,18 29,20 31,22 32,24 34,27 36,28 39,30 43,31 49,29 55,27 60,24 63,21 65,17 67,14 68,11 70,8 73,4 77,2 81,0 85,1 85,4 84,7 82,11 82,16 86,20 90,22 94,23 98,23 101,22 104,21 107,20 110,19 113,19 116,20 117,22 117,25 115,28 113,30 110,31 107,33 104,34 101,36 98,38 95,41 93,45 92,48 92,51 93,53 93,54 94,55 94,55 95,56 96,56 97,57 99,59 101,60 104,62 108,64 113,64 116,64 118,63 121,61 124,61 127,62 129,66 130,68 130,70 130,72 131,74 131,76 131,77 131,79 132,80 132,81 133,82 133,84 134,85 134,86 133,88 132,90 131,91 129,93 126,95 122,97 117,99 110,100 103,102 96,102 90,103 85,103 80,102 76,102 72,101 68,101 64,100 59,100 54,99 48,99 41,99 33,99 26,99 16,99 10,99 7,99 6,100 7,101 7,101 8,102 7,102 5,101 3,99 1,95 0,92 0,90 1,88 2,86 2,83 3,79 3,73 3,67 2,63 2,60 1,58 0,57 0,55 1,51 3,48 6,45 9,45 12,45 15,47 17,48 20,49 23,49 26,48 27,45 26,43 24,42 22,41 20,39 19,34 18,32 18,29 18,27 17,26 17,25 16,24 16,23 16,21 16,20 17,19 18,18">
          <text:p/>
        </draw:polygon>
        <draw:polygon draw:style-name="gr121" draw:text-style-name="P3" draw:layer="layout" svg:width="0.1cm" svg:height="0.197cm" svg:x="26.462cm" svg:y="3.286cm" svg:viewBox="0 0 101 198" draw:points="0,0 101,8 98,198 0,192">
          <text:p/>
        </draw:polygon>
        <draw:polygon draw:style-name="gr122" draw:text-style-name="P3" draw:layer="layout" svg:width="0.052cm" svg:height="0.187cm" svg:x="26.559cm" svg:y="3.294cm" svg:viewBox="0 0 53 188" draw:points="2,0 53,3 50,180 0,188">
          <text:p/>
        </draw:polygon>
        <draw:line draw:style-name="gr123" draw:text-style-name="P3" draw:layer="layout" svg:x1="26.171cm" svg:y1="3.071cm" svg:x2="26.169cm" svg:y2="3.263cm">
          <text:p/>
        </draw:line>
        <draw:polygon draw:style-name="gr124" draw:text-style-name="P3" draw:layer="layout" svg:width="0.08cm" svg:height="0.099cm" svg:x="26.933cm" svg:y="3.325cm" svg:viewBox="0 0 81 100" draw:points="0,0 81,7 81,100 2,97">
          <text:p/>
        </draw:polygon>
        <draw:polygon draw:style-name="gr125" draw:text-style-name="P3" draw:layer="layout" svg:width="0.042cm" svg:height="0.131cm" svg:x="26.843cm" svg:y="3.317cm" svg:viewBox="0 0 43 132" draw:points="0,0 40,3 43,127 2,132">
          <text:p/>
        </draw:polygon>
        <draw:polygon draw:style-name="gr126" draw:text-style-name="P3" draw:layer="layout" svg:width="0.033cm" svg:height="0.094cm" svg:x="27.014cm" svg:y="3.332cm" svg:viewBox="0 0 34 95" draw:points="0,0 31,2 34,93 0,95">
          <text:p/>
        </draw:polygon>
        <draw:polygon draw:style-name="gr127" draw:text-style-name="P3" draw:layer="layout" svg:width="0.101cm" svg:height="0.14cm" svg:x="26.742cm" svg:y="3.308cm" svg:viewBox="0 0 102 141" draw:points="3,0 101,8 102,141 0,137">
          <text:p/>
        </draw:polygon>
        <draw:line draw:style-name="gr128" draw:text-style-name="P3" draw:layer="layout" svg:x1="24.831cm" svg:y1="3.1cm" svg:x2="24.831cm" svg:y2="3.278cm">
          <text:p/>
        </draw:line>
        <draw:polygon draw:style-name="gr129" draw:text-style-name="P3" draw:layer="layout" svg:width="0.133cm" svg:height="0.102cm" svg:x="26.506cm" svg:y="3.409cm" svg:viewBox="0 0 134 103" draw:points="20,17 24,17 27,18 29,20 31,22 32,24 34,27 36,28 39,30 43,31 49,29 55,27 60,24 63,21 65,17 67,14 68,11 70,8 73,4 77,2 81,0 85,1 85,4 84,7 82,11 82,16 86,20 90,22 94,23 98,23 101,22 104,21 107,20 110,19 113,19 116,20 117,22 117,25 115,28 113,30 110,31 107,33 104,34 101,36 98,38 95,41 93,45 92,48 92,51 93,53 93,54 94,55 94,55 95,56 96,56 97,57 99,59 101,60 104,62 108,64 113,64 116,64 118,63 121,61 124,61 127,62 129,66 130,68 130,70 130,72 131,74 131,76 131,77 131,79 132,80 132,81 133,82 133,84 134,85 134,86 133,88 132,90 131,91 129,93 126,95 122,97 117,99 110,100 103,102 96,102 90,103 85,103 80,102 76,102 72,101 68,101 64,100 59,100 54,99 48,99 41,99 33,99 26,99 16,99 10,99 7,99 6,100 7,101 7,101 8,102 7,102 5,101 3,99 1,95 0,92 0,90 1,88 2,86 2,83 3,79 3,73 3,67 2,63 2,60 1,58 0,57 0,55 1,51 3,48 6,45 9,45 12,45 15,47 17,48 20,49 23,49 26,48 27,45 26,43 24,42 22,41 20,39 19,34 18,32 18,29 18,27 17,26 17,25 16,24 16,23 16,21 16,20 17,19 18,18">
          <text:p/>
        </draw:polygon>
        <draw:g>
          <draw:rect draw:style-name="gr130" draw:text-style-name="P4" draw:layer="layout" svg:width="0.214cm" svg:height="0.301cm" svg:x="24.823cm" svg:y="10.812cm">
            <text:p/>
          </draw:rect>
          <draw:rect draw:style-name="gr131" draw:text-style-name="P4" draw:layer="layout" svg:width="0.207cm" svg:height="0.301cm" svg:x="26.297cm" svg:y="10.835cm">
            <text:p/>
          </draw:rect>
          <draw:path draw:style-name="gr132" draw:text-style-name="P4" draw:layer="layout" svg:width="3.013cm" svg:height="1.162cm" svg:x="24.201cm" svg:y="10cm" svg:viewBox="0 0 3014 1163" svg:d="m100 1055c-45-68-7-148-50-182-113-88-4-104 30-197-30-395 123-375 203-592 668-89 1178-232 2001 333 416 109 681 184 730 475-79 99 10 114-119 213-51 134-103-7-143-6 5-585-688-344-564 35-719 0-961 23-1450 0-113-566-500-453-638-79z">
            <text:p/>
          </draw:path>
          <draw:path draw:style-name="gr133" draw:text-style-name="P4" draw:layer="layout" svg:width="0.931cm" svg:height="0.995cm" svg:x="25.449cm" svg:y="10.056cm" svg:viewBox="0 0 932 996" svg:d="m8 996c34-320 32-685-8-996 317 0 557 114 932 429 0 311-15 355-83 563-317 0-525 4-841 4z">
            <text:p/>
          </draw:path>
          <draw:path draw:style-name="gr134" draw:text-style-name="P4" draw:layer="layout" svg:width="0.801cm" svg:height="0.998cm" svg:x="24.658cm" svg:y="10.042cm" svg:viewBox="0 0 802 999" svg:d="m331 921c-208-356-371-409-322-843 387-104 522-81 764-61 31 241 43 470 8 982-249 0-351 0-450-78z">
            <text:p/>
          </draw:path>
          <draw:path draw:style-name="gr135" draw:text-style-name="P4" draw:layer="layout" svg:width="0.924cm" svg:height="0.495cm" svg:x="25.48cm" svg:y="10.078cm" svg:viewBox="0 0 925 496" svg:d="m18 441c0-159-3-298-18-441 311 0 690 149 925 496-311 0-597-55-907-55z">
            <text:p/>
          </draw:path>
          <draw:path draw:style-name="gr136" draw:text-style-name="P4" draw:layer="layout" svg:width="0.874cm" svg:height="0.454cm" svg:x="25.491cm" svg:y="10.1cm" svg:viewBox="0 0 875 455" svg:d="m15 395c0-152 0-258-15-395 299 0 589 99 875 455-298 0-561-60-860-60z">
            <text:p/>
          </draw:path>
          <draw:path draw:style-name="gr137" draw:text-style-name="P4" draw:layer="layout" svg:width="0.71cm" svg:height="0.427cm" svg:x="24.716cm" svg:y="10.078cm" svg:viewBox="0 0 711 428" svg:d="m80 400c-316-432 387-399 618-399 0 100 13 327 13 427-239-16-400-28-631-28z">
            <text:p/>
          </draw:path>
          <draw:path draw:style-name="gr138" draw:text-style-name="P4" draw:layer="layout" svg:width="0.677cm" svg:height="0.395cm" svg:x="24.736cm" svg:y="10.097cm" svg:viewBox="0 0 678 396" svg:d="m68 362c-278-381 373-362 590-362 0 94 20 302 20 396-247-22-499-23-610-34z">
            <text:p/>
          </draw:path>
          <draw:g>
            <draw:ellipse draw:style-name="gr139" draw:text-style-name="P4" draw:layer="layout" svg:width="0.178cm" svg:height="0.084cm" svg:x="24.823cm" svg:y="10.54cm">
              <text:p/>
            </draw:ellipse>
            <draw:ellipse draw:style-name="gr140" draw:text-style-name="P4" draw:layer="layout" svg:width="0.178cm" svg:height="0.064cm" svg:x="24.823cm" svg:y="10.53cm">
              <text:p/>
            </draw:ellipse>
          </draw:g>
          <draw:g>
            <draw:ellipse draw:style-name="gr141" draw:text-style-name="P4" draw:layer="layout" svg:width="0.178cm" svg:height="0.085cm" svg:x="25.555cm" svg:y="10.584cm">
              <text:p/>
            </draw:ellipse>
            <draw:ellipse draw:style-name="gr142" draw:text-style-name="P4" draw:layer="layout" svg:width="0.178cm" svg:height="0.065cm" svg:x="25.555cm" svg:y="10.574cm">
              <text:p/>
            </draw:ellipse>
          </draw:g>
          <draw:g>
            <draw:ellipse draw:style-name="gr143" draw:text-style-name="P4" draw:layer="layout" svg:width="0.533cm" svg:height="0.527cm" svg:x="26.411cm" svg:y="10.743cm">
              <text:p/>
            </draw:ellipse>
            <draw:circle draw:style-name="gr144" draw:text-style-name="P4" draw:layer="layout" svg:width="0.296cm" svg:height="0.296cm" svg:x="26.528cm" svg:y="10.857cm">
              <text:p/>
            </draw:circle>
            <draw:circle draw:style-name="gr145" draw:text-style-name="P4" draw:layer="layout" svg:width="0.175cm" svg:height="0.175cm" svg:x="26.59cm" svg:y="10.919cm">
              <text:p/>
            </draw:circle>
          </draw:g>
          <draw:g>
            <draw:ellipse draw:style-name="gr146" draw:text-style-name="P4" draw:layer="layout" svg:width="0.532cm" svg:height="0.527cm" svg:x="24.363cm" svg:y="10.743cm">
              <text:p/>
            </draw:ellipse>
            <draw:ellipse draw:style-name="gr147" draw:text-style-name="P4" draw:layer="layout" svg:width="0.297cm" svg:height="0.296cm" svg:x="24.479cm" svg:y="10.857cm">
              <text:p/>
            </draw:ellipse>
            <draw:circle draw:style-name="gr148" draw:text-style-name="P4" draw:layer="layout" svg:width="0.175cm" svg:height="0.175cm" svg:x="24.542cm" svg:y="10.919cm">
              <text:p/>
            </draw:circle>
          </draw:g>
          <draw:path draw:style-name="gr149" draw:text-style-name="P4" draw:layer="layout" svg:width="0.212cm" svg:height="0.371cm" svg:x="24.292cm" svg:y="10.082cm" svg:viewBox="0 0 213 372" svg:d="m0 372c0-193 194-291 194-372 35 0 16 40-6 56 9 107-150 101-150 295-35 0-4 21-38 21z">
            <text:p/>
          </draw:path>
          <draw:path draw:style-name="gr150" draw:text-style-name="P4" draw:layer="layout" svg:width="0.317cm" svg:height="0.257cm" svg:x="26.85cm" svg:y="10.557cm" svg:viewBox="0 0 318 258" svg:d="m37 9c72-58 348 167 266 248-167 4-393-94-266-248z">
            <text:p/>
          </draw:path>
          <draw:path draw:style-name="gr151" draw:text-style-name="P4" draw:layer="layout" svg:width="0.276cm" svg:height="0.286cm" svg:x="26.942cm" svg:y="10.877cm" svg:viewBox="0 0 277 287" svg:d="m131 287c-108-15-143-55-127-192 13-106 273-114 273-70s-33 244-146 262z">
            <text:p/>
          </draw:path>
          <draw:path draw:style-name="gr152" draw:text-style-name="P4" draw:layer="layout" svg:width="0.228cm" svg:height="0.365cm" svg:x="24.206cm" svg:y="10.723cm" svg:viewBox="0 0 229 366" svg:d="m114 366c91-27-2-126 101-230 75-76-185-167-199-126-36 99-15 338 98 356z">
            <text:p/>
          </draw:path>
          <draw:ellipse draw:style-name="gr153" draw:text-style-name="P4" draw:layer="layout" svg:width="0.18cm" svg:height="0.124cm" draw:transform="skewX (0.312064870256586) rotate (-0.374373124552784) translate (26.22cm 10.434cm)">
            <text:p/>
          </draw:ellipse>
          <draw:path draw:style-name="gr154" draw:text-style-name="P4" draw:layer="layout" svg:width="0.177cm" svg:height="0.206cm" svg:x="24.271cm" svg:y="10.458cm" svg:viewBox="0 0 178 207" svg:d="m1 38c0-61 98-31 158-31s-31 76-113 197c-54 23-45-105-45-166z">
            <text:p/>
          </draw:path>
          <draw:path draw:style-name="gr155" draw:text-style-name="P4" draw:layer="layout" svg:width="0.233cm" svg:height="0.197cm" svg:x="24.2cm" svg:y="10.713cm" svg:viewBox="0 0 234 198" svg:d="m1 114c0-70 8-105 67-114 38 0 196 40 161 135s-245 79-228-21z">
            <text:p/>
          </draw:path>
          <draw:path draw:style-name="gr156" draw:text-style-name="P4" draw:layer="layout" svg:width="0.196cm" svg:height="0.08cm" svg:x="27.009cm" svg:y="10.931cm" svg:viewBox="0 0 197 81" svg:d="m156 81c38 0 41-16 41-38s-3-43-41-43-156 12-156 34 117 47 156 47z">
            <text:p/>
          </draw:path>
        </draw:g>
        <draw:frame draw:style-name="gr157" draw:text-style-name="P1" draw:layer="layout" svg:width="3.799cm" svg:height="2.2cm" svg:x="24cm" svg:y="16.4cm">
          <draw:image xlink:href="../../../../../../../../Applications/LibreOffice.app/Contents/MacOS/../share/gallery/transportation/Airplane-Blue.png" xlink:type="simple" xlink:show="embed" xlink:actuate="onLoad">
            <text:p/>
          </draw:image>
        </draw:frame>
        <draw:custom-shape draw:style-name="gr5" draw:text-style-name="P2" xml:id="id10" draw:id="id10" draw:layer="Layout" svg:width="2.6cm" svg:height="1cm" svg:x="7.2cm" svg:y="10cm">
          <text:p text:style-name="P1"><text:span text:style-name="T1">RO </text:span></text:p>
          <text:p text:style-name="P1"><text:span text:style-name="T1">Manager</text:span></text:p>
          <draw:enhanced-geometry svg:viewBox="0 0 21600 21600" draw:type="rectangle" draw:enhanced-path="M 0 0 L 21600 0 21600 21600 0 21600 0 0 Z N"/>
        </draw:custom-shape>
        <draw:custom-shape draw:style-name="gr3" draw:text-style-name="P2" xml:id="id11" draw:id="id11" draw:layer="Layout" svg:width="3.7cm" svg:height="7.6cm" svg:x="10.4cm" svg:y="7cm">
          <text:p/>
          <draw:enhanced-geometry svg:viewBox="0 0 21600 21600" draw:type="rectangle" draw:enhanced-path="M 0 0 L 21600 0 21600 21600 0 21600 0 0 Z N"/>
        </draw:custom-shape>
        <draw:frame draw:style-name="gr6" draw:text-style-name="P5" xml:id="id12" draw:id="id12" draw:layer="layout" svg:width="3.2cm" svg:height="1.191cm" svg:x="11.1cm" svg:y="7.1cm">
          <draw:text-box>
            <text:p text:style-name="P5"><text:span text:style-name="T1">Middleware </text:span></text:p>
            <text:p text:style-name="P5"><text:span text:style-name="T1">Object</text:span></text:p>
          </draw:text-box>
        </draw:frame>
        <draw:custom-shape draw:style-name="gr4" draw:text-style-name="P2" xml:id="id38" draw:id="id38" draw:layer="Layout" svg:width="2.6cm" svg:height="1cm" svg:x="7.3cm" svg:y="7.4cm">
          <text:p text:style-name="P1"><text:span text:style-name="T1">Skel Obj</text:span></text:p>
          <draw:enhanced-geometry svg:viewBox="0 0 21600 21600" draw:type="rectangle" draw:enhanced-path="M 0 0 L 21600 0 21600 21600 0 21600 0 0 Z N"/>
        </draw:custom-shape>
        <draw:custom-shape draw:style-name="gr4" draw:text-style-name="P2" xml:id="id39" draw:id="id39" draw:layer="Layout" svg:width="2.6cm" svg:height="1cm" svg:x="7.3cm" svg:y="12.8cm">
          <text:p text:style-name="P1"><text:span text:style-name="T1">Skel Obj</text:span></text:p>
          <draw:enhanced-geometry svg:viewBox="0 0 21600 21600" draw:type="rectangle" draw:enhanced-path="M 0 0 L 21600 0 21600 21600 0 21600 0 0 Z N"/>
        </draw:custom-shape>
        <draw:frame draw:style-name="gr6" draw:layer="layout" svg:width="4.8cm" svg:height="0.962cm" svg:x="8.5cm" svg:y="2.838cm">
          <draw:text-box>
            <text:p>Middleware</text:p>
          </draw:text-box>
        </draw:frame>
        <draw:custom-shape draw:style-name="gr158" draw:text-style-name="P2" xml:id="id25" draw:id="id25" draw:layer="Layout" svg:width="2.8cm" svg:height="0.8cm" svg:x="11cm" svg:y="9cm">
          <text:p text:style-name="P1"><text:span text:style-name="T1">Hotel Proxy</text:span></text:p>
          <draw:enhanced-geometry svg:viewBox="0 0 21600 21600" draw:type="rectangle" draw:enhanced-path="M 0 0 L 21600 0 21600 21600 0 21600 0 0 Z N"/>
        </draw:custom-shape>
        <draw:custom-shape draw:style-name="gr158" draw:text-style-name="P2" xml:id="id26" draw:id="id26" draw:layer="Layout" svg:width="2.8cm" svg:height="0.8cm" svg:x="11cm" svg:y="10.9cm">
          <text:p text:style-name="P1"><text:span text:style-name="T1">Car Proxy</text:span></text:p>
          <draw:enhanced-geometry svg:viewBox="0 0 21600 21600" draw:type="rectangle" draw:enhanced-path="M 0 0 L 21600 0 21600 21600 0 21600 0 0 Z N"/>
        </draw:custom-shape>
        <draw:custom-shape draw:style-name="gr158" draw:text-style-name="P2" xml:id="id27" draw:id="id27" draw:layer="Layout" svg:width="2.8cm" svg:height="0.8cm" svg:x="11cm" svg:y="12.9cm">
          <text:p text:style-name="P1"><text:span text:style-name="T1">Flight Proxy</text:span></text:p>
          <draw:enhanced-geometry svg:viewBox="0 0 21600 21600" draw:type="rectangle" draw:enhanced-path="M 0 0 L 21600 0 21600 21600 0 21600 0 0 Z N"/>
        </draw:custom-shape>
        <draw:line draw:style-name="gr7" draw:text-style-name="P1" xml:id="id31" draw:id="id31" draw:layer="layout" svg:x1="10.9cm" svg:y1="10.5cm" svg:x2="9.7cm" svg:y2="10.5cm">
          <text:p/>
        </draw:line>
        <draw:line draw:style-name="gr7" draw:text-style-name="P1" xml:id="id40" draw:id="id40" draw:layer="layout" svg:x1="8.6cm" svg:y1="11.1cm" svg:x2="8.6cm" svg:y2="12.8cm">
          <text:p/>
        </draw:line>
        <draw:line draw:style-name="gr7" draw:text-style-name="P1" xml:id="id41" draw:id="id41" draw:layer="layout" svg:x1="8.6cm" svg:y1="10cm" svg:x2="8.6cm" svg:y2="8.4cm">
          <text:p/>
        </draw:line>
        <draw:line draw:style-name="gr159" draw:text-style-name="P1" xml:id="id13" draw:id="id13" draw:layer="layout" svg:x1="14.1cm" svg:y1="7.1cm" svg:x2="19.4cm" svg:y2="2.2cm">
          <text:p/>
        </draw:line>
        <draw:line draw:style-name="gr159" draw:text-style-name="P1" xml:id="id14" draw:id="id14" draw:layer="layout" svg:x1="14.1cm" svg:y1="7.1cm" svg:x2="19.4cm" svg:y2="9.2cm">
          <text:p/>
        </draw:line>
        <draw:line draw:style-name="gr159" draw:text-style-name="P1" xml:id="id15" draw:id="id15" draw:layer="layout" svg:x1="14.1cm" svg:y1="7.1cm" svg:x2="19.6cm" svg:y2="16cm">
          <text:p/>
        </draw:line>
        <draw:line draw:style-name="gr8" draw:text-style-name="P1" xml:id="id22" draw:id="id22" draw:layer="layout" svg:x1="22cm" svg:y1="5.3cm" svg:x2="22cm" svg:y2="4.2cm">
          <text:p/>
        </draw:line>
        <draw:line draw:style-name="gr8" draw:text-style-name="P1" xml:id="id42" draw:id="id42" draw:layer="layout" svg:x1="10.7cm" svg:y1="13.6cm" svg:x2="9.6cm" svg:y2="13.6cm">
          <text:p/>
        </draw:line>
        <draw:line draw:style-name="gr8" draw:text-style-name="P1" xml:id="id43" draw:id="id43" draw:layer="layout" svg:x1="10.6cm" svg:y1="7.6cm" svg:x2="9.5cm" svg:y2="7.6cm">
          <text:p/>
        </draw:line>
        <draw:custom-shape draw:style-name="gr160" draw:text-style-name="P1" xml:id="id32" draw:id="id32" draw:layer="Layout" svg:width="3.4cm" svg:height="3.4cm" svg:x="0.5cm" svg:y="5.2cm">
          <text:p/>
          <draw:enhanced-geometry svg:viewBox="0 0 21600 21600" draw:type="rectangle" draw:enhanced-path="M 0 0 L 21600 0 21600 21600 0 21600 0 0 Z N"/>
        </draw:custom-shape>
        <draw:frame draw:style-name="gr6" xml:id="id34" draw:id="id34" draw:layer="layout" svg:width="3cm" svg:height="0.962cm" svg:x="0.8cm" svg:y="3.9cm">
          <draw:text-box>
            <text:p>Client 1</text:p>
          </draw:text-box>
        </draw:frame>
        <draw:line draw:style-name="gr8" draw:text-style-name="P1" xml:id="id28" draw:id="id28" draw:layer="layout" svg:x1="19.9cm" svg:y1="3.7cm" svg:x2="13.7cm" svg:y2="9.1cm">
          <text:p/>
        </draw:line>
        <draw:line draw:style-name="gr8" draw:text-style-name="P1" xml:id="id29" draw:id="id29" draw:layer="layout" svg:x1="20cm" svg:y1="10.6cm" svg:x2="13.6cm" svg:y2="11.1cm">
          <text:p/>
        </draw:line>
        <draw:line draw:style-name="gr8" draw:text-style-name="P1" xml:id="id30" draw:id="id30" draw:layer="layout" svg:x1="19.8cm" svg:y1="18cm" svg:x2="13.6cm" svg:y2="13.5cm">
          <text:p/>
        </draw:line>
        <draw:custom-shape draw:style-name="gr158" draw:text-style-name="P2" xml:id="id44" draw:id="id44" draw:layer="Layout" svg:width="3cm" svg:height="2cm" svg:x="0.7cm" svg:y="6.2cm">
          <text:p text:style-name="P1"><text:span text:style-name="T1">Middleware</text:span></text:p>
          <text:p text:style-name="P1"><text:span text:style-name="T1">Proxy</text:span></text:p>
          <draw:enhanced-geometry svg:viewBox="0 0 21600 21600" draw:type="rectangle" draw:enhanced-path="M 0 0 L 21600 0 21600 21600 0 21600 0 0 Z N"/>
        </draw:custom-shape>
        <draw:custom-shape draw:style-name="gr160" draw:text-style-name="P1" xml:id="id33" draw:id="id33" draw:layer="Layout" svg:width="3.4cm" svg:height="3.4cm" svg:x="0.6cm" svg:y="12.7cm">
          <text:p/>
          <draw:enhanced-geometry svg:viewBox="0 0 21600 21600" draw:type="rectangle" draw:enhanced-path="M 0 0 L 21600 0 21600 21600 0 21600 0 0 Z N"/>
        </draw:custom-shape>
        <draw:frame draw:style-name="gr6" xml:id="id35" draw:id="id35" draw:layer="layout" svg:width="3cm" svg:height="0.962cm" svg:x="0.9cm" svg:y="11.4cm">
          <draw:text-box>
            <text:p>Client 2</text:p>
          </draw:text-box>
        </draw:frame>
        <draw:custom-shape draw:style-name="gr158" draw:text-style-name="P2" xml:id="id45" draw:id="id45" draw:layer="Layout" svg:width="3cm" svg:height="2cm" svg:x="0.8cm" svg:y="13.7cm">
          <text:p text:style-name="P1"><text:span text:style-name="T1">Middleware</text:span></text:p>
          <text:p text:style-name="P1"><text:span text:style-name="T1">Proxy</text:span></text:p>
          <draw:enhanced-geometry svg:viewBox="0 0 21600 21600" draw:type="rectangle" draw:enhanced-path="M 0 0 L 21600 0 21600 21600 0 21600 0 0 Z N"/>
        </draw:custom-shape>
        <draw:line draw:style-name="gr159" draw:text-style-name="P1" xml:id="id36" draw:id="id36" draw:layer="layout" svg:x1="3.9cm" svg:y1="8.6cm" svg:x2="7.4cm" svg:y2="10.6cm">
          <text:p/>
        </draw:line>
        <draw:line draw:style-name="gr159" draw:text-style-name="P1" xml:id="id37" draw:id="id37" draw:layer="layout" svg:x1="4cm" svg:y1="13cm" svg:x2="7.4cm" svg:y2="10.6cm">
          <text:p/>
        </draw:line>
        <draw:line draw:style-name="gr8" draw:text-style-name="P1" xml:id="id46" draw:id="id46" draw:layer="layout" svg:x1="7.6cm" svg:y1="13.6cm" svg:x2="3.6cm" svg:y2="15.7cm">
          <text:p/>
        </draw:line>
        <draw:line draw:style-name="gr8" draw:text-style-name="P1" xml:id="id47" draw:id="id47" draw:layer="layout" svg:x1="7.6cm" svg:y1="7.6cm" svg:x2="3.4cm" svg:y2="6.7cm">
          <text:p/>
        </draw:line>
        <draw:line draw:style-name="gr161" draw:text-style-name="P1" xml:id="id48" draw:id="id48" draw:layer="layout" svg:x1="3.4cm" svg:y1="7.6cm" svg:x2="7.6cm" svg:y2="8cm">
          <text:p/>
        </draw:line>
        <draw:line draw:style-name="gr161" draw:text-style-name="P1" xml:id="id49" draw:id="id49" draw:layer="layout" svg:x1="9.2cm" svg:y1="8.3cm" svg:x2="11.3cm" svg:y2="8.3cm">
          <text:p/>
        </draw:line>
        <draw:line draw:style-name="gr161" draw:text-style-name="P1" xml:id="id50" draw:id="id50" draw:layer="layout" svg:x1="13.8cm" svg:y1="9.4cm" svg:x2="19.9cm" svg:y2="4.2cm">
          <text:p/>
        </draw:line>
        <draw:line draw:style-name="gr161" draw:text-style-name="P1" xml:id="id51" draw:id="id51" draw:layer="layout" svg:x1="11.3cm" svg:y1="8.291cm" svg:x2="12.4cm" svg:y2="9.3cm">
          <text:p/>
        </draw:line>
        <draw:line draw:style-name="gr161" draw:text-style-name="P1" xml:id="id52" draw:id="id52" draw:layer="layout" svg:x1="20.5cm" svg:y1="4.291cm" svg:x2="20.5cm" svg:y2="5.3cm">
          <text:p/>
        </draw:line>
        <draw:line draw:style-name="gr162" draw:text-style-name="P1" xml:id="id53" draw:id="id53" draw:layer="layout" svg:x1="3.4cm" svg:y1="14.2cm" svg:x2="7.6cm" svg:y2="13.2cm">
          <text:p/>
        </draw:line>
        <draw:line draw:style-name="gr162" draw:text-style-name="P1" xml:id="id54" draw:id="id54" draw:layer="layout" svg:x1="9.4cm" svg:y1="12.8cm" svg:x2="11cm" svg:y2="12.2cm">
          <text:p/>
        </draw:line>
        <draw:line draw:style-name="gr162" draw:text-style-name="P1" xml:id="id55" draw:id="id55" draw:layer="layout" svg:x1="11.2cm" svg:y1="12.2cm" svg:x2="12.8cm" svg:y2="11.6cm">
          <text:p/>
        </draw:line>
        <draw:line draw:style-name="gr162" draw:text-style-name="P1" xml:id="id56" draw:id="id56" draw:layer="layout" svg:x1="11.2cm" svg:y1="12.4cm" svg:x2="12.6cm" svg:y2="12.9cm">
          <text:p/>
        </draw:line>
        <draw:line draw:style-name="gr162" draw:text-style-name="P1" xml:id="id57" draw:id="id57" draw:layer="layout" svg:x1="13.8cm" svg:y1="11.4cm" svg:x2="19.9cm" svg:y2="11cm">
          <text:p/>
        </draw:line>
        <draw:line draw:style-name="gr162" draw:text-style-name="P1" xml:id="id58" draw:id="id58" draw:layer="layout" svg:x1="13.5cm" svg:y1="13.2cm" svg:x2="19.8cm" svg:y2="17.4cm">
          <text:p/>
        </draw:line>
        <draw:line draw:style-name="gr162" draw:text-style-name="P1" xml:id="id59" draw:id="id59" draw:layer="layout" svg:x1="20.6cm" svg:y1="12.6cm" svg:x2="20.6cm" svg:y2="11.4cm">
          <text:p/>
        </draw:line>
        <draw:line draw:style-name="gr162" draw:text-style-name="P1" xml:id="id60" draw:id="id60" draw:layer="layout" svg:x1="20.4cm" svg:y1="19.2cm" svg:x2="20.4cm" svg:y2="18cm">
          <text:p/>
        </draw:line>
        <draw:g>
          <draw:g>
            <draw:path draw:style-name="gr163" draw:text-style-name="P6" draw:layer="layout" svg:width="0.445cm" svg:height="0.704cm" svg:x="1.561cm" svg:y="19.537cm" svg:viewBox="0 0 446 705" svg:d="m0 705c413-113 446-705 446-705">
              <text:p/>
            </draw:path>
            <draw:ellipse draw:style-name="gr164" draw:text-style-name="P7" draw:layer="layout" svg:width="0.481cm" svg:height="0.18cm" draw:transform="skewX (0.110653874576441) rotate (1.58947134979124) translate (1.446cm 20.643cm)">
              <text:p/>
            </draw:ellipse>
          </draw:g>
          <draw:g>
            <draw:path draw:style-name="gr165" draw:text-style-name="P6" draw:layer="layout" svg:width="0.646cm" svg:height="0.562cm" svg:x="2.298cm" svg:y="18.458cm" svg:viewBox="0 0 647 563" svg:d="m0 0c429 869 647 474 647 474">
              <text:p/>
            </draw:path>
            <draw:ellipse draw:style-name="gr166" draw:text-style-name="P7" draw:layer="layout" svg:width="0.207cm" svg:height="0.205cm" draw:transform="skewX (-0.173834793498635) rotate (-0.805993048570981) translate (2.959cm 18.72cm)">
              <text:p/>
            </draw:ellipse>
          </draw:g>
          <dr3d:scene draw:style-name="gr167" svg:width="0.768cm" svg:height="0.772cm" svg:x="2.016cm" svg:y="17.6cm" dr3d:vrp="(0 0 16885.7142857143)" dr3d:projection="perspective" dr3d:distance="10cm" dr3d:focal-length="10cm" dr3d:shadow-slant="0" dr3d:shade-mode="gouraud" dr3d:ambient-color="#666666" dr3d:lighting-mode="false">
            <dr3d:light dr3d:diffuse-color="#c0c0c0" dr3d:direction="(-0.650928319620599 0.619291160043203 0.439056695437214)"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168" draw:layer="layout"/>
          </dr3d:scene>
          <draw:ellipse draw:style-name="gr169" draw:text-style-name="P7" draw:layer="layout" svg:width="0.409cm" svg:height="1.227cm" draw:transform="skewX (-0.255865268342369) rotate (-0.466875574908484) translate (2.101cm 18.274cm)">
            <text:p/>
          </draw:ellipse>
          <draw:g>
            <draw:path draw:style-name="gr170" draw:text-style-name="P6" draw:layer="layout" svg:width="0.767cm" svg:height="0.429cm" svg:x="1.462cm" svg:y="18.337cm" svg:viewBox="0 0 768 430" svg:d="m768 62c-662-252-768 342-768 368">
              <text:p/>
            </draw:path>
            <draw:ellipse draw:style-name="gr171" draw:text-style-name="P7" draw:layer="layout" svg:width="0.175cm" svg:height="0.257cm" svg:x="1.368cm" svg:y="18.715cm">
              <text:p/>
            </draw:ellipse>
          </draw:g>
          <draw:g>
            <draw:polyline draw:style-name="gr172" draw:text-style-name="P6" draw:layer="layout" svg:width="0.463cm" svg:height="0.515cm" svg:x="2.1cm" svg:y="19.489cm" svg:viewBox="0 0 464 516" draw:points="0,88 464,0 431,516">
              <text:p/>
            </draw:polyline>
            <draw:ellipse draw:style-name="gr173" draw:text-style-name="P7" draw:layer="layout" svg:width="0.328cm" svg:height="0.191cm" svg:x="2.52cm" svg:y="19.916cm">
              <text:p/>
            </draw:ellipse>
          </draw:g>
        </draw:g>
        <draw:g>
          <draw:path draw:style-name="gr174" draw:text-style-name="P4" draw:layer="layout" svg:width="1.344cm" svg:height="1.507cm" svg:x="6.761cm" svg:y="18.235cm" svg:viewBox="0 0 1345 1508" svg:d="m18 53c131 157 433 419 403 519 107-12 373 322 498 455 48 297 117 308 246 450 55 50 186 49 180-83-7-84-56-301-383-441-153-163-466-389-444-506-97 45-455-442-457-446-76-6-69 14-43 52z">
            <text:p/>
          </draw:path>
          <draw:path draw:style-name="gr175" draw:text-style-name="P4" draw:layer="layout" svg:width="3.538cm" svg:height="0.441cm" svg:x="5.777cm" svg:y="18.342cm" svg:viewBox="0 0 3539 442" svg:d="m0 319c825-37 1611-33 2477-112 432-40 698-183 1062-207-199 135-404 231-603 367-902 136-1928 42-2893 64-14-37-28-75-43-112z">
            <text:p/>
          </draw:path>
          <draw:path draw:style-name="gr176" draw:text-style-name="P4" draw:layer="layout" svg:width="3.539cm" svg:height="1.025cm" svg:x="5.77cm" svg:y="18.334cm" svg:viewBox="0 0 3540 1026" svg:d="m246 1026c906-25 1810-99 2717-126 339-221 472-665 577-900-212 136-441 230-654 366-976 127-1868 51-2828-26-3 0-55-14-58-14 66 212 180 487 246 700z">
            <text:p/>
          </draw:path>
          <draw:path draw:style-name="gr177" draw:text-style-name="P4" draw:layer="layout" svg:width="0.882cm" svg:height="0.734cm" svg:x="5.149cm" svg:y="18.625cm" svg:viewBox="0 0 883 735" svg:d="m0 102c130 211 260 422 390 633 164 0 328 0 493 0-82-233-164-465-246-699-247-41-451-75-637 66z">
            <text:p/>
          </draw:path>
          <draw:path draw:style-name="gr178" draw:text-style-name="P4" draw:layer="layout" svg:width="1.703cm" svg:height="1.089cm" svg:x="6.588cm" svg:y="18.334cm" svg:viewBox="0 0 1704 1090" svg:d="m29 62c171 110 537 271 537 376 100-44 451 195 614 287 132 267 203 258 367 354 67 32 193-8 147-131-32-78-143-272-497-307-194-111-560-235-575-352-79 71-566-286-569-289-72 16-61 33-24 62z">
            <text:p/>
          </draw:path>
          <draw:g>
            <draw:rect draw:style-name="gr179" draw:text-style-name="P4" draw:layer="layout" svg:width="4.615cm" svg:height="0.526cm" svg:x="4.849cm" svg:y="19.248cm">
              <text:p/>
            </draw:rect>
            <draw:path draw:style-name="gr180" draw:text-style-name="P4" draw:layer="layout" svg:width="4.625cm" svg:height="0.178cm" svg:x="4.849cm" svg:y="19.6cm" svg:viewBox="0 0 4626 179" svg:d="m0 13c48 0 96 0 145 0 41 1 81 3 122 4 36 3 73 5 110 7s68 6 103 9 72 7 107 10 78 7 118 11 89 6 136 9c54 3 109 6 163 8 67 2 134 4 201 6s130-2 195-3 122-7 184-10 117-11 175-16 116-11 174-18 117-10 177-16 122-8 185-11 131-3 197-3c60 0 120 2 179 3 50 3 100 5 150 9 44 4 86 7 130 11 39 5 78 10 118 14s78 10 116 15 82 9 123 15 91 7 137 11c54 3 108 6 163 9 62 1 123 1 186 2s127-5 192-8 129-9 194-14 127-13 191-19 123-13 184-20 2-14 60-21l-10 172c-59 6 63-73 5-67s-109 12-169 18-128 13-191 19-129 10-193 15-129 5-193 7-124 0-186-1c-54-3-109-6-163-9-46-4-92-8-138-12-41-5-82-10-123-15s-76-10-115-14-79-10-118-14-86-9-129-12c-50-4-100-6-150-9-60-2-119-2-179-4-66 2-131 2-198 4-62 4-124 8-184 12s-118 10-178 16-116 11-174 17-117 11-175 16-123 7-183 11c-66 0-131 0-196 1s-133-3-200-5c-54-2-109-6-163-8-46-4-92-6-137-9-40-4-79-7-117-10s-72-8-108-11-69-6-103-8-73-6-110-8-81-2-122-3c-49 0-160 71-208 71z">
              <text:p/>
            </draw:path>
            <draw:path draw:style-name="gr181" draw:text-style-name="P4" draw:layer="layout" svg:width="4.293cm" svg:height="0.173cm" svg:x="4.849cm" svg:y="19.567cm" svg:viewBox="0 0 4294 174" svg:d="m0 14c43 0 85 0 129 0 37 2 74 3 110 4s65 5 98 8 61 5 93 8 63 7 95 11 70 7 105 10c41 3 82 6 122 9 49 3 98 6 148 9 59 1 118 3 178 4s117-1 175-1 110-7 164-11 105-10 157-16 104-11 156-17 105-11 158-16 110-8 165-12 118-2 177-4c53 2 107 2 161 4 44 3 89 5 134 9 38 3 77 7 115 12s71 9 106 14 69 9 105 14 72 10 109 14 82 9 123 13c49 3 97 6 146 9 55 0 111 1 167 1s114-4 172-7 114-10 173-15 113-12 171-19 110-13 165-20 102-12 155-18l62 82c-51 7-103 13-155 19s-110 13-164 20-115 12-172 18-115 10-173 15-114 5-172 8-111-2-166-2c-49-3-98-6-146-9-42-4-83-8-123-12s-74-10-110-14-69-10-104-15-71-10-105-15-77-7-117-11-88-6-132-9c-55-1-108-3-160-3-60 0-119 2-178 3s-111 8-166 12-105 11-158 16-104 12-155 18-106 10-158 15-110 7-164 10-117 2-174 3-121-4-179-6c-49-3-99-5-147-7-41-4-82-7-123-10-35-4-71-7-105-10s-63-7-95-11-62-6-93-9-66-4-98-7c-37-1-73-2-109-4-44 1-147 23-189 23z">
              <text:p/>
            </draw:path>
            <draw:path draw:style-name="gr182" draw:text-style-name="P4" draw:layer="layout" svg:width="4.594cm" svg:height="0.461cm" svg:x="4.849cm" svg:y="19.073cm" svg:viewBox="0 0 4595 462" svg:d="m0 37c47 0 92 0 140 0 39 3 79 7 119 11 34 6 69 13 105 19s67 17 100 24 68 18 103 28 75 19 113 28c44 8 88 16 133 25 51 7 104 14 158 21 63 5 127 9 193 14 63 0 126-2 189-5 58-10 118-19 176-28 57-15 114-28 170-43s111-30 168-47 113-27 170-44c60-10 119-20 178-30 63-3 127-6 191-10 58 4 116 7 174 10 48 7 96 15 144 24 43 10 84 20 126 32s75 25 114 37 75 25 112 39 78 26 118 38 88 22 134 32c51 9 104 16 157 25 59 1 118 2 179 4 61-6 123-13 185-20 63-13 125-26 187-40s123-32 185-49-101-98-42-115 348 57 403 40l13 244c-56 18-73-19-129-2s-119 37-178 53-123 34-184 50-125 26-186 39c-62 7-124 15-187 21-59-2-119-3-179-4-53-8-105-16-157-25-45-10-90-21-134-32s-79-26-118-39-74-26-112-39-75-24-114-38-82-21-124-31c-48-9-97-16-144-23-59-3-116-7-173-10-64 3-127 7-191 9-61 11-120 21-179 31-57 16-114 30-171 44s-112 31-168 47-113 28-169 42c-61 9-118 19-178 29-63 0-126 3-189 3s-129-8-193-13c-52-7-105-14-158-21-44-10-88-18-132-25-39-11-76-19-113-28s-69-18-103-27-67-17-101-25-70-12-104-19c-40-3-80-7-119-10-47 0-162 2-208 2z">
              <text:p/>
            </draw:path>
            <draw:path draw:style-name="gr183" draw:text-style-name="P4" draw:layer="layout" svg:width="4.601cm" svg:height="0.256cm" svg:x="4.849cm" svg:y="19.401cm" svg:viewBox="0 0 4602 257" svg:d="m0 22c45 0 109 2 155 2 38 2 77 4 116 6s69 8 104 11 65 8 99 13 67 9 101 15 74 10 113 16 86 8 129 13c53 4 104 8 157 12 62 2 126 5 189 8s124-2 187-3c57-6 115-10 174-16s112-15 168-24 108-17 164-25 113-16 168-24 117-12 176-17 125-3 188-5c57 2 114 4 172 6 47 4 94 8 141 12 41 6 83 11 124 18s74 14 113 21 73 13 110 21 77 14 116 20 87 13 131 18c52 5 104 9 155 14 59 1 118 1 178 2 60-4 120-7 183-11s121-14 184-22 121-18 181-27 117-19 175-29 197-37 251-47l-19 140c-55 10-110 18-166 28s-116 20-174 29-122 18-182 28-123 14-184 21-122 7-183 11c-59-1-118-1-178-2-52-4-102-9-154-13-44-6-88-12-132-18-38-7-77-15-117-22s-72-14-109-20-75-15-112-21-82-13-123-18c-47-5-95-8-143-12-56-3-113-4-170-6-62 2-125 3-188 5s-117 12-176 17-112 17-169 24-110 18-164 26-113 15-168 23-117 10-175 16c-61 0-123 1-186 2s-126-6-189-8c-53-4-104-8-157-11-44-6-87-10-130-14-37-6-75-10-112-15s-67-11-101-15-66-10-99-13-69-7-104-11-78-4-116-6c-46 0-172 21-217 21z">
              <text:p/>
            </draw:path>
            <draw:path draw:style-name="gr184" draw:text-style-name="P4" draw:layer="layout" svg:width="4.614cm" svg:height="0.27cm" svg:x="4.849cm" svg:y="19.075cm" svg:viewBox="0 0 4615 271" svg:d="m0 72c43 0 85 0 129 0 37 2 74 4 111 6 32 3 65 6 97 9s62 7 94 11 63 8 95 13 69 8 106 13 81 7 122 11c49 4 97 7 147 10 60 3 119 5 180 7s116-1 175-3c54-4 110-8 164-13s104-13 158-19 103-15 155-22 106-14 159-21 109-10 165-14 117-2 177-4c54 2 108 3 162 5 43 3 89 7 134 10 39 5 77 10 116 15s70 12 106 18 69 11 104 17 73 13 110 18 82 10 124 16c48 3 96 7 146 11 55 0 110 0 166 2 57-3 114-6 172-10s116-11 174-18 114-15 171-23 107-108 162-116 455 43 507 36l27 211c-51 7-416-61-468-53s-110 17-165 24-114 16-171 24-116 12-174 18-115 6-172 10c-56-2-111-2-167-2-49-4-98-8-146-12-42-5-83-10-123-15s-74-12-110-17-69-13-104-19-71-11-105-18-78-10-117-14c-44-5-89-8-134-11-54-1-107-3-161-5-59 2-118 4-177 5s-111 9-166 15-106 13-159 20-103 14-155 21-106 13-158 20-110 9-164 13c-59 0-117 1-176 2s-119-4-179-6c-49-4-98-7-147-10-41-5-82-9-122-12s-71-9-106-13-63-8-95-13-63-7-93-11-66-6-98-8c-38-3-74-3-110-5-44 0-143 8-186 8z">
              <text:p/>
            </draw:path>
            <draw:path draw:style-name="gr185" draw:text-style-name="P4" draw:layer="layout" svg:width="4.631cm" svg:height="0.172cm" svg:x="4.849cm" svg:y="19.282cm" svg:viewBox="0 0 4632 173" svg:d="m0 13c43 0 85 0 129 0 37 2 74 3 110 5s65 5 98 7 61 6 93 9 63 6 95 10 70 7 105 11c41 2 82 5 122 9 49 2 98 6 148 8 59 1 118 4 178 5s117-1 175-2 110-7 164-10 105-11 157-16 104-12 156-18 105-10 158-16 110-8 165-12 118-2 177-3c53 1 107 2 161 4 44 2 89 5 134 9 38 3 77 7 115 11s71 9 106 14 69 10 105 15 72 10 109 14 82 8 123 13c49 2 97 5 146 8 55 1 111 1 167 2s114-5 172-8 114-9 173-15 113-12 171-18 110-13 165-20 486 23 538 17l17 91c-52 7-441-32-493-26s-110 14-164 20c-59 6-115 12-172 19s-115 10-173 14-114 6-172 8-111-1-166-2c-49-3-98-6-146-9-42-4-83-8-123-11s-74-10-110-15-69-10-104-15-71-9-105-14-77-8-117-12-88-5-132-8c-55-2-108-3-160-4-60 1-119 2-178 4s-111 7-166 11-105 11-158 16-104 12-155 18-106 11-158 16-110 6-164 10-117 1-174 2-121-3-179-6c-49-2-99-5-147-7-41-4-82-6-123-9-35-4-71-7-105-10s-63-8-95-11-62-6-93-9-66-5-98-7c-37-1-73-3-109-4-44 0-146 20-189 20z">
              <text:p/>
            </draw:path>
            <draw:path draw:style-name="gr186" draw:text-style-name="P4" draw:layer="layout" svg:width="4.636cm" svg:height="0.233cm" svg:x="4.849cm" svg:y="19.48cm" svg:viewBox="0 0 4637 234" svg:d="m0 27c43 0 85 0 129 0 37 2 74 3 110 5s65 5 98 7 61 5 93 8 63 7 95 11 70 7 105 10c41 3 82 6 122 9 49 4 98 6 148 9 59 1 118 3 178 5s117-1 175-2 110-7 164-11 105-10 157-15 104-12 156-18 105-11 158-16 110-8 165-12 118-2 177-3c53 1 107 2 161 3 44 3 89 6 134 9 38 4 77 8 115 12s71 9 106 14 69 9 105 15 72 9 109 14 82 8 123 12c49 3 97 6 146 9 55 0 111 1 167 2s114-5 172-8 114-9 173-15 113-12 171-18 110-13 165-20 112-80 155-19c618-74 277 42 405 156-98 150-446-61-498-55s-110 13-164 20-115 13-172 19-115 10-173 14-114 5-172 8-111-1-166-1c-49-4-98-7-146-10-42-4-83-7-123-12s-74-9-110-14-69-10-104-15-71-9-105-14-77-8-117-12-88-6-132-8c-55-2-108-2-160-4-60 2-119 2-178 4s-111 8-166 11-105 11-158 17-104 11-155 17-106 10-158 16-110 7-164 10-117 1-174 2-121-4-179-5c-49-3-99-6-147-8-41-4-82-7-123-9-35-4-71-8-105-11s-63-7-95-10-62-6-93-9-66-5-98-7c-37-2-73-3-109-4-44 1-144 18-186 18z">
              <text:p/>
            </draw:path>
            <draw:path draw:style-name="gr187" draw:text-style-name="P4" draw:layer="layout" svg:width="4.614cm" svg:height="0.224cm" svg:x="4.849cm" svg:y="19.353cm" svg:viewBox="0 0 4615 225" svg:d="m0 14c43 0 85 0 129 0 37 1 74 3 110 4s65 4 98 7 61 6 93 9 63 7 95 11 70 7 105 10c41 3 82 6 122 9 49 3 98 5 148 8 59 2 118 4 178 5s117-1 175-1 110-7 164-11 105-11 157-16 104-12 156-17 105-11 158-17 110-7 165-11 118-2 177-4c53 2 107 2 161 4 44 3 89 5 134 8 38 4 77 8 115 13s71 9 106 14 69 9 105 14 72 9 109 14 82 9 123 12c49 3 97 7 146 10 55 0 111 0 167 1s114-4 172-8 114-9 173-14 113-12 171-19 110-13 165-20 486 10 538 4v192c-142-138-405-89-458-83s-128-17-182-10-115 12-172 18-115 9-173 14-114 6-172 9-111-2-166-2c-49-3-98-6-146-9-42-4-83-9-123-13s-74-9-110-13-69-10-104-15-71-10-105-15-77-7-117-11-88-6-132-9c-55-1-108-3-160-4-60 1-119 3-178 4s-111 8-166 12-105 11-158 16-104 12-155 18-106 10-158 15-110 7-164 10-117 2-174 2-121-3-179-5c-49-3-99-5-147-8-41-3-82-7-123-10-35-3-71-7-105-10s-63-7-95-10-62-6-93-9-66-5-98-7c-37-1-73-2-109-4-44 0-146 5-189 5z">
              <text:p/>
            </draw:path>
          </draw:g>
        </draw:g>
        <draw:frame draw:style-name="gr6" draw:text-style-name="P8" draw:layer="layout" svg:width="12.4cm" svg:height="0.962cm" svg:x="0.6cm" svg:y="1.7cm">
          <draw:text-box>
            <text:p text:style-name="P8"><text:span text:style-name="T2">TCP Implementation based on Charon</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dissolve-in">
                  <anim:set smil:begin="0s" smil:dur="0.001s" smil:fill="hold" smil:targetElement="id1" smil:attributeName="visibility" smil:to="visible"/>
                  <anim:transitionFilter smil:dur="0.5s" smil:targetElement="id1" smil:type="dissolve"/>
                </anim:par>
                <anim:par smil:begin="0s" smil:fill="hold" presentation:node-type="with-previous" presentation:preset-class="entrance" presentation:preset-id="ooo-entrance-dissolve-in">
                  <anim:set smil:begin="0s" smil:dur="0.001s" smil:fill="hold" smil:targetElement="id2" smil:attributeName="visibility" smil:to="visible"/>
                  <anim:transitionFilter smil:dur="0.5s" smil:targetElement="id2" smil:type="dissolve"/>
                </anim:par>
                <anim:par smil:begin="0s" smil:fill="hold" presentation:node-type="with-previous" presentation:preset-class="entrance" presentation:preset-id="ooo-entrance-dissolve-in">
                  <anim:set smil:begin="0s" smil:dur="0.001s" smil:fill="hold" smil:targetElement="id3" smil:attributeName="visibility" smil:to="visible"/>
                  <anim:transitionFilter smil:dur="0.5s" smil:targetElement="id3" smil:type="dissolve"/>
                </anim:par>
              </anim:par>
            </anim:par>
            <anim:par smil:begin="next">
              <anim:par smil:begin="0s">
                <anim:par smil:begin="0s" smil:fill="hold" presentation:node-type="on-click" presentation:preset-class="entrance" presentation:preset-id="ooo-entrance-dissolve-in">
                  <anim:set smil:begin="0s" smil:dur="0.001s" smil:fill="hold" smil:targetElement="id4" smil:attributeName="visibility" smil:to="visible"/>
                  <anim:transitionFilter smil:dur="0.5s" smil:targetElement="id4" smil:type="dissolve"/>
                </anim:par>
                <anim:par smil:begin="0s" smil:fill="hold" presentation:node-type="with-previous" presentation:preset-class="entrance" presentation:preset-id="ooo-entrance-dissolve-in">
                  <anim:set smil:begin="0s" smil:dur="0.001s" smil:fill="hold" smil:targetElement="id5" smil:attributeName="visibility" smil:to="visible"/>
                  <anim:transitionFilter smil:dur="0.5s" smil:targetElement="id5" smil:type="dissolve"/>
                </anim:par>
                <anim:par smil:begin="0s" smil:fill="hold" presentation:node-type="with-previous" presentation:preset-class="entrance" presentation:preset-id="ooo-entrance-dissolve-in">
                  <anim:set smil:begin="0s" smil:dur="0.001s" smil:fill="hold" smil:targetElement="id6" smil:attributeName="visibility" smil:to="visible"/>
                  <anim:transitionFilter smil:dur="0.5s" smil:targetElement="id6" smil:type="dissolve"/>
                </anim:par>
                <anim:par smil:begin="0s" smil:fill="hold" presentation:node-type="with-previous" presentation:preset-class="entrance" presentation:preset-id="ooo-entrance-dissolve-in">
                  <anim:set smil:begin="0s" smil:dur="0.001s" smil:fill="hold" smil:targetElement="id7" smil:attributeName="visibility" smil:to="visible"/>
                  <anim:transitionFilter smil:dur="0.5s" smil:targetElement="id7" smil:type="dissolve"/>
                </anim:par>
                <anim:par smil:begin="0s" smil:fill="hold" presentation:node-type="with-previous" presentation:preset-class="entrance" presentation:preset-id="ooo-entrance-dissolve-in">
                  <anim:set smil:begin="0s" smil:dur="0.001s" smil:fill="hold" smil:targetElement="id8" smil:attributeName="visibility" smil:to="visible"/>
                  <anim:transitionFilter smil:dur="0.5s" smil:targetElement="id8" smil:type="dissolve"/>
                </anim:par>
                <anim:par smil:begin="0s" smil:fill="hold" presentation:node-type="with-previous" presentation:preset-class="entrance" presentation:preset-id="ooo-entrance-dissolve-in">
                  <anim:set smil:begin="0s" smil:dur="0.001s" smil:fill="hold" smil:targetElement="id9" smil:attributeName="visibility" smil:to="visible"/>
                  <anim:transitionFilter smil:dur="0.5s" smil:targetElement="id9" smil:type="dissolve"/>
                </anim:par>
              </anim:par>
            </anim:par>
            <anim:par smil:begin="next">
              <anim:par smil:begin="0s">
                <anim:par smil:begin="0s" smil:fill="hold" presentation:node-type="on-click" presentation:preset-class="entrance" presentation:preset-id="ooo-entrance-dissolve-in">
                  <anim:set smil:begin="0s" smil:dur="0.001s" smil:fill="hold" smil:targetElement="id10" smil:attributeName="visibility" smil:to="visible"/>
                  <anim:transitionFilter smil:dur="0.5s" smil:targetElement="id10" smil:type="dissolve"/>
                </anim:par>
              </anim:par>
            </anim:par>
            <anim:par smil:begin="next">
              <anim:par smil:begin="0s">
                <anim:par smil:begin="0s" smil:fill="hold" presentation:node-type="on-click" presentation:preset-class="entrance" presentation:preset-id="ooo-entrance-dissolve-in">
                  <anim:set smil:begin="0s" smil:dur="0.001s" smil:fill="hold" smil:targetElement="id11" smil:attributeName="visibility" smil:to="visible"/>
                  <anim:transitionFilter smil:dur="0.5s" smil:targetElement="id11" smil:type="dissolve"/>
                </anim:par>
                <anim:par smil:begin="0s" smil:fill="hold" presentation:node-type="with-previous" presentation:preset-class="entrance" presentation:preset-id="ooo-entrance-dissolve-in">
                  <anim:set smil:begin="0s" smil:dur="0.001s" smil:fill="hold" smil:targetElement="id12" smil:attributeName="visibility" smil:to="visible"/>
                  <anim:transitionFilter smil:dur="0.5s" smil:targetElement="id12" smil:type="dissolve"/>
                </anim:par>
              </anim:par>
            </anim:par>
            <anim:par smil:begin="next">
              <anim:par smil:begin="0s">
                <anim:par smil:begin="0s" smil:fill="hold" presentation:node-type="on-click" presentation:preset-class="entrance" presentation:preset-id="ooo-entrance-dissolve-in">
                  <anim:set smil:begin="0s" smil:dur="0.001s" smil:fill="hold" smil:targetElement="id13" smil:attributeName="visibility" smil:to="visible"/>
                  <anim:transitionFilter smil:dur="0.5s" smil:targetElement="id13" smil:type="dissolve"/>
                </anim:par>
                <anim:par smil:begin="0s" smil:fill="hold" presentation:node-type="with-previous" presentation:preset-class="entrance" presentation:preset-id="ooo-entrance-dissolve-in">
                  <anim:set smil:begin="0s" smil:dur="0.001s" smil:fill="hold" smil:targetElement="id14" smil:attributeName="visibility" smil:to="visible"/>
                  <anim:transitionFilter smil:dur="0.5s" smil:targetElement="id14" smil:type="dissolve"/>
                </anim:par>
                <anim:par smil:begin="0s" smil:fill="hold" presentation:node-type="with-previous" presentation:preset-class="entrance" presentation:preset-id="ooo-entrance-dissolve-in">
                  <anim:set smil:begin="0s" smil:dur="0.001s" smil:fill="hold" smil:targetElement="id15" smil:attributeName="visibility" smil:to="visible"/>
                  <anim:transitionFilter smil:dur="0.5s" smil:targetElement="id15" smil:type="dissolve"/>
                </anim:par>
              </anim:par>
            </anim:par>
            <anim:par smil:begin="next">
              <anim:par smil:begin="0s">
                <anim:par smil:begin="0s" smil:fill="hold" presentation:node-type="on-click" presentation:preset-class="entrance" presentation:preset-id="ooo-entrance-dissolve-in">
                  <anim:set smil:begin="0s" smil:dur="0.001s" smil:fill="hold" smil:targetElement="id16" smil:attributeName="visibility" smil:to="visible"/>
                  <anim:transitionFilter smil:dur="0.5s" smil:targetElement="id16" smil:type="dissolve"/>
                </anim:par>
                <anim:par smil:begin="0s" smil:fill="hold" presentation:node-type="with-previous" presentation:preset-class="entrance" presentation:preset-id="ooo-entrance-dissolve-in">
                  <anim:set smil:begin="0s" smil:dur="0.001s" smil:fill="hold" smil:targetElement="id17" smil:attributeName="visibility" smil:to="visible"/>
                  <anim:transitionFilter smil:dur="0.5s" smil:targetElement="id17" smil:type="dissolve"/>
                </anim:par>
                <anim:par smil:begin="0s" smil:fill="hold" presentation:node-type="with-previous" presentation:preset-class="entrance" presentation:preset-id="ooo-entrance-dissolve-in">
                  <anim:set smil:begin="0s" smil:dur="0.001s" smil:fill="hold" smil:targetElement="id18" smil:attributeName="visibility" smil:to="visible"/>
                  <anim:transitionFilter smil:dur="0.5s" smil:targetElement="id18" smil:type="dissolve"/>
                </anim:par>
                <anim:par smil:begin="0s" smil:fill="hold" presentation:node-type="with-previous" presentation:preset-class="entrance" presentation:preset-id="ooo-entrance-dissolve-in">
                  <anim:set smil:begin="0s" smil:dur="0.001s" smil:fill="hold" smil:targetElement="id19" smil:attributeName="visibility" smil:to="visible"/>
                  <anim:transitionFilter smil:dur="0.5s" smil:targetElement="id19" smil:type="dissolve"/>
                </anim:par>
                <anim:par smil:begin="0s" smil:fill="hold" presentation:node-type="with-previous" presentation:preset-class="entrance" presentation:preset-id="ooo-entrance-dissolve-in">
                  <anim:set smil:begin="0s" smil:dur="0.001s" smil:fill="hold" smil:targetElement="id20" smil:attributeName="visibility" smil:to="visible"/>
                  <anim:transitionFilter smil:dur="0.5s" smil:targetElement="id20" smil:type="dissolve"/>
                </anim:par>
                <anim:par smil:begin="0s" smil:fill="hold" presentation:node-type="with-previous" presentation:preset-class="entrance" presentation:preset-id="ooo-entrance-dissolve-in">
                  <anim:set smil:begin="0s" smil:dur="0.001s" smil:fill="hold" smil:targetElement="id21" smil:attributeName="visibility" smil:to="visible"/>
                  <anim:transitionFilter smil:dur="0.5s" smil:targetElement="id21" smil:type="dissolve"/>
                </anim:par>
                <anim:par smil:begin="0s" smil:fill="hold" presentation:node-type="with-previous" presentation:preset-class="entrance" presentation:preset-id="ooo-entrance-dissolve-in">
                  <anim:set smil:begin="0s" smil:dur="0.001s" smil:fill="hold" smil:targetElement="id22" smil:attributeName="visibility" smil:to="visible"/>
                  <anim:transitionFilter smil:dur="0.5s" smil:targetElement="id22" smil:type="dissolve"/>
                </anim:par>
                <anim:par smil:begin="0s" smil:fill="hold" presentation:node-type="with-previous" presentation:preset-class="entrance" presentation:preset-id="ooo-entrance-dissolve-in">
                  <anim:set smil:begin="0s" smil:dur="0.001s" smil:fill="hold" smil:targetElement="id23" smil:attributeName="visibility" smil:to="visible"/>
                  <anim:transitionFilter smil:dur="0.5s" smil:targetElement="id23" smil:type="dissolve"/>
                </anim:par>
                <anim:par smil:begin="0s" smil:fill="hold" presentation:node-type="with-previous" presentation:preset-class="entrance" presentation:preset-id="ooo-entrance-dissolve-in">
                  <anim:set smil:begin="0s" smil:dur="0.001s" smil:fill="hold" smil:targetElement="id24" smil:attributeName="visibility" smil:to="visible"/>
                  <anim:transitionFilter smil:dur="0.5s" smil:targetElement="id24" smil:type="dissolve"/>
                </anim:par>
                <anim:par smil:begin="0s" smil:fill="hold" presentation:node-type="with-previous" presentation:preset-class="entrance" presentation:preset-id="ooo-entrance-dissolve-in">
                  <anim:set smil:begin="0s" smil:dur="0.001s" smil:fill="hold" smil:targetElement="id25" smil:attributeName="visibility" smil:to="visible"/>
                  <anim:transitionFilter smil:dur="0.5s" smil:targetElement="id25" smil:type="dissolve"/>
                </anim:par>
                <anim:par smil:begin="0s" smil:fill="hold" presentation:node-type="with-previous" presentation:preset-class="entrance" presentation:preset-id="ooo-entrance-dissolve-in">
                  <anim:set smil:begin="0s" smil:dur="0.001s" smil:fill="hold" smil:targetElement="id26" smil:attributeName="visibility" smil:to="visible"/>
                  <anim:transitionFilter smil:dur="0.5s" smil:targetElement="id26" smil:type="dissolve"/>
                </anim:par>
                <anim:par smil:begin="0s" smil:fill="hold" presentation:node-type="with-previous" presentation:preset-class="entrance" presentation:preset-id="ooo-entrance-dissolve-in">
                  <anim:set smil:begin="0s" smil:dur="0.001s" smil:fill="hold" smil:targetElement="id27" smil:attributeName="visibility" smil:to="visible"/>
                  <anim:transitionFilter smil:dur="0.5s" smil:targetElement="id27" smil:type="dissolve"/>
                </anim:par>
                <anim:par smil:begin="0s" smil:fill="hold" presentation:node-type="with-previous" presentation:preset-class="entrance" presentation:preset-id="ooo-entrance-dissolve-in">
                  <anim:set smil:begin="0s" smil:dur="0.001s" smil:fill="hold" smil:targetElement="id28" smil:attributeName="visibility" smil:to="visible"/>
                  <anim:transitionFilter smil:dur="0.5s" smil:targetElement="id28" smil:type="dissolve"/>
                </anim:par>
                <anim:par smil:begin="0s" smil:fill="hold" presentation:node-type="with-previous" presentation:preset-class="entrance" presentation:preset-id="ooo-entrance-dissolve-in">
                  <anim:set smil:begin="0s" smil:dur="0.001s" smil:fill="hold" smil:targetElement="id29" smil:attributeName="visibility" smil:to="visible"/>
                  <anim:transitionFilter smil:dur="0.5s" smil:targetElement="id29" smil:type="dissolve"/>
                </anim:par>
                <anim:par smil:begin="0s" smil:fill="hold" presentation:node-type="with-previous" presentation:preset-class="entrance" presentation:preset-id="ooo-entrance-dissolve-in">
                  <anim:set smil:begin="0s" smil:dur="0.001s" smil:fill="hold" smil:targetElement="id30" smil:attributeName="visibility" smil:to="visible"/>
                  <anim:transitionFilter smil:dur="0.5s" smil:targetElement="id30" smil:type="dissolve"/>
                </anim:par>
              </anim:par>
            </anim:par>
            <anim:par smil:begin="next">
              <anim:par smil:begin="0s">
                <anim:par smil:begin="0s" smil:fill="hold" presentation:node-type="on-click" presentation:preset-class="entrance" presentation:preset-id="ooo-entrance-dissolve-in">
                  <anim:set smil:begin="0s" smil:dur="0.001s" smil:fill="hold" smil:targetElement="id31" smil:attributeName="visibility" smil:to="visible"/>
                  <anim:transitionFilter smil:dur="0.5s" smil:targetElement="id31" smil:type="dissolve"/>
                </anim:par>
              </anim:par>
            </anim:par>
            <anim:par smil:begin="next">
              <anim:par smil:begin="0s">
                <anim:par smil:begin="0s" smil:fill="hold" presentation:node-type="on-click" presentation:preset-class="entrance" presentation:preset-id="ooo-entrance-dissolve-in">
                  <anim:set smil:begin="0s" smil:dur="0.001s" smil:fill="hold" smil:targetElement="id32" smil:attributeName="visibility" smil:to="visible"/>
                  <anim:transitionFilter smil:dur="0.5s" smil:targetElement="id32" smil:type="dissolve"/>
                </anim:par>
                <anim:par smil:begin="0s" smil:fill="hold" presentation:node-type="with-previous" presentation:preset-class="entrance" presentation:preset-id="ooo-entrance-dissolve-in">
                  <anim:set smil:begin="0s" smil:dur="0.001s" smil:fill="hold" smil:targetElement="id33" smil:attributeName="visibility" smil:to="visible"/>
                  <anim:transitionFilter smil:dur="0.5s" smil:targetElement="id33" smil:type="dissolve"/>
                </anim:par>
                <anim:par smil:begin="0s" smil:fill="hold" presentation:node-type="with-previous" presentation:preset-class="entrance" presentation:preset-id="ooo-entrance-dissolve-in">
                  <anim:set smil:begin="0s" smil:dur="0.001s" smil:fill="hold" smil:targetElement="id34" smil:attributeName="visibility" smil:to="visible"/>
                  <anim:transitionFilter smil:dur="0.5s" smil:targetElement="id34" smil:type="dissolve"/>
                </anim:par>
                <anim:par smil:begin="0s" smil:fill="hold" presentation:node-type="with-previous" presentation:preset-class="entrance" presentation:preset-id="ooo-entrance-dissolve-in">
                  <anim:set smil:begin="0s" smil:dur="0.001s" smil:fill="hold" smil:targetElement="id35" smil:attributeName="visibility" smil:to="visible"/>
                  <anim:transitionFilter smil:dur="0.5s" smil:targetElement="id35" smil:type="dissolve"/>
                </anim:par>
              </anim:par>
            </anim:par>
            <anim:par smil:begin="next">
              <anim:par smil:begin="0s">
                <anim:par smil:begin="0s" smil:fill="hold" presentation:node-type="on-click" presentation:preset-class="entrance" presentation:preset-id="ooo-entrance-dissolve-in">
                  <anim:set smil:begin="0s" smil:dur="0.001s" smil:fill="hold" smil:targetElement="id36" smil:attributeName="visibility" smil:to="visible"/>
                  <anim:transitionFilter smil:dur="0.5s" smil:targetElement="id36" smil:type="dissolve"/>
                </anim:par>
                <anim:par smil:begin="0s" smil:fill="hold" presentation:node-type="with-previous" presentation:preset-class="entrance" presentation:preset-id="ooo-entrance-dissolve-in">
                  <anim:set smil:begin="0s" smil:dur="0.001s" smil:fill="hold" smil:targetElement="id37" smil:attributeName="visibility" smil:to="visible"/>
                  <anim:transitionFilter smil:dur="0.5s" smil:targetElement="id37" smil:type="dissolve"/>
                </anim:par>
              </anim:par>
            </anim:par>
            <anim:par smil:begin="next">
              <anim:par smil:begin="0s">
                <anim:par smil:begin="0s" smil:fill="hold" presentation:node-type="on-click" presentation:preset-class="entrance" presentation:preset-id="ooo-entrance-dissolve-in">
                  <anim:set smil:begin="0s" smil:dur="0.001s" smil:fill="hold" smil:targetElement="id38" smil:attributeName="visibility" smil:to="visible"/>
                  <anim:transitionFilter smil:dur="0.5s" smil:targetElement="id38" smil:type="dissolve"/>
                </anim:par>
                <anim:par smil:begin="0s" smil:fill="hold" presentation:node-type="with-previous" presentation:preset-class="entrance" presentation:preset-id="ooo-entrance-dissolve-in">
                  <anim:set smil:begin="0s" smil:dur="0.001s" smil:fill="hold" smil:targetElement="id39" smil:attributeName="visibility" smil:to="visible"/>
                  <anim:transitionFilter smil:dur="0.5s" smil:targetElement="id39" smil:type="dissolve"/>
                </anim:par>
                <anim:par smil:begin="0s" smil:fill="hold" presentation:node-type="with-previous" presentation:preset-class="entrance" presentation:preset-id="ooo-entrance-dissolve-in">
                  <anim:set smil:begin="0s" smil:dur="0.001s" smil:fill="hold" smil:targetElement="id40" smil:attributeName="visibility" smil:to="visible"/>
                  <anim:transitionFilter smil:dur="0.5s" smil:targetElement="id40" smil:type="dissolve"/>
                </anim:par>
                <anim:par smil:begin="0s" smil:fill="hold" presentation:node-type="with-previous" presentation:preset-class="entrance" presentation:preset-id="ooo-entrance-dissolve-in">
                  <anim:set smil:begin="0s" smil:dur="0.001s" smil:fill="hold" smil:targetElement="id41" smil:attributeName="visibility" smil:to="visible"/>
                  <anim:transitionFilter smil:dur="0.5s" smil:targetElement="id41" smil:type="dissolve"/>
                </anim:par>
                <anim:par smil:begin="0s" smil:fill="hold" presentation:node-type="with-previous" presentation:preset-class="entrance" presentation:preset-id="ooo-entrance-dissolve-in">
                  <anim:set smil:begin="0s" smil:dur="0.001s" smil:fill="hold" smil:targetElement="id42" smil:attributeName="visibility" smil:to="visible"/>
                  <anim:transitionFilter smil:dur="0.5s" smil:targetElement="id42" smil:type="dissolve"/>
                </anim:par>
                <anim:par smil:begin="0s" smil:fill="hold" presentation:node-type="with-previous" presentation:preset-class="entrance" presentation:preset-id="ooo-entrance-dissolve-in">
                  <anim:set smil:begin="0s" smil:dur="0.001s" smil:fill="hold" smil:targetElement="id43" smil:attributeName="visibility" smil:to="visible"/>
                  <anim:transitionFilter smil:dur="0.5s" smil:targetElement="id43" smil:type="dissolve"/>
                </anim:par>
                <anim:par smil:begin="0s" smil:fill="hold" presentation:node-type="with-previous" presentation:preset-class="entrance" presentation:preset-id="ooo-entrance-dissolve-in">
                  <anim:set smil:begin="0s" smil:dur="0.001s" smil:fill="hold" smil:targetElement="id44" smil:attributeName="visibility" smil:to="visible"/>
                  <anim:transitionFilter smil:dur="0.5s" smil:targetElement="id44" smil:type="dissolve"/>
                </anim:par>
                <anim:par smil:begin="0s" smil:fill="hold" presentation:node-type="with-previous" presentation:preset-class="entrance" presentation:preset-id="ooo-entrance-dissolve-in">
                  <anim:set smil:begin="0s" smil:dur="0.001s" smil:fill="hold" smil:targetElement="id45" smil:attributeName="visibility" smil:to="visible"/>
                  <anim:transitionFilter smil:dur="0.5s" smil:targetElement="id45" smil:type="dissolve"/>
                </anim:par>
                <anim:par smil:begin="0s" smil:fill="hold" presentation:node-type="with-previous" presentation:preset-class="entrance" presentation:preset-id="ooo-entrance-dissolve-in">
                  <anim:set smil:begin="0s" smil:dur="0.001s" smil:fill="hold" smil:targetElement="id46" smil:attributeName="visibility" smil:to="visible"/>
                  <anim:transitionFilter smil:dur="0.5s" smil:targetElement="id46" smil:type="dissolve"/>
                </anim:par>
                <anim:par smil:begin="0s" smil:fill="hold" presentation:node-type="with-previous" presentation:preset-class="entrance" presentation:preset-id="ooo-entrance-dissolve-in">
                  <anim:set smil:begin="0s" smil:dur="0.001s" smil:fill="hold" smil:targetElement="id47" smil:attributeName="visibility" smil:to="visible"/>
                  <anim:transitionFilter smil:dur="0.5s" smil:targetElement="id47" smil:type="dissolve"/>
                </anim:par>
              </anim:par>
            </anim:par>
            <anim:par smil:begin="next">
              <anim:par smil:begin="0s">
                <anim:par smil:begin="0s" smil:fill="hold" presentation:node-type="on-click" presentation:preset-class="entrance" presentation:preset-id="ooo-entrance-dissolve-in">
                  <anim:set smil:begin="0s" smil:dur="0.001s" smil:fill="hold" smil:targetElement="id48" smil:attributeName="visibility" smil:to="visible"/>
                  <anim:transitionFilter smil:dur="0.5s" smil:targetElement="id48" smil:type="dissolve"/>
                </anim:par>
                <anim:par smil:begin="0s" smil:fill="hold" presentation:node-type="with-previous" presentation:preset-class="entrance" presentation:preset-id="ooo-entrance-dissolve-in">
                  <anim:set smil:begin="0s" smil:dur="0.001s" smil:fill="hold" smil:targetElement="id49" smil:attributeName="visibility" smil:to="visible"/>
                  <anim:transitionFilter smil:dur="0.5s" smil:targetElement="id49" smil:type="dissolve"/>
                </anim:par>
                <anim:par smil:begin="0s" smil:fill="hold" presentation:node-type="with-previous" presentation:preset-class="entrance" presentation:preset-id="ooo-entrance-dissolve-in">
                  <anim:set smil:begin="0s" smil:dur="0.001s" smil:fill="hold" smil:targetElement="id50" smil:attributeName="visibility" smil:to="visible"/>
                  <anim:transitionFilter smil:dur="0.5s" smil:targetElement="id50" smil:type="dissolve"/>
                </anim:par>
                <anim:par smil:begin="0s" smil:fill="hold" presentation:node-type="with-previous" presentation:preset-class="entrance" presentation:preset-id="ooo-entrance-dissolve-in">
                  <anim:set smil:begin="0s" smil:dur="0.001s" smil:fill="hold" smil:targetElement="id51" smil:attributeName="visibility" smil:to="visible"/>
                  <anim:transitionFilter smil:dur="0.5s" smil:targetElement="id51" smil:type="dissolve"/>
                </anim:par>
                <anim:par smil:begin="0s" smil:fill="hold" presentation:node-type="with-previous" presentation:preset-class="entrance" presentation:preset-id="ooo-entrance-dissolve-in">
                  <anim:set smil:begin="0s" smil:dur="0.001s" smil:fill="hold" smil:targetElement="id52" smil:attributeName="visibility" smil:to="visible"/>
                  <anim:transitionFilter smil:dur="0.5s" smil:targetElement="id52" smil:type="dissolve"/>
                </anim:par>
              </anim:par>
            </anim:par>
            <anim:par smil:begin="next">
              <anim:par smil:begin="0s">
                <anim:par smil:begin="0s" smil:fill="hold" presentation:node-type="on-click" presentation:preset-class="entrance" presentation:preset-id="ooo-entrance-dissolve-in">
                  <anim:set smil:begin="0s" smil:dur="0.001s" smil:fill="hold" smil:targetElement="id53" smil:attributeName="visibility" smil:to="visible"/>
                  <anim:transitionFilter smil:dur="0.5s" smil:targetElement="id53" smil:type="dissolve"/>
                </anim:par>
                <anim:par smil:begin="0s" smil:fill="hold" presentation:node-type="with-previous" presentation:preset-class="entrance" presentation:preset-id="ooo-entrance-dissolve-in">
                  <anim:set smil:begin="0s" smil:dur="0.001s" smil:fill="hold" smil:targetElement="id54" smil:attributeName="visibility" smil:to="visible"/>
                  <anim:transitionFilter smil:dur="0.5s" smil:targetElement="id54" smil:type="dissolve"/>
                </anim:par>
                <anim:par smil:begin="0s" smil:fill="hold" presentation:node-type="with-previous" presentation:preset-class="entrance" presentation:preset-id="ooo-entrance-dissolve-in">
                  <anim:set smil:begin="0s" smil:dur="0.001s" smil:fill="hold" smil:targetElement="id55" smil:attributeName="visibility" smil:to="visible"/>
                  <anim:transitionFilter smil:dur="0.5s" smil:targetElement="id55" smil:type="dissolve"/>
                </anim:par>
                <anim:par smil:begin="0s" smil:fill="hold" presentation:node-type="with-previous" presentation:preset-class="entrance" presentation:preset-id="ooo-entrance-dissolve-in">
                  <anim:set smil:begin="0s" smil:dur="0.001s" smil:fill="hold" smil:targetElement="id56" smil:attributeName="visibility" smil:to="visible"/>
                  <anim:transitionFilter smil:dur="0.5s" smil:targetElement="id56" smil:type="dissolve"/>
                </anim:par>
                <anim:par smil:begin="0s" smil:fill="hold" presentation:node-type="with-previous" presentation:preset-class="entrance" presentation:preset-id="ooo-entrance-dissolve-in">
                  <anim:set smil:begin="0s" smil:dur="0.001s" smil:fill="hold" smil:targetElement="id57" smil:attributeName="visibility" smil:to="visible"/>
                  <anim:transitionFilter smil:dur="0.5s" smil:targetElement="id57" smil:type="dissolve"/>
                </anim:par>
                <anim:par smil:begin="0s" smil:fill="hold" presentation:node-type="with-previous" presentation:preset-class="entrance" presentation:preset-id="ooo-entrance-dissolve-in">
                  <anim:set smil:begin="0s" smil:dur="0.001s" smil:fill="hold" smil:targetElement="id58" smil:attributeName="visibility" smil:to="visible"/>
                  <anim:transitionFilter smil:dur="0.5s" smil:targetElement="id58" smil:type="dissolve"/>
                </anim:par>
                <anim:par smil:begin="0s" smil:fill="hold" presentation:node-type="with-previous" presentation:preset-class="entrance" presentation:preset-id="ooo-entrance-dissolve-in">
                  <anim:set smil:begin="0s" smil:dur="0.001s" smil:fill="hold" smil:targetElement="id59" smil:attributeName="visibility" smil:to="visible"/>
                  <anim:transitionFilter smil:dur="0.5s" smil:targetElement="id59" smil:type="dissolve"/>
                </anim:par>
                <anim:par smil:begin="0s" smil:fill="hold" presentation:node-type="with-previous" presentation:preset-class="entrance" presentation:preset-id="ooo-entrance-dissolve-in">
                  <anim:set smil:begin="0s" smil:dur="0.001s" smil:fill="hold" smil:targetElement="id60" smil:attributeName="visibility" smil:to="visible"/>
                  <anim:transitionFilter smil:dur="0.5s" smil:targetElement="id60" smil:type="dissolve"/>
                </anim:par>
              </anim:par>
            </anim:par>
          </anim:seq>
        </anim:par>
        <presentation:notes draw:style-name="dp2">
          <draw:page-thumbnail draw:style-name="gr188" draw:layer="layout" svg:width="13.968cm" svg:height="10.476cm" svg:x="3.81cm" svg:y="2.123cm" draw:page-number="1" presentation:class="page"/>
          <draw:frame presentation:style-name="pr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rial Unicode MS1" svg:font-family="'Arial Unicode MS'" style:font-pitch="variable"/>
    <style:font-face style:name="HG Mincho Light J" svg:font-family="'HG Mincho Light J'" style:font-pitch="variable"/>
    <style:font-face style:name="Lucida Sans Unicode" svg:font-family="'Lucida Sans Unicode'" style:font-pitch="variable"/>
    <style:font-face style:name="Tahoma1" svg:font-family="Tahoma" style:font-pitch="variable"/>
    <style:font-face style:name="Arial" svg:font-family="Arial"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gradient draw:name="Gradient_20_2" draw:display-name="Gradient 2" draw:style="linear" draw:start-color="#000000" draw:end-color="#ffffff" draw:start-intensity="100%" draw:end-intensity="100%" draw:angle="0" draw:border="0%"/>
    <draw:hatch draw:name="Hatch_20_1" draw:display-name="Hatch 1" draw:style="single" draw:color="#000000" draw:distance="0.02cm" draw:rotation="0"/>
    <draw:marker draw:name="Arrow" svg:viewBox="0 0 20 30" svg:d="m10 0-10 30h20z"/>
    <draw:stroke-dash draw:name="Dash_20_1" draw:display-name="Dash 1" draw:style="rect" draw:dots1="1" draw:dots1-length="0.02cm" draw:dots2="1" draw:dots2-length="0.02cm" draw:distance="0.02cm"/>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CA"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Arial" fo:font-size="18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style:font-name="Arial" fo:font-size="20pt" fo:font-style="normal" fo:text-shadow="none" style:text-underline-style="none" fo:font-weight="normal" style:letter-kerning="true" style:font-name-asian="Arial Unicode MS" style:font-size-asian="20pt" style:font-style-asian="normal" style:font-weight-asian="normal" style:font-name-complex="Arial Unicode MS"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font-name="Arial" fo:font-size="32pt" fo:font-style="normal" fo:text-shadow="none" style:text-underline-style="none" fo:font-weight="normal" style:letter-kerning="true" style:font-name-asian="Arial Unicode MS" style:font-size-asian="32pt" style:font-style-asian="normal" style:font-weight-asian="normal" style:font-name-complex="Arial Unicode MS"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Arial" fo:font-size="32pt" fo:font-style="normal" fo:text-shadow="none" style:text-underline-style="none" fo:font-weight="normal" style:letter-kerning="true" style:font-name-asian="Arial Unicode MS" style:font-size-asian="32pt" style:font-style-asian="normal" style:font-weight-asian="normal" style:font-name-complex="Arial Unicode MS"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font-name="Arial" fo:font-size="44pt" fo:font-style="normal" fo:text-shadow="none" style:text-underline-style="none" fo:font-weight="normal" style:letter-kerning="true" style:font-name-asian="Arial Unicode MS" style:font-size-asian="44pt" style:font-style-asian="normal" style:font-weight-asian="normal" style:font-name-complex="Arial Unicode MS"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presentation:header/></text:p>
        </draw:text-box>
      </draw:frame>
      <draw:frame draw:style-name="Mgr1" draw:text-style-name="MP2" draw:layer="backgroundobjects" svg:width="9.369cm" svg:height="1.396cm" svg:x="12.22cm" svg:y="0cm" presentation:class="date-time">
        <draw:text-box>
          <text:p text:style-name="MP2"><presentation:date-time/></text:p>
        </draw:text-box>
      </draw:frame>
      <draw:frame draw:style-name="Mgr2" draw:text-style-name="MP1" draw:layer="backgroundobjects" svg:width="9.369cm" svg:height="1.396cm" svg:x="0cm" svg:y="26.543cm" presentation:class="footer">
        <draw:text-box>
          <text:p text:style-name="MP1"><presentation:footer/></text:p>
        </draw:text-box>
      </draw:frame>
      <draw:frame draw:style-name="Mgr2" draw:text-style-name="MP2" draw:layer="backgroundobjects" svg:width="9.369cm" svg:height="1.396cm" svg:x="12.22cm" svg:y="26.543cm" presentation:class="page-number">
        <draw:text-box>
          <text:p text:style-name="MP2"><text:page-number>&lt;number&gt;</text:page-number></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presentation:date-time/></text:p>
        </draw:text-box>
      </draw:frame>
      <draw:frame presentation:style-name="Mpr1" draw:text-style-name="MP3" draw:layer="backgroundobjects" svg:width="8.875cm" svg:height="1.448cm" svg:x="9.576cm" svg:y="19.131cm" presentation:class="footer">
        <draw:text-box>
          <text:p text:style-name="MP3"><presentation:footer/></text:p>
        </draw:text-box>
      </draw:frame>
      <draw:frame presentation:style-name="Mpr1" draw:text-style-name="MP2" draw:layer="backgroundobjects" svg:width="6.523cm" svg:height="1.448cm" svg:x="20.076cm" svg:y="19.131cm" presentation:class="page-number">
        <draw:text-box>
          <text:p text:style-name="MP2"><text:page-number>&lt;number&gt;</text:page-number></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presentation:header/></text:p>
          </draw:text-box>
        </draw:frame>
        <draw:frame presentation:style-name="Mpr2" draw:text-style-name="MP2" draw:layer="backgroundobjects" svg:width="9.369cm" svg:height="1.396cm" svg:x="12.22cm" svg:y="0cm" presentation:class="date-time">
          <draw:text-box>
            <text:p text:style-name="MP2"><presentation:date-time/></text:p>
          </draw:text-box>
        </draw:frame>
        <draw:frame presentation:style-name="Mpr3" draw:text-style-name="MP1" draw:layer="backgroundobjects" svg:width="9.369cm" svg:height="1.396cm" svg:x="0cm" svg:y="26.543cm" presentation:class="footer">
          <draw:text-box>
            <text:p text:style-name="MP1"><presentation:footer/></text:p>
          </draw:text-box>
        </draw:frame>
        <draw:frame presentation:style-name="Mpr3" draw:text-style-name="MP2" draw:layer="backgroundobjects" svg:width="9.369cm" svg:height="1.396cm" svg:x="12.22cm" svg:y="26.543cm" presentation:class="page-number">
          <draw:text-box>
            <text:p text:style-name="MP2"><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3-09-30T11:04:22.376074000</meta:creation-date>
    <dc:date>2013-09-30T12:24:51.290870000</dc:date>
    <meta:editing-duration>PT1H19M20S</meta:editing-duration>
    <meta:editing-cycles>58</meta:editing-cycles>
    <meta:generator>LibreOffice/4.1.1.2$MacOSX_x86 LibreOffice_project/7e4286b58adc75a14f6d83f53a03b6c11fa2903</meta:generator>
    <meta:document-statistic meta:object-count="279"/>
  </office:meta>
</office:document-meta>
</file>